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1.3736in"/>
    </style:style>
    <style:style style:name="co19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2177in" svg:height="4.7331in" svg:x="6.7669in" svg:y="34.2031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1969in" svg:y="34.2732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6.0701in" svg:height="4.1173in" svg:x="5.413in" svg:y="0.8193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 Parallel.J12:Parallel.J28 Parallel.O11:Parallel.O11 Parallel.Q12:Parallel.Q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 Parallel.J97:Parallel.J113 Parallel.P96:Parallel.P96 Parallel.Q97:Parallel.Q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 Parallel.J149:Parallel.J165 Parallel.O148:Parallel.O148 Parallel.Q149:Parallel.Q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svg:width="9.4413in" svg:height="7.1902in" svg:x="6.9453in" svg:y="5.5083in">
            <draw:object draw:notify-on-update-of-ranges="Parallel.J97:Parallel.J113 Parallel.D145:Parallel.D145 Parallel.Q149:Parallel.Q165 Parallel.J97:Parallel.J113 Parallel.D8:Parallel.D8 Parallel.Q12:Parallel.Q28 Parallel.J97:Parallel.J113 Parallel.D93:Parallel.D93 Parallel.Q97:Parallel.Q113 Parallel.J97:Parallel.J113 Parallel.D195:Parallel.D195 Parallel.Q251:Parallel.Q267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svg:width="6.4626in" svg:height="4.3484in" svg:x="0.011in" svg:y="36.237in">
            <draw:object draw:notify-on-update-of-ranges="Parallel.J251:Parallel.J267 Parallel.E250:Parallel.E250 Parallel.E251:Parallel.E267 Parallel.J251:Parallel.J267 Parallel.P250:Parallel.P250 Parallel.Q251:Parallel.Q26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svg:width="6.5831in" svg:height="4.3276in" svg:x="0.9311in" svg:y="50.1433in">
            <draw:object draw:notify-on-update-of-ranges="Parallel.J280:Parallel.J296 Parallel.E279:Parallel.E279 Parallel.E280:Parallel.E296 Parallel.J280:Parallel.J296 Parallel.O279:Parallel.O279 Parallel.Q280:Parallel.Q2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8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3/5" office:value-type="float" office:value="0.6">
            <text:p>0.6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8404548103587">
            <text:p>0.984045481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/([.$D$6]*[.N12])" office:value-type="float" office:value="0.016213192653794">
            <text:p>0.0162131927</text:p>
          </table:table-cell>
          <table:table-cell table:formula="of:=-LN([.$A$5])/LN([.D12])" office:value-type="float" office:value="815.906910844076">
            <text:p>815.9069108441</text:p>
          </table:table-cell>
          <table:table-cell/>
          <table:table-cell table:formula="of:=LN([.$G$8])/LN([.J12])" office:value-type="float" office:value="1027.96944578134">
            <text:p>1027.9694457813</text:p>
          </table:table-cell>
          <table:table-cell table:formula="of:=4*[.$D$6]*SQRT([.N12])" office:value-type="float" office:value="76.9487102406565">
            <text:p>76.9487102407</text:p>
          </table:table-cell>
          <table:table-cell table:formula="of:=[.$D$8]/[.O12]" office:value-type="float" office:value="0.129956694124243">
            <text:p>0.1299566941</text:p>
          </table:table-cell>
          <table:table-cell table:formula="of:=1/(1+[.P12])" office:value-type="float" office:value="0.884989668365154">
            <text:p>0.8849896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39850524274664">
            <text:p>0.9398505243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/([.$D$6]*[.N13])" office:value-type="float" office:value="0.063998980871726">
            <text:p>0.0639989809</text:p>
          </table:table-cell>
          <table:table-cell table:formula="of:=-LN([.$A$5])/LN([.D13])" office:value-type="float" office:value="211.533542315335">
            <text:p>211.5335423153</text:p>
          </table:table-cell>
          <table:table-cell/>
          <table:table-cell table:formula="of:=LN([.$G$8])/LN([.J13])" office:value-type="float" office:value="260.420813576264">
            <text:p>260.4208135763</text:p>
          </table:table-cell>
          <table:table-cell table:formula="of:=4*[.$D$6]*SQRT([.N13])" office:value-type="float" office:value="38.7301418303533">
            <text:p>38.7301418304</text:p>
          </table:table-cell>
          <table:table-cell table:formula="of:=[.$D$8]/[.O13]" office:value-type="float" office:value="0.258196833975002">
            <text:p>0.258196834</text:p>
          </table:table-cell>
          <table:table-cell table:formula="of:=1/(1+[.P13])" office:value-type="float" office:value="0.794788202447399">
            <text:p>0.7947882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876469978164">
            <text:p>0.8764699782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/([.$D$6]*[.N14])" office:value-type="float" office:value="0.140940391472126">
            <text:p>0.1409403915</text:p>
          </table:table-cell>
          <table:table-cell table:formula="of:=-LN([.$A$5])/LN([.D14])" office:value-type="float" office:value="99.5228062992255">
            <text:p>99.5228062992</text:p>
          </table:table-cell>
          <table:table-cell/>
          <table:table-cell table:formula="of:=LN([.$G$8])/LN([.J14])" office:value-type="float" office:value="118.253301928446">
            <text:p>118.2533019284</text:p>
          </table:table-cell>
          <table:table-cell table:formula="of:=4*[.$D$6]*SQRT([.N14])" office:value-type="float" office:value="26.0986401773703">
            <text:p>26.0986401774</text:p>
          </table:table-cell>
          <table:table-cell table:formula="of:=[.$D$8]/[.O14]" office:value-type="float" office:value="0.383161725363409">
            <text:p>0.3831617254</text:p>
          </table:table-cell>
          <table:table-cell table:formula="of:=1/(1+[.P14])" office:value-type="float" office:value="0.722981254948521">
            <text:p>0.7229812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0421940558531">
            <text:p>0.8042194056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/([.$D$6]*[.N15])" office:value-type="float" office:value="0.243441768570856">
            <text:p>0.2434417686</text:p>
          </table:table-cell>
          <table:table-cell table:formula="of:=-LN([.$A$5])/LN([.D15])" office:value-type="float" office:value="60.2266081871433">
            <text:p>60.2266081871</text:p>
          </table:table-cell>
          <table:table-cell/>
          <table:table-cell table:formula="of:=LN([.$G$8])/LN([.J15])" office:value-type="float" office:value="68.4626420704616">
            <text:p>68.4626420705</text:p>
          </table:table-cell>
          <table:table-cell table:formula="of:=4*[.$D$6]*SQRT([.N15])" office:value-type="float" office:value="19.8581171898511">
            <text:p>19.8581171899</text:p>
          </table:table-cell>
          <table:table-cell table:formula="of:=[.$D$8]/[.O15]" office:value-type="float" office:value="0.503572413456736">
            <text:p>0.5035724135</text:p>
          </table:table-cell>
          <table:table-cell table:formula="of:=1/(1+[.P15])" office:value-type="float" office:value="0.665082699742399">
            <text:p>0.6650826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731403854267971">
            <text:p>0.7314038543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/([.$D$6]*[.N16])" office:value-type="float" office:value="0.367233702918964">
            <text:p>0.3672337029</text:p>
          </table:table-cell>
          <table:table-cell table:formula="of:=-LN([.$A$5])/LN([.D16])" office:value-type="float" office:value="41.952697349883">
            <text:p>41.9526973499</text:p>
          </table:table-cell>
          <table:table-cell/>
          <table:table-cell table:formula="of:=LN([.$G$8])/LN([.J16])" office:value-type="float" office:value="45.3843602430587">
            <text:p>45.3843602431</text:p>
          </table:table-cell>
          <table:table-cell table:formula="of:=4*[.$D$6]*SQRT([.N16])" office:value-type="float" office:value="16.1682996941552">
            <text:p>16.1682996942</text:p>
          </table:table-cell>
          <table:table-cell table:formula="of:=[.$D$8]/[.O16]" office:value-type="float" office:value="0.618494225686266">
            <text:p>0.6184942257</text:p>
          </table:table-cell>
          <table:table-cell table:formula="of:=1/(1+[.P16])" office:value-type="float" office:value="0.617858243872316">
            <text:p>0.617858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663188638139616">
            <text:p>0.6631886381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/([.$D$6]*[.N17])" office:value-type="float" office:value="0.507866604598671">
            <text:p>0.5078666046</text:p>
          </table:table-cell>
          <table:table-cell table:formula="of:=-LN([.$A$5])/LN([.D17])" office:value-type="float" office:value="31.9515396745233">
            <text:p>31.9515396745</text:p>
          </table:table-cell>
          <table:table-cell/>
          <table:table-cell table:formula="of:=LN([.$G$8])/LN([.J17])" office:value-type="float" office:value="32.8170163498683">
            <text:p>32.8170163499</text:p>
          </table:table-cell>
          <table:table-cell table:formula="of:=4*[.$D$6]*SQRT([.N17])" office:value-type="float" office:value="13.7486731787195">
            <text:p>13.7486731787</text:p>
          </table:table-cell>
          <table:table-cell table:formula="of:=[.$D$8]/[.O17]" office:value-type="float" office:value="0.727342913022197">
            <text:p>0.727342913</text:p>
          </table:table-cell>
          <table:table-cell table:formula="of:=1/(1+[.P17])" office:value-type="float" office:value="0.578923844513524">
            <text:p>0.57892384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60201074476297">
            <text:p>0.6020107448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/([.$D$6]*[.N18])" office:value-type="float" office:value="0.661099920058289">
            <text:p>0.6610999201</text:p>
          </table:table-cell>
          <table:table-cell table:formula="of:=-LN([.$A$5])/LN([.D18])" office:value-type="float" office:value="25.8578934247867">
            <text:p>25.8578934248</text:p>
          </table:table-cell>
          <table:table-cell/>
          <table:table-cell table:formula="of:=LN([.$G$8])/LN([.J18])" office:value-type="float" office:value="25.210510788138">
            <text:p>25.2105107881</text:p>
          </table:table-cell>
          <table:table-cell table:formula="of:=4*[.$D$6]*SQRT([.N18])" office:value-type="float" office:value="12.0504166790894">
            <text:p>12.0504166791</text:p>
          </table:table-cell>
          <table:table-cell table:formula="of:=[.$D$8]/[.O18]" office:value-type="float" office:value="0.829846823251567">
            <text:p>0.8298468233</text:p>
          </table:table-cell>
          <table:table-cell table:formula="of:=1/(1+[.P18])" office:value-type="float" office:value="0.54649383068198">
            <text:p>0.54649383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548500953215319">
            <text:p>0.5485009532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/([.$D$6]*[.N19])" office:value-type="float" office:value="0.823150888139736">
            <text:p>0.8231508881</text:p>
          </table:table-cell>
          <table:table-cell table:formula="of:=-LN([.$A$5])/LN([.D19])" office:value-type="float" office:value="21.8499842908193">
            <text:p>21.8499842908</text:p>
          </table:table-cell>
          <table:table-cell/>
          <table:table-cell table:formula="of:=LN([.$G$8])/LN([.J19])" office:value-type="float" office:value="20.2474016693734">
            <text:p>20.2474016694</text:p>
          </table:table-cell>
          <table:table-cell table:formula="of:=4*[.$D$6]*SQRT([.N19])" office:value-type="float" office:value="10.7993070896049">
            <text:p>10.7993070896</text:p>
          </table:table-cell>
          <table:table-cell table:formula="of:=[.$D$8]/[.O19]" office:value-type="float" office:value="0.925985335635627">
            <text:p>0.9259853356</text:p>
          </table:table-cell>
          <table:table-cell table:formula="of:=1/(1+[.P19])" office:value-type="float" office:value="0.519214752831944">
            <text:p>0.51921475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502307482034259">
            <text:p>0.502307482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/([.$D$6]*[.N20])" office:value-type="float" office:value="0.990812471974678">
            <text:p>0.990812472</text:p>
          </table:table-cell>
          <table:table-cell table:formula="of:=-LN([.$A$5])/LN([.D20])" office:value-type="float" office:value="19.0581656688932">
            <text:p>19.0581656689</text:p>
          </table:table-cell>
          <table:table-cell/>
          <table:table-cell table:formula="of:=LN([.$G$8])/LN([.J20])" office:value-type="float" office:value="16.8212120235529">
            <text:p>16.8212120236</text:p>
          </table:table-cell>
          <table:table-cell table:formula="of:=4*[.$D$6]*SQRT([.N20])" office:value-type="float" office:value="9.84328102086215">
            <text:p>9.8432810209</text:p>
          </table:table-cell>
          <table:table-cell table:formula="of:=[.$D$8]/[.O20]" office:value-type="float" office:value="1.01592141673144">
            <text:p>1.0159214167</text:p>
          </table:table-cell>
          <table:table-cell table:formula="of:=1/(1+[.P20])" office:value-type="float" office:value="0.496051082001684">
            <text:p>0.4960510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462647390898446">
            <text:p>0.462647390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/([.$D$6]*[.N21])" office:value-type="float" office:value="1.16147333730345">
            <text:p>1.1614733373</text:p>
          </table:table-cell>
          <table:table-cell table:formula="of:=-LN([.$A$5])/LN([.D21])" office:value-type="float" office:value="17.0245616173413">
            <text:p>17.0245616173</text:p>
          </table:table-cell>
          <table:table-cell/>
          <table:table-cell table:formula="of:=LN([.$G$8])/LN([.J21])" office:value-type="float" office:value="14.3495904136388">
            <text:p>14.3495904136</text:p>
          </table:table-cell>
          <table:table-cell table:formula="of:=4*[.$D$6]*SQRT([.N21])" office:value-type="float" office:value="9.09140477498166">
            <text:p>9.091404775</text:p>
          </table:table-cell>
          <table:table-cell table:formula="of:=[.$D$8]/[.O21]" office:value-type="float" office:value="1.09994002549734">
            <text:p>1.0999400255</text:p>
          </table:table-cell>
          <table:table-cell table:formula="of:=1/(1+[.P21])" office:value-type="float" office:value="0.47620407623935">
            <text:p>0.47620407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399353125327654">
            <text:p>0.3993531253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/([.$D$6]*[.N22])" office:value-type="float" office:value="1.50404951552473">
            <text:p>1.5040495155</text:p>
          </table:table-cell>
          <table:table-cell table:formula="of:=-LN([.$A$5])/LN([.D22])" office:value-type="float" office:value="14.2959270727999">
            <text:p>14.2959270728</text:p>
          </table:table-cell>
          <table:table-cell/>
          <table:table-cell table:formula="of:=LN([.$G$8])/LN([.J22])" office:value-type="float" office:value="11.081195462406">
            <text:p>11.0811954624</text:p>
          </table:table-cell>
          <table:table-cell table:formula="of:=4*[.$D$6]*SQRT([.N22])" office:value-type="float" office:value="7.9892231076281">
            <text:p>7.9892231076</text:p>
          </table:table-cell>
          <table:table-cell table:formula="of:=[.$D$8]/[.O22]" office:value-type="float" office:value="1.2516861608799">
            <text:p>1.2516861609</text:p>
          </table:table-cell>
          <table:table-cell table:formula="of:=1/(1+[.P22])" office:value-type="float" office:value="0.444111625045129">
            <text:p>0.444111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332997847719517">
            <text:p>0.3329978477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/([.$D$6]*[.N23])" office:value-type="float" office:value="2.00302241245203">
            <text:p>2.0030224125</text:p>
          </table:table-cell>
          <table:table-cell table:formula="of:=-LN([.$A$5])/LN([.D23])" office:value-type="float" office:value="11.9335518631844">
            <text:p>11.9335518632</text:p>
          </table:table-cell>
          <table:table-cell/>
          <table:table-cell table:formula="of:=LN([.$G$8])/LN([.J23])" office:value-type="float" office:value="8.320758950602">
            <text:p>8.3207589506</text:p>
          </table:table-cell>
          <table:table-cell table:formula="of:=4*[.$D$6]*SQRT([.N23])" office:value-type="float" office:value="6.92297418422657">
            <text:p>6.9229741842</text:p>
          </table:table-cell>
          <table:table-cell table:formula="of:=[.$D$8]/[.O23]" office:value-type="float" office:value="1.44446588039923">
            <text:p>1.4444658804</text:p>
          </table:table-cell>
          <table:table-cell table:formula="of:=1/(1+[.P23])" office:value-type="float" office:value="0.409087321700182">
            <text:p>0.40908732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265852027617362">
            <text:p>0.2658520276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/([.$D$6]*[.N24])" office:value-type="float" office:value="2.76149096533989">
            <text:p>2.7614909653</text:p>
          </table:table-cell>
          <table:table-cell table:formula="of:=-LN([.$A$5])/LN([.D24])" office:value-type="float" office:value="9.90505036186453">
            <text:p>9.9050503619</text:p>
          </table:table-cell>
          <table:table-cell/>
          <table:table-cell table:formula="of:=LN([.$G$8])/LN([.J24])" office:value-type="float" office:value="6.03538699776817">
            <text:p>6.0353869978</text:p>
          </table:table-cell>
          <table:table-cell table:formula="of:=4*[.$D$6]*SQRT([.N24])" office:value-type="float" office:value="5.89608591415904">
            <text:p>5.8960859142</text:p>
          </table:table-cell>
          <table:table-cell table:formula="of:=[.$D$8]/[.O24]" office:value-type="float" office:value="1.69604041487687">
            <text:p>1.6960404149</text:p>
          </table:table-cell>
          <table:table-cell table:formula="of:=1/(1+[.P24])" office:value-type="float" office:value="0.370914321047249">
            <text:p>0.370914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00159895677505">
            <text:p>0.2001598957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/([.$D$6]*[.N25])" office:value-type="float" office:value="3.99600580133789">
            <text:p>3.9960058013</text:p>
          </table:table-cell>
          <table:table-cell table:formula="of:=-LN([.$A$5])/LN([.D25])" office:value-type="float" office:value="8.15743332627428">
            <text:p>8.1574333263</text:p>
          </table:table-cell>
          <table:table-cell/>
          <table:table-cell table:formula="of:=LN([.$G$8])/LN([.J25])" office:value-type="float" office:value="4.17083144901505">
            <text:p>4.170831449</text:p>
          </table:table-cell>
          <table:table-cell table:formula="of:=4*[.$D$6]*SQRT([.N25])" office:value-type="float" office:value="4.90142725604764">
            <text:p>4.901427256</text:p>
          </table:table-cell>
          <table:table-cell table:formula="of:=[.$D$8]/[.O25]" office:value-type="float" office:value="2.04022205729188">
            <text:p>2.0402220573</text:p>
          </table:table-cell>
          <table:table-cell table:formula="of:=1/(1+[.P25])" office:value-type="float" office:value="0.328923342162304">
            <text:p>0.32892334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181806462870278">
            <text:p>0.1818064629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/([.$D$6]*[.N26])" office:value-type="float" office:value="4.50035452102446">
            <text:p>4.500354521</text:p>
          </table:table-cell>
          <table:table-cell table:formula="of:=-LN([.$A$5])/LN([.D26])" office:value-type="float" office:value="7.6972470602271">
            <text:p>7.6972470602</text:p>
          </table:table-cell>
          <table:table-cell/>
          <table:table-cell table:formula="of:=LN([.$G$8])/LN([.J26])" office:value-type="float" office:value="3.70341193983817">
            <text:p>3.7034119398</text:p>
          </table:table-cell>
          <table:table-cell table:formula="of:=4*[.$D$6]*SQRT([.N26])" office:value-type="float" office:value="4.618620223992">
            <text:p>4.618620224</text:p>
          </table:table-cell>
          <table:table-cell table:formula="of:=[.$D$8]/[.O26]" office:value-type="float" office:value="2.16514879228514">
            <text:p>2.1651487923</text:p>
          </table:table-cell>
          <table:table-cell table:formula="of:=1/(1+[.P26])" office:value-type="float" office:value="0.315940913247882">
            <text:p>0.31594091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148969516195041">
            <text:p>0.1489695162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/([.$D$6]*[.N27])" office:value-type="float" office:value="5.71278275946557">
            <text:p>5.7127827595</text:p>
          </table:table-cell>
          <table:table-cell table:formula="of:=-LN([.$A$5])/LN([.D27])" office:value-type="float" office:value="6.89194840454671">
            <text:p>6.8919484045</text:p>
          </table:table-cell>
          <table:table-cell/>
          <table:table-cell table:formula="of:=LN([.$G$8])/LN([.J27])" office:value-type="float" office:value="2.91743400167834">
            <text:p>2.9174340017</text:p>
          </table:table-cell>
          <table:table-cell table:formula="of:=4*[.$D$6]*SQRT([.N27])" office:value-type="float" office:value="4.09931943737826">
            <text:p>4.0993194374</text:p>
          </table:table-cell>
          <table:table-cell table:formula="of:=[.$D$8]/[.O27]" office:value-type="float" office:value="2.43942931327048">
            <text:p>2.4394293133</text:p>
          </table:table-cell>
          <table:table-cell table:formula="of:=1/(1+[.P27])" office:value-type="float" office:value="0.290745908381272">
            <text:p>0.29074590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09138464077149">
            <text:p>0.109138464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/([.$D$6]*[.N28])" office:value-type="float" office:value="8.16267246800456">
            <text:p>8.162672468</text:p>
          </table:table-cell>
          <table:table-cell table:formula="of:=-LN([.$A$5])/LN([.D28])" office:value-type="float" office:value="5.92394876859228">
            <text:p>5.9239487686</text:p>
          </table:table-cell>
          <table:table-cell/>
          <table:table-cell table:formula="of:=LN([.$G$8])/LN([.J28])" office:value-type="float" office:value="2.04181494871875">
            <text:p>2.0418149487</text:p>
          </table:table-cell>
          <table:table-cell table:formula="of:=4*[.$D$6]*SQRT([.N28])" office:value-type="float" office:value="3.42941016861792">
            <text:p>3.4294101686</text:p>
          </table:table-cell>
          <table:table-cell table:formula="of:=[.$D$8]/[.O28]" office:value-type="float" office:value="2.9159533296742">
            <text:p>2.9159533297</text:p>
          </table:table-cell>
          <table:table-cell table:formula="of:=1/(1+[.P28])" office:value-type="float" office:value="0.255365658324431">
            <text:p>0.2553656583</text:p>
          </table:table-cell>
        </table:table-row>
        <table:table-row table:style-name="ro1" table:number-rows-repeated="60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68592060635948">
            <text:p>0.9685920606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32426385307588">
            <text:p>0.0324263853</text:p>
          </table:table-cell>
          <table:table-cell table:formula="of:=-LN([.$A$90])/LN([.D97])" office:value-type="float" office:value="411.20794407297">
            <text:p>411.207944073</text:p>
          </table:table-cell>
          <table:table-cell/>
          <table:table-cell table:formula="of:=LN([.$G$93])/LN([.J97])" office:value-type="float" office:value="1027.96944578134">
            <text:p>1027.9694457813</text:p>
          </table:table-cell>
          <table:table-cell table:formula="of:=4*[.$H$93]*SQRT([.N97])" office:value-type="float" office:value="76.9487102406565">
            <text:p>76.9487102407</text:p>
          </table:table-cell>
          <table:table-cell table:formula="of:=[.$D$93]/[.O97]" office:value-type="float" office:value="0.259913388248486">
            <text:p>0.2599133882</text:p>
          </table:table-cell>
          <table:table-cell table:formula="of:=1/(1+[.P97])" office:value-type="float" office:value="0.79370535254823">
            <text:p>0.7937053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886526424617278">
            <text:p>0.8865264246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127997961743452">
            <text:p>0.1279979617</text:p>
          </table:table-cell>
          <table:table-cell table:formula="of:=-LN([.$A$90])/LN([.D98])" office:value-type="float" office:value="108.949600386439">
            <text:p>108.9496003864</text:p>
          </table:table-cell>
          <table:table-cell/>
          <table:table-cell table:formula="of:=LN([.$G$93])/LN([.J98])" office:value-type="float" office:value="260.420813576264">
            <text:p>260.4208135763</text:p>
          </table:table-cell>
          <table:table-cell table:formula="of:=4*[.$H$93]*SQRT([.N98])" office:value-type="float" office:value="38.7301418303533">
            <text:p>38.7301418304</text:p>
          </table:table-cell>
          <table:table-cell table:formula="of:=[.$D$93]/[.O98]" office:value-type="float" office:value="0.516393667950003">
            <text:p>0.516393668</text:p>
          </table:table-cell>
          <table:table-cell table:formula="of:=1/(1+[.P98])" office:value-type="float" office:value="0.659459361467718">
            <text:p>0.65945936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780103745453753">
            <text:p>0.7801037455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281880782944252">
            <text:p>0.2818807829</text:p>
          </table:table-cell>
          <table:table-cell table:formula="of:=-LN([.$A$90])/LN([.D99])" office:value-type="float" office:value="52.8427897505307">
            <text:p>52.8427897505</text:p>
          </table:table-cell>
          <table:table-cell/>
          <table:table-cell table:formula="of:=LN([.$G$93])/LN([.J99])" office:value-type="float" office:value="118.253301928446">
            <text:p>118.2533019284</text:p>
          </table:table-cell>
          <table:table-cell table:formula="of:=4*[.$H$93]*SQRT([.N99])" office:value-type="float" office:value="26.0986401773703">
            <text:p>26.0986401774</text:p>
          </table:table-cell>
          <table:table-cell table:formula="of:=[.$D$93]/[.O99]" office:value-type="float" office:value="0.766323450726819">
            <text:p>0.7663234507</text:p>
          </table:table-cell>
          <table:table-cell table:formula="of:=1/(1+[.P99])" office:value-type="float" office:value="0.566147723163905">
            <text:p>0.56614772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672547630678819">
            <text:p>0.6725476307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486883537141712">
            <text:p>0.4868835371</text:p>
          </table:table-cell>
          <table:table-cell table:formula="of:=-LN([.$A$90])/LN([.D100])" office:value-type="float" office:value="33.0802809475895">
            <text:p>33.0802809476</text:p>
          </table:table-cell>
          <table:table-cell/>
          <table:table-cell table:formula="of:=LN([.$G$93])/LN([.J100])" office:value-type="float" office:value="68.4626420704616">
            <text:p>68.4626420705</text:p>
          </table:table-cell>
          <table:table-cell table:formula="of:=4*[.$H$93]*SQRT([.N100])" office:value-type="float" office:value="19.8581171898511">
            <text:p>19.8581171899</text:p>
          </table:table-cell>
          <table:table-cell table:formula="of:=[.$D$93]/[.O100]" office:value-type="float" office:value="1.00714482691347">
            <text:p>1.0071448269</text:p>
          </table:table-cell>
          <table:table-cell table:formula="of:=1/(1+[.P100])" office:value-type="float" office:value="0.498220151625914">
            <text:p>0.4982201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576545858765732">
            <text:p>0.5765458588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734467405837928">
            <text:p>0.7344674058</text:p>
          </table:table-cell>
          <table:table-cell table:formula="of:=-LN([.$A$90])/LN([.D101])" office:value-type="float" office:value="23.8284981867522">
            <text:p>23.8284981868</text:p>
          </table:table-cell>
          <table:table-cell/>
          <table:table-cell table:formula="of:=LN([.$G$93])/LN([.J101])" office:value-type="float" office:value="45.3843602430587">
            <text:p>45.3843602431</text:p>
          </table:table-cell>
          <table:table-cell table:formula="of:=4*[.$H$93]*SQRT([.N101])" office:value-type="float" office:value="16.1682996941552">
            <text:p>16.1682996942</text:p>
          </table:table-cell>
          <table:table-cell table:formula="of:=[.$D$93]/[.O101]" office:value-type="float" office:value="1.23698845137253">
            <text:p>1.2369884514</text:p>
          </table:table-cell>
          <table:table-cell table:formula="of:=1/(1+[.P101])" office:value-type="float" office:value="0.447029576476552">
            <text:p>0.4470295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49609739792807">
            <text:p>0.4960973979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1.01573320919734">
            <text:p>1.0157332092</text:p>
          </table:table-cell>
          <table:table-cell table:formula="of:=-LN([.$A$90])/LN([.D102])" office:value-type="float" office:value="18.719945117918">
            <text:p>18.7199451179</text:p>
          </table:table-cell>
          <table:table-cell/>
          <table:table-cell table:formula="of:=LN([.$G$93])/LN([.J102])" office:value-type="float" office:value="32.8170163498683">
            <text:p>32.8170163499</text:p>
          </table:table-cell>
          <table:table-cell table:formula="of:=4*[.$H$93]*SQRT([.N102])" office:value-type="float" office:value="13.7486731787195">
            <text:p>13.7486731787</text:p>
          </table:table-cell>
          <table:table-cell table:formula="of:=[.$D$93]/[.O102]" office:value-type="float" office:value="1.45468582604439">
            <text:p>1.454685826</text:p>
          </table:table-cell>
          <table:table-cell table:formula="of:=1/(1+[.P102])" office:value-type="float" office:value="0.407384109766687">
            <text:p>0.40738410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430626160042195">
            <text:p>0.4306261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1.32219984011658">
            <text:p>1.3221998401</text:p>
          </table:table-cell>
          <table:table-cell table:formula="of:=-LN([.$A$90])/LN([.D103])" office:value-type="float" office:value="15.575229235768">
            <text:p>15.5752292358</text:p>
          </table:table-cell>
          <table:table-cell/>
          <table:table-cell table:formula="of:=LN([.$G$93])/LN([.J103])" office:value-type="float" office:value="25.210510788138">
            <text:p>25.2105107881</text:p>
          </table:table-cell>
          <table:table-cell table:formula="of:=4*[.$H$93]*SQRT([.N103])" office:value-type="float" office:value="12.0504166790894">
            <text:p>12.0504166791</text:p>
          </table:table-cell>
          <table:table-cell table:formula="of:=[.$D$93]/[.O103]" office:value-type="float" office:value="1.65969364650313">
            <text:p>1.6596936465</text:p>
          </table:table-cell>
          <table:table-cell table:formula="of:=1/(1+[.P103])" office:value-type="float" office:value="0.37598315178696">
            <text:p>0.3759831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377885851479091">
            <text:p>0.3778858515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1.64630177627947">
            <text:p>1.6463017763</text:p>
          </table:table-cell>
          <table:table-cell table:formula="of:=-LN([.$A$90])/LN([.D104])" office:value-type="float" office:value="13.4842384114181">
            <text:p>13.4842384114</text:p>
          </table:table-cell>
          <table:table-cell/>
          <table:table-cell table:formula="of:=LN([.$G$93])/LN([.J104])" office:value-type="float" office:value="20.2474016693734">
            <text:p>20.2474016694</text:p>
          </table:table-cell>
          <table:table-cell table:formula="of:=4*[.$H$93]*SQRT([.N104])" office:value-type="float" office:value="10.7993070896049">
            <text:p>10.7993070896</text:p>
          </table:table-cell>
          <table:table-cell table:formula="of:=[.$D$93]/[.O104]" office:value-type="float" office:value="1.85197067127125">
            <text:p>1.8519706713</text:p>
          </table:table-cell>
          <table:table-cell table:formula="of:=1/(1+[.P104])" office:value-type="float" office:value="0.350634741820207">
            <text:p>0.3506347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335387588579614">
            <text:p>0.3353875886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98162494394936">
            <text:p>1.9816249439</text:p>
          </table:table-cell>
          <table:table-cell table:formula="of:=-LN([.$A$90])/LN([.D105])" office:value-type="float" office:value="12.0116636377653">
            <text:p>12.0116636378</text:p>
          </table:table-cell>
          <table:table-cell/>
          <table:table-cell table:formula="of:=LN([.$G$93])/LN([.J105])" office:value-type="float" office:value="16.8212120235529">
            <text:p>16.8212120236</text:p>
          </table:table-cell>
          <table:table-cell table:formula="of:=4*[.$H$93]*SQRT([.N105])" office:value-type="float" office:value="9.84328102086215">
            <text:p>9.8432810209</text:p>
          </table:table-cell>
          <table:table-cell table:formula="of:=[.$D$93]/[.O105]" office:value-type="float" office:value="2.03184283346289">
            <text:p>2.0318428335</text:p>
          </table:table-cell>
          <table:table-cell table:formula="of:=1/(1+[.P105])" office:value-type="float" office:value="0.32983240059902">
            <text:p>0.3298324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300937721222474">
            <text:p>0.3009377212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2.32294667460691">
            <text:p>2.3229466746</text:p>
          </table:table-cell>
          <table:table-cell table:formula="of:=-LN([.$A$90])/LN([.D106])" office:value-type="float" office:value="10.9275447869719">
            <text:p>10.927544787</text:p>
          </table:table-cell>
          <table:table-cell/>
          <table:table-cell table:formula="of:=LN([.$G$93])/LN([.J106])" office:value-type="float" office:value="14.3495904136388">
            <text:p>14.3495904136</text:p>
          </table:table-cell>
          <table:table-cell table:formula="of:=4*[.$H$93]*SQRT([.N106])" office:value-type="float" office:value="9.09140477498166">
            <text:p>9.091404775</text:p>
          </table:table-cell>
          <table:table-cell table:formula="of:=[.$D$93]/[.O106]" office:value-type="float" office:value="2.19988005099469">
            <text:p>2.199880051</text:p>
          </table:table-cell>
          <table:table-cell table:formula="of:=1/(1+[.P106])" office:value-type="float" office:value="0.312511714209146">
            <text:p>0.31251171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249494833399404">
            <text:p>0.2494948334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3.00809903104947">
            <text:p>3.008099031</text:p>
          </table:table-cell>
          <table:table-cell table:formula="of:=-LN([.$A$90])/LN([.D107])" office:value-type="float" office:value="9.45199309562146">
            <text:p>9.4519930956</text:p>
          </table:table-cell>
          <table:table-cell/>
          <table:table-cell table:formula="of:=LN([.$G$93])/LN([.J107])" office:value-type="float" office:value="11.081195462406">
            <text:p>11.0811954624</text:p>
          </table:table-cell>
          <table:table-cell table:formula="of:=4*[.$H$93]*SQRT([.N107])" office:value-type="float" office:value="7.9892231076281">
            <text:p>7.9892231076</text:p>
          </table:table-cell>
          <table:table-cell table:formula="of:=[.$D$93]/[.O107]" office:value-type="float" office:value="2.5033723217598">
            <text:p>2.5033723218</text:p>
          </table:table-cell>
          <table:table-cell table:formula="of:=1/(1+[.P107])" office:value-type="float" office:value="0.285439259135804">
            <text:p>0.28543925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199758498970125">
            <text:p>0.199758499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4.00604482490406">
            <text:p>4.0060448249</text:p>
          </table:table-cell>
          <table:table-cell table:formula="of:=-LN([.$A$90])/LN([.D108])" office:value-type="float" office:value="8.14726648691528">
            <text:p>8.1472664869</text:p>
          </table:table-cell>
          <table:table-cell/>
          <table:table-cell table:formula="of:=LN([.$G$93])/LN([.J108])" office:value-type="float" office:value="8.320758950602">
            <text:p>8.3207589506</text:p>
          </table:table-cell>
          <table:table-cell table:formula="of:=4*[.$H$93]*SQRT([.N108])" office:value-type="float" office:value="6.92297418422657">
            <text:p>6.9229741842</text:p>
          </table:table-cell>
          <table:table-cell table:formula="of:=[.$D$93]/[.O108]" office:value-type="float" office:value="2.88893176079847">
            <text:p>2.8889317608</text:p>
          </table:table-cell>
          <table:table-cell table:formula="of:=1/(1+[.P108])" office:value-type="float" office:value="0.257140022378454">
            <text:p>0.25714002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153304119285792">
            <text:p>0.1533041193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5.52298193067978">
            <text:p>5.5229819307</text:p>
          </table:table-cell>
          <table:table-cell table:formula="of:=-LN([.$A$90])/LN([.D109])" office:value-type="float" office:value="6.99735621073541">
            <text:p>6.9973562107</text:p>
          </table:table-cell>
          <table:table-cell/>
          <table:table-cell table:formula="of:=LN([.$G$93])/LN([.J109])" office:value-type="float" office:value="6.03538699776817">
            <text:p>6.0353869978</text:p>
          </table:table-cell>
          <table:table-cell table:formula="of:=4*[.$H$93]*SQRT([.N109])" office:value-type="float" office:value="5.89608591415904">
            <text:p>5.8960859142</text:p>
          </table:table-cell>
          <table:table-cell table:formula="of:=[.$D$93]/[.O109]" office:value-type="float" office:value="3.39208082975375">
            <text:p>3.3920808298</text:p>
          </table:table-cell>
          <table:table-cell table:formula="of:=1/(1+[.P109])" office:value-type="float" office:value="0.227682512859415">
            <text:p>0.22768251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11209820915092">
            <text:p>0.1112098209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7.99201160267578">
            <text:p>7.9920116027</text:p>
          </table:table-cell>
          <table:table-cell table:formula="of:=-LN([.$A$90])/LN([.D110])" office:value-type="float" office:value="5.97465956542536">
            <text:p>5.9746595654</text:p>
          </table:table-cell>
          <table:table-cell/>
          <table:table-cell table:formula="of:=LN([.$G$93])/LN([.J110])" office:value-type="float" office:value="4.17083144901505">
            <text:p>4.170831449</text:p>
          </table:table-cell>
          <table:table-cell table:formula="of:=4*[.$H$93]*SQRT([.N110])" office:value-type="float" office:value="4.90142725604764">
            <text:p>4.901427256</text:p>
          </table:table-cell>
          <table:table-cell table:formula="of:=[.$D$93]/[.O110]" office:value-type="float" office:value="4.08044411458376">
            <text:p>4.0804441146</text:p>
          </table:table-cell>
          <table:table-cell table:formula="of:=1/(1+[.P110])" office:value-type="float" office:value="0.19683318573064">
            <text:p>0.19683318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0999929100822158">
            <text:p>0.0999929101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9.00070904204891">
            <text:p>9.000709042</text:p>
          </table:table-cell>
          <table:table-cell table:formula="of:=-LN([.$A$90])/LN([.D111])" office:value-type="float" office:value="5.69879452583947">
            <text:p>5.6987945258</text:p>
          </table:table-cell>
          <table:table-cell/>
          <table:table-cell table:formula="of:=LN([.$G$93])/LN([.J111])" office:value-type="float" office:value="3.70341193983817">
            <text:p>3.7034119398</text:p>
          </table:table-cell>
          <table:table-cell table:formula="of:=4*[.$H$93]*SQRT([.N111])" office:value-type="float" office:value="4.618620223992">
            <text:p>4.618620224</text:p>
          </table:table-cell>
          <table:table-cell table:formula="of:=[.$D$93]/[.O111]" office:value-type="float" office:value="4.33029758457028">
            <text:p>4.3302975846</text:p>
          </table:table-cell>
          <table:table-cell table:formula="of:=1/(1+[.P111])" office:value-type="float" office:value="0.187606786325536">
            <text:p>0.1876067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0804792344039743">
            <text:p>0.080479234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11.4255655189311">
            <text:p>11.4255655189</text:p>
          </table:table-cell>
          <table:table-cell table:formula="of:=-LN([.$A$90])/LN([.D112])" office:value-type="float" office:value="5.20779112417345">
            <text:p>5.2077911242</text:p>
          </table:table-cell>
          <table:table-cell/>
          <table:table-cell table:formula="of:=LN([.$G$93])/LN([.J112])" office:value-type="float" office:value="2.91743400167834">
            <text:p>2.9174340017</text:p>
          </table:table-cell>
          <table:table-cell table:formula="of:=4*[.$H$93]*SQRT([.N112])" office:value-type="float" office:value="4.09931943737826">
            <text:p>4.0993194374</text:p>
          </table:table-cell>
          <table:table-cell table:formula="of:=[.$D$93]/[.O112]" office:value-type="float" office:value="4.87885862654097">
            <text:p>4.8788586265</text:p>
          </table:table-cell>
          <table:table-cell table:formula="of:=1/(1+[.P112])" office:value-type="float" office:value="0.170101045717506">
            <text:p>0.17010104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577189085523829">
            <text:p>0.0577189086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16.3253449360091">
            <text:p>16.325344936</text:p>
          </table:table-cell>
          <table:table-cell table:formula="of:=-LN([.$A$90])/LN([.D113])" office:value-type="float" office:value="4.60083420197468">
            <text:p>4.600834202</text:p>
          </table:table-cell>
          <table:table-cell/>
          <table:table-cell table:formula="of:=LN([.$G$93])/LN([.J113])" office:value-type="float" office:value="2.04181494871875">
            <text:p>2.0418149487</text:p>
          </table:table-cell>
          <table:table-cell table:formula="of:=4*[.$H$93]*SQRT([.N113])" office:value-type="float" office:value="3.42941016861792">
            <text:p>3.4294101686</text:p>
          </table:table-cell>
          <table:table-cell table:formula="of:=[.$D$93]/[.O113]" office:value-type="float" office:value="5.83190665934841">
            <text:p>5.8319066593</text:p>
          </table:table-cell>
          <table:table-cell table:formula="of:=1/(1+[.P113])" office:value-type="float" office:value="0.146372023193797">
            <text:p>0.1463720232</text:p>
          </table:table-cell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1958592120681">
            <text:p>0.9919585921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810659632689699">
            <text:p>0.0081065963</text:p>
          </table:table-cell>
          <table:table-cell table:formula="of:=-LN([.$A$142])/LN([.D149])" office:value-type="float" office:value="1625.27898563783">
            <text:p>1625.2789856378</text:p>
          </table:table-cell>
          <table:table-cell/>
          <table:table-cell table:formula="of:=LN([.$G$145])/LN([.J199])" office:value-type="float" office:value="0">
            <text:p>Err:502</text:p>
          </table:table-cell>
          <table:table-cell table:formula="of:=4*[.$H$145]*SQRT([.N149])" office:value-type="float" office:value="0">
            <text:p>Err:502</text:p>
          </table:table-cell>
          <table:table-cell table:formula="of:=[.$D$145]/[.O149]" office:value-type="float" office:value="0">
            <text:p>Err:502</text:p>
          </table:table-cell>
          <table:table-cell table:formula="of:=1/(1+[.P149])" office:value-type="float" office:value="0">
            <text:p>Err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68992726515448">
            <text:p>0.9689927265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31999490435863">
            <text:p>0.0319994904</text:p>
          </table:table-cell>
          <table:table-cell table:formula="of:=-LN([.$A$142])/LN([.D150])" office:value-type="float" office:value="416.607123666377">
            <text:p>416.6071236664</text:p>
          </table:table-cell>
          <table:table-cell/>
          <table:table-cell table:formula="of:=LN([.$G$145])/LN([.J200])" office:value-type="float" office:value="0">
            <text:p>Err:502</text:p>
          </table:table-cell>
          <table:table-cell table:formula="of:=4*[.$H$145]*SQRT([.N150])" office:value-type="float" office:value="0">
            <text:p>Err:502</text:p>
          </table:table-cell>
          <table:table-cell table:formula="of:=[.$D$145]/[.O150]" office:value-type="float" office:value="0">
            <text:p>Err:502</text:p>
          </table:table-cell>
          <table:table-cell table:formula="of:=1/(1+[.P150])" office:value-type="float" office:value="0">
            <text:p>Err: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34168932477744">
            <text:p>0.934168932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704701957360631">
            <text:p>0.0704701957</text:p>
          </table:table-cell>
          <table:table-cell table:formula="of:=-LN([.$A$142])/LN([.D151])" office:value-type="float" office:value="192.698256050386">
            <text:p>192.6982560504</text:p>
          </table:table-cell>
          <table:table-cell/>
          <table:table-cell table:formula="of:=LN([.$G$145])/LN([.J201])" office:value-type="float" office:value="0">
            <text:p>Err:502</text:p>
          </table:table-cell>
          <table:table-cell table:formula="of:=4*[.$H$145]*SQRT([.N151])" office:value-type="float" office:value="0">
            <text:p>Err:502</text:p>
          </table:table-cell>
          <table:table-cell table:formula="of:=[.$D$145]/[.O151]" office:value-type="float" office:value="0">
            <text:p>Err:502</text:p>
          </table:table-cell>
          <table:table-cell table:formula="of:=1/(1+[.P151])" office:value-type="float" office:value="0">
            <text:p>Err: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891487369103439">
            <text:p>0.8914873691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121720884285428">
            <text:p>0.1217208843</text:p>
          </table:table-cell>
          <table:table-cell table:formula="of:=-LN([.$A$142])/LN([.D152])" office:value-type="float" office:value="114.242602070522">
            <text:p>114.2426020705</text:p>
          </table:table-cell>
          <table:table-cell/>
          <table:table-cell table:formula="of:=LN([.$G$145])/LN([.J202])" office:value-type="float" office:value="0">
            <text:p>Err:502</text:p>
          </table:table-cell>
          <table:table-cell table:formula="of:=4*[.$H$145]*SQRT([.N152])" office:value-type="float" office:value="0">
            <text:p>Err:502</text:p>
          </table:table-cell>
          <table:table-cell table:formula="of:=[.$D$145]/[.O152]" office:value-type="float" office:value="0">
            <text:p>Err:502</text:p>
          </table:table-cell>
          <table:table-cell table:formula="of:=1/(1+[.P152])" office:value-type="float" office:value="0">
            <text:p>Err: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844867998260527">
            <text:p>0.844867998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83616851459482">
            <text:p>0.1836168515</text:p>
          </table:table-cell>
          <table:table-cell table:formula="of:=-LN([.$A$142])/LN([.D153])" office:value-type="float" office:value="77.8429352149723">
            <text:p>77.842935215</text:p>
          </table:table-cell>
          <table:table-cell/>
          <table:table-cell table:formula="of:=LN([.$G$145])/LN([.J203])" office:value-type="float" office:value="0">
            <text:p>Err:502</text:p>
          </table:table-cell>
          <table:table-cell table:formula="of:=4*[.$H$145]*SQRT([.N153])" office:value-type="float" office:value="0">
            <text:p>Err:502</text:p>
          </table:table-cell>
          <table:table-cell table:formula="of:=[.$D$145]/[.O153]" office:value-type="float" office:value="0">
            <text:p>Err:502</text:p>
          </table:table-cell>
          <table:table-cell table:formula="of:=1/(1+[.P153])" office:value-type="float" office:value="0">
            <text:p>Err:5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797490582765687">
            <text:p>0.7974905828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253933302299336">
            <text:p>0.2539333023</text:p>
          </table:table-cell>
          <table:table-cell table:formula="of:=-LN([.$A$142])/LN([.D154])" office:value-type="float" office:value="57.9903604537978">
            <text:p>57.9903604538</text:p>
          </table:table-cell>
          <table:table-cell/>
          <table:table-cell table:formula="of:=LN([.$G$145])/LN([.J204])" office:value-type="float" office:value="0">
            <text:p>Err:502</text:p>
          </table:table-cell>
          <table:table-cell table:formula="of:=4*[.$H$145]*SQRT([.N154])" office:value-type="float" office:value="0">
            <text:p>Err:502</text:p>
          </table:table-cell>
          <table:table-cell table:formula="of:=[.$D$145]/[.O154]" office:value-type="float" office:value="0">
            <text:p>Err:502</text:p>
          </table:table-cell>
          <table:table-cell table:formula="of:=1/(1+[.P154])" office:value-type="float" office:value="0">
            <text:p>Err:5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751568922656686">
            <text:p>0.7515689227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330549960029144">
            <text:p>0.33054996</text:p>
          </table:table-cell>
          <table:table-cell table:formula="of:=-LN([.$A$142])/LN([.D155])" office:value-type="float" office:value="45.9478795312447">
            <text:p>45.9478795312</text:p>
          </table:table-cell>
          <table:table-cell/>
          <table:table-cell table:formula="of:=LN([.$G$145])/LN([.J205])" office:value-type="float" office:value="0">
            <text:p>Err:502</text:p>
          </table:table-cell>
          <table:table-cell table:formula="of:=4*[.$H$145]*SQRT([.N155])" office:value-type="float" office:value="0">
            <text:p>Err:502</text:p>
          </table:table-cell>
          <table:table-cell table:formula="of:=[.$D$145]/[.O155]" office:value-type="float" office:value="0">
            <text:p>Err:502</text:p>
          </table:table-cell>
          <table:table-cell table:formula="of:=1/(1+[.P155])" office:value-type="float" office:value="0">
            <text:p>Err: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70842830555113">
            <text:p>0.7084283056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411575444069868">
            <text:p>0.4115754441</text:p>
          </table:table-cell>
          <table:table-cell table:formula="of:=-LN([.$A$142])/LN([.D156])" office:value-type="float" office:value="38.0682306327658">
            <text:p>38.0682306328</text:p>
          </table:table-cell>
          <table:table-cell/>
          <table:table-cell table:formula="of:=LN([.$G$145])/LN([.J206])" office:value-type="float" office:value="0">
            <text:p>Err:502</text:p>
          </table:table-cell>
          <table:table-cell table:formula="of:=4*[.$H$145]*SQRT([.N156])" office:value-type="float" office:value="0">
            <text:p>Err:502</text:p>
          </table:table-cell>
          <table:table-cell table:formula="of:=[.$D$145]/[.O156]" office:value-type="float" office:value="0">
            <text:p>Err:502</text:p>
          </table:table-cell>
          <table:table-cell table:formula="of:=1/(1+[.P156])" office:value-type="float" office:value="0">
            <text:p>Err: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668714611411094">
            <text:p>0.6687146114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495406235987339">
            <text:p>0.495406236</text:p>
          </table:table-cell>
          <table:table-cell table:formula="of:=-LN([.$A$142])/LN([.D157])" office:value-type="float" office:value="32.6104171705953">
            <text:p>32.6104171706</text:p>
          </table:table-cell>
          <table:table-cell/>
          <table:table-cell table:formula="of:=LN([.$G$145])/LN([.J207])" office:value-type="float" office:value="0">
            <text:p>Err:502</text:p>
          </table:table-cell>
          <table:table-cell table:formula="of:=4*[.$H$145]*SQRT([.N157])" office:value-type="float" office:value="0">
            <text:p>Err:502</text:p>
          </table:table-cell>
          <table:table-cell table:formula="of:=[.$D$145]/[.O157]" office:value-type="float" office:value="0">
            <text:p>Err:502</text:p>
          </table:table-cell>
          <table:table-cell table:formula="of:=1/(1+[.P157])" office:value-type="float" office:value="0">
            <text:p>Err: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63261643753285">
            <text:p>0.63261643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580736668651727">
            <text:p>0.5807366687</text:p>
          </table:table-cell>
          <table:table-cell table:formula="of:=-LN([.$A$142])/LN([.D158])" office:value-type="float" office:value="28.6582698187114">
            <text:p>28.6582698187</text:p>
          </table:table-cell>
          <table:table-cell/>
          <table:table-cell table:formula="of:=LN([.$G$145])/LN([.J208])" office:value-type="float" office:value="0">
            <text:p>Err:502</text:p>
          </table:table-cell>
          <table:table-cell table:formula="of:=4*[.$H$145]*SQRT([.N158])" office:value-type="float" office:value="0">
            <text:p>Err:502</text:p>
          </table:table-cell>
          <table:table-cell table:formula="of:=[.$D$145]/[.O158]" office:value-type="float" office:value="0">
            <text:p>Err:502</text:p>
          </table:table-cell>
          <table:table-cell table:formula="of:=1/(1+[.P158])" office:value-type="float" office:value="0">
            <text:p>Err:5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570768190100903">
            <text:p>0.5707681901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752024757762367">
            <text:p>0.7520247578</text:p>
          </table:table-cell>
          <table:table-cell table:formula="of:=-LN([.$A$142])/LN([.D159])" office:value-type="float" office:value="23.400527283993">
            <text:p>23.400527284</text:p>
          </table:table-cell>
          <table:table-cell/>
          <table:table-cell table:formula="of:=LN([.$G$145])/LN([.J209])" office:value-type="float" office:value="0">
            <text:p>Err:502</text:p>
          </table:table-cell>
          <table:table-cell table:formula="of:=4*[.$H$145]*SQRT([.N159])" office:value-type="float" office:value="0">
            <text:p>Err:502</text:p>
          </table:table-cell>
          <table:table-cell table:formula="of:=[.$D$145]/[.O159]" office:value-type="float" office:value="0">
            <text:p>Err:502</text:p>
          </table:table-cell>
          <table:table-cell table:formula="of:=1/(1+[.P159])" office:value-type="float" office:value="0">
            <text:p>Err:5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499622483695991">
            <text:p>0.4996224837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1.00151120622602">
            <text:p>1.0015112062</text:p>
          </table:table-cell>
          <table:table-cell table:formula="of:=-LN([.$A$142])/LN([.D160])" office:value-type="float" office:value="18.910961422726">
            <text:p>18.9109614227</text:p>
          </table:table-cell>
          <table:table-cell/>
          <table:table-cell table:formula="of:=LN([.$G$145])/LN([.J210])" office:value-type="float" office:value="0">
            <text:p>Err:502</text:p>
          </table:table-cell>
          <table:table-cell table:formula="of:=4*[.$H$145]*SQRT([.N160])" office:value-type="float" office:value="0">
            <text:p>Err:502</text:p>
          </table:table-cell>
          <table:table-cell table:formula="of:=[.$D$145]/[.O160]" office:value-type="float" office:value="0">
            <text:p>Err:502</text:p>
          </table:table-cell>
          <table:table-cell table:formula="of:=1/(1+[.P160])" office:value-type="float" office:value="0">
            <text:p>Err:5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420036500028775">
            <text:p>0.4200365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1.38074548266995">
            <text:p>1.3807454827</text:p>
          </table:table-cell>
          <table:table-cell table:formula="of:=-LN([.$A$142])/LN([.D161])" office:value-type="float" office:value="15.1281492117583">
            <text:p>15.1281492118</text:p>
          </table:table-cell>
          <table:table-cell/>
          <table:table-cell table:formula="of:=LN([.$G$145])/LN([.J211])" office:value-type="float" office:value="0">
            <text:p>Err:502</text:p>
          </table:table-cell>
          <table:table-cell table:formula="of:=4*[.$H$145]*SQRT([.N161])" office:value-type="float" office:value="0">
            <text:p>Err:502</text:p>
          </table:table-cell>
          <table:table-cell table:formula="of:=[.$D$145]/[.O161]" office:value-type="float" office:value="0">
            <text:p>Err:502</text:p>
          </table:table-cell>
          <table:table-cell table:formula="of:=1/(1+[.P161])" office:value-type="float" office:value="0">
            <text:p>Err:5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333555381076139">
            <text:p>0.3335553811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99800290066895">
            <text:p>1.9980029007</text:p>
          </table:table-cell>
          <table:table-cell table:formula="of:=-LN([.$A$142])/LN([.D162])" office:value-type="float" office:value="11.9517344100282">
            <text:p>11.95173441</text:p>
          </table:table-cell>
          <table:table-cell/>
          <table:table-cell table:formula="of:=LN([.$G$145])/LN([.J212])" office:value-type="float" office:value="0">
            <text:p>Err:502</text:p>
          </table:table-cell>
          <table:table-cell table:formula="of:=4*[.$H$145]*SQRT([.N162])" office:value-type="float" office:value="0">
            <text:p>Err:502</text:p>
          </table:table-cell>
          <table:table-cell table:formula="of:=[.$D$145]/[.O162]" office:value-type="float" office:value="0">
            <text:p>Err:502</text:p>
          </table:table-cell>
          <table:table-cell table:formula="of:=1/(1+[.P162])" office:value-type="float" office:value="0">
            <text:p>Err:5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30767552654725">
            <text:p>0.3076755265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2.25017726051223">
            <text:p>2.2501772605</text:p>
          </table:table-cell>
          <table:table-cell table:formula="of:=-LN([.$A$142])/LN([.D163])" office:value-type="float" office:value="11.1328219298271">
            <text:p>11.1328219298</text:p>
          </table:table-cell>
          <table:table-cell/>
          <table:table-cell table:formula="of:=LN([.$G$145])/LN([.J213])" office:value-type="float" office:value="0">
            <text:p>Err:502</text:p>
          </table:table-cell>
          <table:table-cell table:formula="of:=4*[.$H$145]*SQRT([.N163])" office:value-type="float" office:value="0">
            <text:p>Err:502</text:p>
          </table:table-cell>
          <table:table-cell table:formula="of:=[.$D$145]/[.O163]" office:value-type="float" office:value="0">
            <text:p>Err:502</text:p>
          </table:table-cell>
          <table:table-cell table:formula="of:=1/(1+[.P163])" office:value-type="float" office:value="0">
            <text:p>Err:5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259309779929363">
            <text:p>0.2593097799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2.85639137973278">
            <text:p>2.8563913797</text:p>
          </table:table-cell>
          <table:table-cell table:formula="of:=-LN([.$A$142])/LN([.D164])" office:value-type="float" office:value="9.72220013789169">
            <text:p>9.7222001379</text:p>
          </table:table-cell>
          <table:table-cell/>
          <table:table-cell table:formula="of:=LN([.$G$145])/LN([.J214])" office:value-type="float" office:value="0">
            <text:p>Err:502</text:p>
          </table:table-cell>
          <table:table-cell table:formula="of:=4*[.$H$145]*SQRT([.N164])" office:value-type="float" office:value="0">
            <text:p>Err:502</text:p>
          </table:table-cell>
          <table:table-cell table:formula="of:=[.$D$145]/[.O164]" office:value-type="float" office:value="0">
            <text:p>Err:502</text:p>
          </table:table-cell>
          <table:table-cell table:formula="of:=1/(1+[.P164])" office:value-type="float" office:value="0">
            <text:p>Err:5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196798628145959">
            <text:p>0.1967986281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4.08133623400228">
            <text:p>4.081336234</text:p>
          </table:table-cell>
          <table:table-cell table:formula="of:=-LN([.$A$142])/LN([.D165])" office:value-type="float" office:value="8.0724477856198">
            <text:p>8.0724477856</text:p>
          </table:table-cell>
          <table:table-cell/>
          <table:table-cell table:formula="of:=LN([.$G$145])/LN([.J215])" office:value-type="float" office:value="0">
            <text:p>Err:502</text:p>
          </table:table-cell>
          <table:table-cell table:formula="of:=4*[.$H$145]*SQRT([.N165])" office:value-type="float" office:value="0">
            <text:p>Err:502</text:p>
          </table:table-cell>
          <table:table-cell table:formula="of:=[.$D$145]/[.O165]" office:value-type="float" office:value="0">
            <text:p>Err:502</text:p>
          </table:table-cell>
          <table:table-cell table:formula="of:=1/(1+[.P165])" office:value-type="float" office:value="0">
            <text:p>Err:502</text:p>
          </table:table-cell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8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/>
          <table:table-cell table:number-columns-repeated="2"/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/>
          <table:table-cell table:number-columns-repeated="16"/>
        </table:table-row>
        <table:table-row table:style-name="ro1">
          <table:table-cell table:style-name="ce1" table:number-columns-repeated="4"/>
          <table:table-cell table:style-name="ce1"/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361201">
            <text:p>3.61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860487503324222">
            <text:p>0.860487503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16213192653794">
            <text:p>0.1621319265</text:p>
          </table:table-cell>
          <table:table-cell table:formula="of:=-LN([.$A$244])/LN([.D251])" office:value-type="float" office:value="85.1691381820033">
            <text:p>85.169138182</text:p>
          </table:table-cell>
          <table:table-cell/>
          <table:table-cell table:formula="of:=LN([.$G$247])/LN([.J251])" office:value-type="float" office:value="1027.96944578134">
            <text:p>1027.9694457813</text:p>
          </table:table-cell>
          <table:table-cell table:formula="of:=4*[.$H$247]*SQRT([.N251])" office:value-type="float" office:value="76.9487102406565">
            <text:p>76.9487102407</text:p>
          </table:table-cell>
          <table:table-cell table:formula="of:=[.$D$247]/[.O251]" office:value-type="float" office:value="1.29956694124243">
            <text:p>1.2995669412</text:p>
          </table:table-cell>
          <table:table-cell table:formula="of:=1/(1+[.P251])" office:value-type="float" office:value="0.434864487771646">
            <text:p>0.4348644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609759886728908">
            <text:p>0.6097598867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63998980871726">
            <text:p>0.6399898087</text:p>
          </table:table-cell>
          <table:table-cell table:formula="of:=-LN([.$A$244])/LN([.D252])" office:value-type="float" office:value="25.8691082386252">
            <text:p>25.8691082386</text:p>
          </table:table-cell>
          <table:table-cell/>
          <table:table-cell table:formula="of:=LN([.$G$247])/LN([.J252])" office:value-type="float" office:value="260.420813576264">
            <text:p>260.4208135763</text:p>
          </table:table-cell>
          <table:table-cell table:formula="of:=4*[.$H$247]*SQRT([.N252])" office:value-type="float" office:value="38.7301418303533">
            <text:p>38.7301418304</text:p>
          </table:table-cell>
          <table:table-cell table:formula="of:=[.$D$247]/[.O252]" office:value-type="float" office:value="2.58196833975002">
            <text:p>2.5819683398</text:p>
          </table:table-cell>
          <table:table-cell table:formula="of:=1/(1+[.P252])" office:value-type="float" office:value="0.279176113563804">
            <text:p>0.2791761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41504041472253">
            <text:p>0.4150404147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1.40940391472126">
            <text:p>1.4094039147</text:p>
          </table:table-cell>
          <table:table-cell table:formula="of:=-LN([.$A$244])/LN([.D253])" office:value-type="float" office:value="14.5525244055195">
            <text:p>14.5525244055</text:p>
          </table:table-cell>
          <table:table-cell/>
          <table:table-cell table:formula="of:=LN([.$G$247])/LN([.J253])" office:value-type="float" office:value="118.253301928446">
            <text:p>118.2533019284</text:p>
          </table:table-cell>
          <table:table-cell table:formula="of:=4*[.$H$247]*SQRT([.N253])" office:value-type="float" office:value="26.0986401773703">
            <text:p>26.0986401774</text:p>
          </table:table-cell>
          <table:table-cell table:formula="of:=[.$D$247]/[.O253]" office:value-type="float" office:value="3.83161725363409">
            <text:p>3.8316172536</text:p>
          </table:table-cell>
          <table:table-cell table:formula="of:=1/(1+[.P253])" office:value-type="float" office:value="0.206970036636874">
            <text:p>0.2069700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291170175416124">
            <text:p>0.2911701754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2.43441768570856">
            <text:p>2.4344176857</text:p>
          </table:table-cell>
          <table:table-cell table:formula="of:=-LN([.$A$244])/LN([.D254])" office:value-type="float" office:value="10.3717769302728">
            <text:p>10.3717769303</text:p>
          </table:table-cell>
          <table:table-cell/>
          <table:table-cell table:formula="of:=LN([.$G$247])/LN([.J254])" office:value-type="float" office:value="68.4626420704616">
            <text:p>68.4626420705</text:p>
          </table:table-cell>
          <table:table-cell table:formula="of:=4*[.$H$247]*SQRT([.N254])" office:value-type="float" office:value="19.8581171898511">
            <text:p>19.8581171899</text:p>
          </table:table-cell>
          <table:table-cell table:formula="of:=[.$D$247]/[.O254]" office:value-type="float" office:value="5.03572413456736">
            <text:p>5.0357241346</text:p>
          </table:table-cell>
          <table:table-cell table:formula="of:=1/(1+[.P254])" office:value-type="float" office:value="0.165680203022016">
            <text:p>0.165680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214025656486822">
            <text:p>0.2140256565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3.67233702918964">
            <text:p>3.6723370292</text:p>
          </table:table-cell>
          <table:table-cell table:formula="of:=-LN([.$A$244])/LN([.D255])" office:value-type="float" office:value="8.30091914375635">
            <text:p>8.3009191438</text:p>
          </table:table-cell>
          <table:table-cell/>
          <table:table-cell table:formula="of:=LN([.$G$247])/LN([.J255])" office:value-type="float" office:value="45.3843602430587">
            <text:p>45.3843602431</text:p>
          </table:table-cell>
          <table:table-cell table:formula="of:=4*[.$H$247]*SQRT([.N255])" office:value-type="float" office:value="16.1682996941552">
            <text:p>16.1682996942</text:p>
          </table:table-cell>
          <table:table-cell table:formula="of:=[.$D$247]/[.O255]" office:value-type="float" office:value="6.18494225686266">
            <text:p>6.1849422569</text:p>
          </table:table-cell>
          <table:table-cell table:formula="of:=1/(1+[.P255])" office:value-type="float" office:value="0.139179963352504">
            <text:p>0.13917996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164509777710231">
            <text:p>0.1645097777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5.07866604598671">
            <text:p>5.078666046</text:p>
          </table:table-cell>
          <table:table-cell table:formula="of:=-LN([.$A$244])/LN([.D256])" office:value-type="float" office:value="7.09069941484029">
            <text:p>7.0906994148</text:p>
          </table:table-cell>
          <table:table-cell/>
          <table:table-cell table:formula="of:=LN([.$G$247])/LN([.J256])" office:value-type="float" office:value="32.8170163498683">
            <text:p>32.8170163499</text:p>
          </table:table-cell>
          <table:table-cell table:formula="of:=4*[.$H$247]*SQRT([.N256])" office:value-type="float" office:value="13.7486731787195">
            <text:p>13.7486731787</text:p>
          </table:table-cell>
          <table:table-cell table:formula="of:=[.$D$247]/[.O256]" office:value-type="float" office:value="7.27342913022197">
            <text:p>7.2734291302</text:p>
          </table:table-cell>
          <table:table-cell table:formula="of:=1/(1+[.P256])" office:value-type="float" office:value="0.120868866374537">
            <text:p>0.1208688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131388793198588">
            <text:p>0.1313887932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6.61099920058289">
            <text:p>6.6109992006</text:p>
          </table:table-cell>
          <table:table-cell table:formula="of:=-LN([.$A$244])/LN([.D257])" office:value-type="float" office:value="6.30529403507921">
            <text:p>6.3052940351</text:p>
          </table:table-cell>
          <table:table-cell/>
          <table:table-cell table:formula="of:=LN([.$G$247])/LN([.J257])" office:value-type="float" office:value="25.210510788138">
            <text:p>25.2105107881</text:p>
          </table:table-cell>
          <table:table-cell table:formula="of:=4*[.$H$247]*SQRT([.N257])" office:value-type="float" office:value="12.0504166790894">
            <text:p>12.0504166791</text:p>
          </table:table-cell>
          <table:table-cell table:formula="of:=[.$D$247]/[.O257]" office:value-type="float" office:value="8.29846823251567">
            <text:p>8.2984682325</text:p>
          </table:table-cell>
          <table:table-cell table:formula="of:=1/(1+[.P257])" office:value-type="float" office:value="0.107544594979968">
            <text:p>0.107544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0832465340689">
            <text:p>0.1083246534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8.23150888139736">
            <text:p>8.2315088814</text:p>
          </table:table-cell>
          <table:table-cell table:formula="of:=-LN([.$A$244])/LN([.D258])" office:value-type="float" office:value="5.75769830735894">
            <text:p>5.7576983074</text:p>
          </table:table-cell>
          <table:table-cell/>
          <table:table-cell table:formula="of:=LN([.$G$247])/LN([.J258])" office:value-type="float" office:value="20.2474016693734">
            <text:p>20.2474016694</text:p>
          </table:table-cell>
          <table:table-cell table:formula="of:=4*[.$H$247]*SQRT([.N258])" office:value-type="float" office:value="10.7993070896049">
            <text:p>10.7993070896</text:p>
          </table:table-cell>
          <table:table-cell table:formula="of:=[.$D$247]/[.O258]" office:value-type="float" office:value="9.25985335635627">
            <text:p>9.2598533564</text:p>
          </table:table-cell>
          <table:table-cell table:formula="of:=1/(1+[.P258])" office:value-type="float" office:value="0.0974672800153105">
            <text:p>0.097467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0916747860601299">
            <text:p>0.0916747861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9.90812471974678">
            <text:p>9.9081247197</text:p>
          </table:table-cell>
          <table:table-cell table:formula="of:=-LN([.$A$244])/LN([.D259])" office:value-type="float" office:value="5.35557546221417">
            <text:p>5.3555754622</text:p>
          </table:table-cell>
          <table:table-cell/>
          <table:table-cell table:formula="of:=LN([.$G$247])/LN([.J259])" office:value-type="float" office:value="16.8212120235529">
            <text:p>16.8212120236</text:p>
          </table:table-cell>
          <table:table-cell table:formula="of:=4*[.$H$247]*SQRT([.N259])" office:value-type="float" office:value="9.84328102086215">
            <text:p>9.8432810209</text:p>
          </table:table-cell>
          <table:table-cell table:formula="of:=[.$D$247]/[.O259]" office:value-type="float" office:value="10.1592141673144">
            <text:p>10.1592141673</text:p>
          </table:table-cell>
          <table:table-cell table:formula="of:=1/(1+[.P259])" office:value-type="float" office:value="0.0896120448094831">
            <text:p>0.0896120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0792723849508874">
            <text:p>0.079272385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11.6147333730345">
            <text:p>11.614733373</text:p>
          </table:table-cell>
          <table:table-cell table:formula="of:=-LN([.$A$244])/LN([.D260])" office:value-type="float" office:value="5.04846909663461">
            <text:p>5.0484690966</text:p>
          </table:table-cell>
          <table:table-cell/>
          <table:table-cell table:formula="of:=LN([.$G$247])/LN([.J260])" office:value-type="float" office:value="14.3495904136388">
            <text:p>14.3495904136</text:p>
          </table:table-cell>
          <table:table-cell table:formula="of:=4*[.$H$247]*SQRT([.N260])" office:value-type="float" office:value="9.09140477498166">
            <text:p>9.091404775</text:p>
          </table:table-cell>
          <table:table-cell table:formula="of:=[.$D$247]/[.O260]" office:value-type="float" office:value="10.9994002549734">
            <text:p>10.999400255</text:p>
          </table:table-cell>
          <table:table-cell table:formula="of:=1/(1+[.P260])" office:value-type="float" office:value="0.0833374984375178">
            <text:p>0.0833374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623422151449527">
            <text:p>0.0623422151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15.0404951552473">
            <text:p>15.0404951552</text:p>
          </table:table-cell>
          <table:table-cell table:formula="of:=-LN([.$A$244])/LN([.D261])" office:value-type="float" office:value="4.61140640338411">
            <text:p>4.6114064034</text:p>
          </table:table-cell>
          <table:table-cell/>
          <table:table-cell table:formula="of:=LN([.$G$247])/LN([.J261])" office:value-type="float" office:value="11.081195462406">
            <text:p>11.0811954624</text:p>
          </table:table-cell>
          <table:table-cell table:formula="of:=4*[.$H$247]*SQRT([.N261])" office:value-type="float" office:value="7.9892231076281">
            <text:p>7.9892231076</text:p>
          </table:table-cell>
          <table:table-cell table:formula="of:=[.$D$247]/[.O261]" office:value-type="float" office:value="12.516861608799">
            <text:p>12.5168616088</text:p>
          </table:table-cell>
          <table:table-cell table:formula="of:=1/(1+[.P261])" office:value-type="float" office:value="0.073981670371548">
            <text:p>0.07398167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475506106867422">
            <text:p>0.0475506107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20.0302241245203">
            <text:p>20.0302241245</text:p>
          </table:table-cell>
          <table:table-cell table:formula="of:=-LN([.$A$244])/LN([.D262])" office:value-type="float" office:value="4.20136415142191">
            <text:p>4.2013641514</text:p>
          </table:table-cell>
          <table:table-cell/>
          <table:table-cell table:formula="of:=LN([.$G$247])/LN([.J262])" office:value-type="float" office:value="8.320758950602">
            <text:p>8.3207589506</text:p>
          </table:table-cell>
          <table:table-cell table:formula="of:=4*[.$H$247]*SQRT([.N262])" office:value-type="float" office:value="6.92297418422657">
            <text:p>6.9229741842</text:p>
          </table:table-cell>
          <table:table-cell table:formula="of:=[.$D$247]/[.O262]" office:value-type="float" office:value="14.4446588039923">
            <text:p>14.444658804</text:p>
          </table:table-cell>
          <table:table-cell table:formula="of:=1/(1+[.P262])" office:value-type="float" office:value="0.0647473027854462">
            <text:p>0.0647473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349468166110816">
            <text:p>0.0349468166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27.6149096533989">
            <text:p>27.6149096534</text:p>
          </table:table-cell>
          <table:table-cell table:formula="of:=-LN([.$A$244])/LN([.D263])" office:value-type="float" office:value="3.81558287959659">
            <text:p>3.8155828796</text:p>
          </table:table-cell>
          <table:table-cell/>
          <table:table-cell table:formula="of:=LN([.$G$247])/LN([.J263])" office:value-type="float" office:value="6.03538699776817">
            <text:p>6.0353869978</text:p>
          </table:table-cell>
          <table:table-cell table:formula="of:=4*[.$H$247]*SQRT([.N263])" office:value-type="float" office:value="5.89608591415904">
            <text:p>5.8960859142</text:p>
          </table:table-cell>
          <table:table-cell table:formula="of:=[.$D$247]/[.O263]" office:value-type="float" office:value="16.9604041487687">
            <text:p>16.9604041488</text:p>
          </table:table-cell>
          <table:table-cell table:formula="of:=1/(1+[.P263])" office:value-type="float" office:value="0.0556780343981599">
            <text:p>0.0556780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244140279213806">
            <text:p>0.0244140279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39.9600580133789">
            <text:p>39.9600580134</text:p>
          </table:table-cell>
          <table:table-cell table:formula="of:=-LN([.$A$244])/LN([.D264])" office:value-type="float" office:value="3.44696407942358">
            <text:p>3.4469640794</text:p>
          </table:table-cell>
          <table:table-cell/>
          <table:table-cell table:formula="of:=LN([.$G$247])/LN([.J264])" office:value-type="float" office:value="4.17083144901505">
            <text:p>4.170831449</text:p>
          </table:table-cell>
          <table:table-cell table:formula="of:=4*[.$H$247]*SQRT([.N264])" office:value-type="float" office:value="4.90142725604764">
            <text:p>4.901427256</text:p>
          </table:table-cell>
          <table:table-cell table:formula="of:=[.$D$247]/[.O264]" office:value-type="float" office:value="20.4022205729188">
            <text:p>20.4022205729</text:p>
          </table:table-cell>
          <table:table-cell table:formula="of:=1/(1+[.P264])" office:value-type="float" office:value="0.046724123629739">
            <text:p>0.04672412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217374551337254">
            <text:p>0.0217374551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45.0035452102446">
            <text:p>45.0035452102</text:p>
          </table:table-cell>
          <table:table-cell table:formula="of:=-LN([.$A$244])/LN([.D265])" office:value-type="float" office:value="3.34242122833342">
            <text:p>3.3424212283</text:p>
          </table:table-cell>
          <table:table-cell/>
          <table:table-cell table:formula="of:=LN([.$G$247])/LN([.J265])" office:value-type="float" office:value="3.70341193983817">
            <text:p>3.7034119398</text:p>
          </table:table-cell>
          <table:table-cell table:formula="of:=4*[.$H$247]*SQRT([.N265])" office:value-type="float" office:value="4.618620223992">
            <text:p>4.618620224</text:p>
          </table:table-cell>
          <table:table-cell table:formula="of:=[.$D$247]/[.O265]" office:value-type="float" office:value="21.6514879228514">
            <text:p>21.6514879229</text:p>
          </table:table-cell>
          <table:table-cell table:formula="of:=1/(1+[.P265])" office:value-type="float" office:value="0.0441472102585885">
            <text:p>0.0441472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172034641819634">
            <text:p>0.0172034642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57.1278275946557">
            <text:p>57.1278275947</text:p>
          </table:table-cell>
          <table:table-cell table:formula="of:=-LN([.$A$244])/LN([.D266])" office:value-type="float" office:value="3.14996545700747">
            <text:p>3.149965457</text:p>
          </table:table-cell>
          <table:table-cell/>
          <table:table-cell table:formula="of:=LN([.$G$247])/LN([.J266])" office:value-type="float" office:value="2.91743400167834">
            <text:p>2.9174340017</text:p>
          </table:table-cell>
          <table:table-cell table:formula="of:=4*[.$H$247]*SQRT([.N266])" office:value-type="float" office:value="4.09931943737826">
            <text:p>4.0993194374</text:p>
          </table:table-cell>
          <table:table-cell table:formula="of:=[.$D$247]/[.O266]" office:value-type="float" office:value="24.3942931327048">
            <text:p>24.3942931327</text:p>
          </table:table-cell>
          <table:table-cell table:formula="of:=1/(1+[.P266])" office:value-type="float" office:value="0.0393789263900447">
            <text:p>0.03937892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121026218075603">
            <text:p>0.0121026218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81.6267246800456">
            <text:p>81.62672468</text:p>
          </table:table-cell>
          <table:table-cell table:formula="of:=-LN([.$A$244])/LN([.D267])" office:value-type="float" office:value="2.89900860940359">
            <text:p>2.8990086094</text:p>
          </table:table-cell>
          <table:table-cell/>
          <table:table-cell table:formula="of:=LN([.$G$247])/LN([.J267])" office:value-type="float" office:value="2.04181494871875">
            <text:p>2.0418149487</text:p>
          </table:table-cell>
          <table:table-cell table:formula="of:=4*[.$H$247]*SQRT([.N267])" office:value-type="float" office:value="3.42941016861792">
            <text:p>3.4294101686</text:p>
          </table:table-cell>
          <table:table-cell table:formula="of:=[.$D$247]/[.O267]" office:value-type="float" office:value="29.159533296742">
            <text:p>29.1595332967</text:p>
          </table:table-cell>
          <table:table-cell table:formula="of:=1/(1+[.P267])" office:value-type="float" office:value="0.033157011753495">
            <text:p>0.033157011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76]/[.E276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76]*[.A27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0]+[.B280]" office:value-type="float" office:value="1">
            <text:p>1</text:p>
          </table:table-cell>
          <table:table-cell table:formula="of:=1/(1+[.K280])" office:value-type="float" office:value="0.75513652183233">
            <text:p>0.7551365218</text:p>
          </table:table-cell>
          <table:table-cell/>
          <table:table-cell table:formula="of:=1/([.$E$276]*[.C280])" office:value-type="float" office:value="0.01">
            <text:p>0.01</text:p>
          </table:table-cell>
          <table:table-cell table:formula="of:=[.C280]*[.$F$276]" office:value-type="float" office:value="10">
            <text:p>10</text:p>
          </table:table-cell>
          <table:table-cell table:formula="of:=1/(3*[.C280])" office:value-type="float" office:value="0.333333333333333">
            <text:p>0.3333333333</text:p>
          </table:table-cell>
          <table:table-cell table:formula="of:=1/(10/(9*[.$B$276]*[.C280])+[.A280])" office:value-type="float" office:value="0.0089197224975223">
            <text:p>0.0089197225</text:p>
          </table:table-cell>
          <table:table-cell table:formula="of:=10*[.I280]*[.H280]/(3*[.$B$276])" office:value-type="float" office:value="0.991080277502478">
            <text:p>0.9910802775</text:p>
          </table:table-cell>
          <table:table-cell table:formula="of:=[.$D$276]*LN([.J280])/([.$H$276]*LN([.$G$276]))" office:value-type="float" office:value="0.32426385307588">
            <text:p>0.3242638531</text:p>
          </table:table-cell>
          <table:table-cell table:formula="of:=-LN([.$A$273])/LN([.D280])" office:value-type="float" office:value="49.1977170336785">
            <text:p>49.1977170337</text:p>
          </table:table-cell>
          <table:table-cell/>
          <table:table-cell table:formula="of:=LN([.$G$276])/LN([.J280])" office:value-type="float" office:value="1027.96944578134">
            <text:p>1027.9694457813</text:p>
          </table:table-cell>
          <table:table-cell table:formula="of:=4*[.$H$276]*SQRT([.N280])" office:value-type="float" office:value="76.9487102406565">
            <text:p>76.9487102407</text:p>
          </table:table-cell>
          <table:table-cell table:formula="of:=[.$D$276]/[.O280]" office:value-type="float" office:value="2.59913388248486">
            <text:p>2.5991338825</text:p>
          </table:table-cell>
          <table:table-cell table:formula="of:=1/(1+[.P280])" office:value-type="float" office:value="0.27784462391535">
            <text:p>0.2778446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81]+[.B281]" office:value-type="float" office:value="2">
            <text:p>2</text:p>
          </table:table-cell>
          <table:table-cell table:formula="of:=1/(1+[.K281])" office:value-type="float" office:value="0.438600412193694">
            <text:p>0.4386004122</text:p>
          </table:table-cell>
          <table:table-cell/>
          <table:table-cell table:formula="of:=1/([.$E$276]*[.C281])" office:value-type="float" office:value="0.005">
            <text:p>0.005</text:p>
          </table:table-cell>
          <table:table-cell table:formula="of:=[.C281]*[.$F$276]" office:value-type="float" office:value="20">
            <text:p>20</text:p>
          </table:table-cell>
          <table:table-cell table:formula="of:=1/(3*[.C281])" office:value-type="float" office:value="0.166666666666667">
            <text:p>0.1666666667</text:p>
          </table:table-cell>
          <table:table-cell table:formula="of:=1/(10/(9*[.$B$276]*[.C281])+[.A281])" office:value-type="float" office:value="0.0173745173745174">
            <text:p>0.0173745174</text:p>
          </table:table-cell>
          <table:table-cell table:formula="of:=10*[.I281]*[.H281]/(3*[.$B$276])" office:value-type="float" office:value="0.965250965250965">
            <text:p>0.9652509653</text:p>
          </table:table-cell>
          <table:table-cell table:formula="of:=[.$D$276]*LN([.J281])/([.$H$276]*LN([.$G$276]))" office:value-type="float" office:value="1.27997961743452">
            <text:p>1.2799796174</text:p>
          </table:table-cell>
          <table:table-cell table:formula="of:=-LN([.$A$273])/LN([.D281])" office:value-type="float" office:value="16.7654345388977">
            <text:p>16.7654345389</text:p>
          </table:table-cell>
          <table:table-cell/>
          <table:table-cell table:formula="of:=LN([.$G$276])/LN([.J281])" office:value-type="float" office:value="260.420813576264">
            <text:p>260.4208135763</text:p>
          </table:table-cell>
          <table:table-cell table:formula="of:=4*[.$H$276]*SQRT([.N281])" office:value-type="float" office:value="38.7301418303533">
            <text:p>38.7301418304</text:p>
          </table:table-cell>
          <table:table-cell table:formula="of:=[.$D$276]/[.O281]" office:value-type="float" office:value="5.16393667950003">
            <text:p>5.1639366795</text:p>
          </table:table-cell>
          <table:table-cell table:formula="of:=1/(1+[.P281])" office:value-type="float" office:value="0.162233983247393">
            <text:p>0.1622339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82]+[.B282]" office:value-type="float" office:value="3">
            <text:p>3</text:p>
          </table:table-cell>
          <table:table-cell table:formula="of:=1/(1+[.K282])" office:value-type="float" office:value="0.261861828262246">
            <text:p>0.2618618283</text:p>
          </table:table-cell>
          <table:table-cell/>
          <table:table-cell table:formula="of:=1/([.$E$276]*[.C282])" office:value-type="float" office:value="0.00333333333333333">
            <text:p>0.0033333333</text:p>
          </table:table-cell>
          <table:table-cell table:formula="of:=[.C282]*[.$F$276]" office:value-type="float" office:value="30">
            <text:p>30</text:p>
          </table:table-cell>
          <table:table-cell table:formula="of:=1/(3*[.C282])" office:value-type="float" office:value="0.111111111111111">
            <text:p>0.1111111111</text:p>
          </table:table-cell>
          <table:table-cell table:formula="of:=1/(10/(9*[.$B$276]*[.C282])+[.A282])" office:value-type="float" office:value="0.0249768732654949">
            <text:p>0.0249768733</text:p>
          </table:table-cell>
          <table:table-cell table:formula="of:=10*[.I282]*[.H282]/(3*[.$B$276])" office:value-type="float" office:value="0.925069380203515">
            <text:p>0.9250693802</text:p>
          </table:table-cell>
          <table:table-cell table:formula="of:=[.$D$276]*LN([.J282])/([.$H$276]*LN([.$G$276]))" office:value-type="float" office:value="2.81880782944252">
            <text:p>2.8188078294</text:p>
          </table:table-cell>
          <table:table-cell table:formula="of:=-LN([.$A$273])/LN([.D282])" office:value-type="float" office:value="10.3120492106316">
            <text:p>10.3120492106</text:p>
          </table:table-cell>
          <table:table-cell/>
          <table:table-cell table:formula="of:=LN([.$G$276])/LN([.J282])" office:value-type="float" office:value="118.253301928446">
            <text:p>118.2533019284</text:p>
          </table:table-cell>
          <table:table-cell table:formula="of:=4*[.$H$276]*SQRT([.N282])" office:value-type="float" office:value="26.0986401773703">
            <text:p>26.0986401774</text:p>
          </table:table-cell>
          <table:table-cell table:formula="of:=[.$D$276]/[.O282]" office:value-type="float" office:value="7.66323450726819">
            <text:p>7.6632345073</text:p>
          </table:table-cell>
          <table:table-cell table:formula="of:=1/(1+[.P282])" office:value-type="float" office:value="0.115430327917481">
            <text:p>0.11543032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83]+[.B283]" office:value-type="float" office:value="4">
            <text:p>4</text:p>
          </table:table-cell>
          <table:table-cell table:formula="of:=1/(1+[.K283])" office:value-type="float" office:value="0.170391557560173">
            <text:p>0.1703915576</text:p>
          </table:table-cell>
          <table:table-cell office:value-type="float" office:value="0.0884209">
            <text:p>0.0884209</text:p>
          </table:table-cell>
          <table:table-cell table:formula="of:=1/([.$E$276]*[.C283])" office:value-type="float" office:value="0.0025">
            <text:p>0.0025</text:p>
          </table:table-cell>
          <table:table-cell table:formula="of:=[.C283]*[.$F$276]" office:value-type="float" office:value="40">
            <text:p>40</text:p>
          </table:table-cell>
          <table:table-cell table:formula="of:=1/(3*[.C283])" office:value-type="float" office:value="0.0833333333333333">
            <text:p>0.0833333333</text:p>
          </table:table-cell>
          <table:table-cell table:formula="of:=1/(10/(9*[.$B$276]*[.C283])+[.A283])" office:value-type="float" office:value="0.0314685314685315">
            <text:p>0.0314685315</text:p>
          </table:table-cell>
          <table:table-cell table:formula="of:=10*[.I283]*[.H283]/(3*[.$B$276])" office:value-type="float" office:value="0.874125874125874">
            <text:p>0.8741258741</text:p>
          </table:table-cell>
          <table:table-cell table:formula="of:=[.$D$276]*LN([.J283])/([.$H$276]*LN([.$G$276]))" office:value-type="float" office:value="4.86883537141713">
            <text:p>4.8688353714</text:p>
          </table:table-cell>
          <table:table-cell table:formula="of:=-LN([.$A$273])/LN([.D283])" office:value-type="float" office:value="7.80801913698438">
            <text:p>7.808019137</text:p>
          </table:table-cell>
          <table:table-cell/>
          <table:table-cell table:formula="of:=LN([.$G$276])/LN([.J283])" office:value-type="float" office:value="68.4626420704616">
            <text:p>68.4626420705</text:p>
          </table:table-cell>
          <table:table-cell table:formula="of:=4*[.$H$276]*SQRT([.N283])" office:value-type="float" office:value="19.8581171898511">
            <text:p>19.8581171899</text:p>
          </table:table-cell>
          <table:table-cell table:formula="of:=[.$D$276]/[.O283]" office:value-type="float" office:value="10.0714482691347">
            <text:p>10.0714482691</text:p>
          </table:table-cell>
          <table:table-cell table:formula="of:=1/(1+[.P283])" office:value-type="float" office:value="0.0903224199482399">
            <text:p>0.0903224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84]+[.B284]" office:value-type="float" office:value="5">
            <text:p>5</text:p>
          </table:table-cell>
          <table:table-cell table:formula="of:=1/(1+[.K284])" office:value-type="float" office:value="0.119836915498917">
            <text:p>0.1198369155</text:p>
          </table:table-cell>
          <table:table-cell office:value-type="float" office:value="0.0698585">
            <text:p>0.0698585</text:p>
          </table:table-cell>
          <table:table-cell table:formula="of:=1/([.$E$276]*[.C284])" office:value-type="float" office:value="0.002">
            <text:p>0.002</text:p>
          </table:table-cell>
          <table:table-cell table:formula="of:=[.C284]*[.$F$276]" office:value-type="float" office:value="50">
            <text:p>50</text:p>
          </table:table-cell>
          <table:table-cell table:formula="of:=1/(3*[.C284])" office:value-type="float" office:value="0.0666666666666667">
            <text:p>0.0666666667</text:p>
          </table:table-cell>
          <table:table-cell table:formula="of:=1/(10/(9*[.$B$276]*[.C284])+[.A284])" office:value-type="float" office:value="0.036734693877551">
            <text:p>0.0367346939</text:p>
          </table:table-cell>
          <table:table-cell table:formula="of:=10*[.I284]*[.H284]/(3*[.$B$276])" office:value-type="float" office:value="0.816326530612245">
            <text:p>0.8163265306</text:p>
          </table:table-cell>
          <table:table-cell table:formula="of:=[.$D$276]*LN([.J284])/([.$H$276]*LN([.$G$276]))" office:value-type="float" office:value="7.34467405837928">
            <text:p>7.3446740584</text:p>
          </table:table-cell>
          <table:table-cell table:formula="of:=-LN([.$A$273])/LN([.D284])" office:value-type="float" office:value="6.5127057517073">
            <text:p>6.5127057517</text:p>
          </table:table-cell>
          <table:table-cell/>
          <table:table-cell table:formula="of:=LN([.$G$276])/LN([.J284])" office:value-type="float" office:value="45.3843602430587">
            <text:p>45.3843602431</text:p>
          </table:table-cell>
          <table:table-cell table:formula="of:=4*[.$H$276]*SQRT([.N284])" office:value-type="float" office:value="16.1682996941552">
            <text:p>16.1682996942</text:p>
          </table:table-cell>
          <table:table-cell table:formula="of:=[.$D$276]/[.O284]" office:value-type="float" office:value="12.3698845137253">
            <text:p>12.3698845137</text:p>
          </table:table-cell>
          <table:table-cell table:formula="of:=1/(1+[.P284])" office:value-type="float" office:value="0.074794961689715">
            <text:p>0.07479496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85]+[.B285]" office:value-type="float" office:value="6">
            <text:p>6</text:p>
          </table:table-cell>
          <table:table-cell table:formula="of:=1/(1+[.K285])" office:value-type="float" office:value="0.0896271610235031">
            <text:p>0.089627161</text:p>
          </table:table-cell>
          <table:table-cell office:value-type="float" office:value="0.0593548">
            <text:p>0.0593548</text:p>
          </table:table-cell>
          <table:table-cell table:formula="of:=1/([.$E$276]*[.C285])" office:value-type="float" office:value="0.00166666666666667">
            <text:p>0.0016666667</text:p>
          </table:table-cell>
          <table:table-cell table:formula="of:=[.C285]*[.$F$276]" office:value-type="float" office:value="60">
            <text:p>60</text:p>
          </table:table-cell>
          <table:table-cell table:formula="of:=1/(3*[.C285])" office:value-type="float" office:value="0.0555555555555556">
            <text:p>0.0555555556</text:p>
          </table:table-cell>
          <table:table-cell table:formula="of:=1/(10/(9*[.$B$276]*[.C285])+[.A285])" office:value-type="float" office:value="0.040785498489426">
            <text:p>0.0407854985</text:p>
          </table:table-cell>
          <table:table-cell table:formula="of:=10*[.I285]*[.H285]/(3*[.$B$276])" office:value-type="float" office:value="0.755287009063444">
            <text:p>0.7552870091</text:p>
          </table:table-cell>
          <table:table-cell table:formula="of:=[.$D$276]*LN([.J285])/([.$H$276]*LN([.$G$276]))" office:value-type="float" office:value="10.1573320919734">
            <text:p>10.157332092</text:p>
          </table:table-cell>
          <table:table-cell table:formula="of:=-LN([.$A$273])/LN([.D285])" office:value-type="float" office:value="5.72842232788866">
            <text:p>5.7284223279</text:p>
          </table:table-cell>
          <table:table-cell/>
          <table:table-cell table:formula="of:=LN([.$G$276])/LN([.J285])" office:value-type="float" office:value="32.8170163498683">
            <text:p>32.8170163499</text:p>
          </table:table-cell>
          <table:table-cell table:formula="of:=4*[.$H$276]*SQRT([.N285])" office:value-type="float" office:value="13.7486731787195">
            <text:p>13.7486731787</text:p>
          </table:table-cell>
          <table:table-cell table:formula="of:=[.$D$276]/[.O285]" office:value-type="float" office:value="14.5468582604439">
            <text:p>14.5468582604</text:p>
          </table:table-cell>
          <table:table-cell table:formula="of:=1/(1+[.P285])" office:value-type="float" office:value="0.0643216772963263">
            <text:p>0.0643216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86]+[.B286]" office:value-type="float" office:value="7">
            <text:p>7</text:p>
          </table:table-cell>
          <table:table-cell table:formula="of:=1/(1+[.K286])" office:value-type="float" office:value="0.0703136065546197">
            <text:p>0.0703136066</text:p>
          </table:table-cell>
          <table:table-cell office:value-type="float" office:value="0.0525935">
            <text:p>0.0525935</text:p>
          </table:table-cell>
          <table:table-cell table:formula="of:=1/([.$E$276]*[.C286])" office:value-type="float" office:value="0.00142857142857143">
            <text:p>0.0014285714</text:p>
          </table:table-cell>
          <table:table-cell table:formula="of:=[.C286]*[.$F$276]" office:value-type="float" office:value="70">
            <text:p>70</text:p>
          </table:table-cell>
          <table:table-cell table:formula="of:=1/(3*[.C286])" office:value-type="float" office:value="0.0476190476190476">
            <text:p>0.0476190476</text:p>
          </table:table-cell>
          <table:table-cell table:formula="of:=1/(10/(9*[.$B$276]*[.C286])+[.A286])" office:value-type="float" office:value="0.0437196391394865">
            <text:p>0.0437196391</text:p>
          </table:table-cell>
          <table:table-cell table:formula="of:=10*[.I286]*[.H286]/(3*[.$B$276])" office:value-type="float" office:value="0.693962526023595">
            <text:p>0.693962526</text:p>
          </table:table-cell>
          <table:table-cell table:formula="of:=[.$D$276]*LN([.J286])/([.$H$276]*LN([.$G$276]))" office:value-type="float" office:value="13.2219984011658">
            <text:p>13.2219984012</text:p>
          </table:table-cell>
          <table:table-cell table:formula="of:=-LN([.$A$273])/LN([.D286])" office:value-type="float" office:value="5.20474682511851">
            <text:p>5.2047468251</text:p>
          </table:table-cell>
          <table:table-cell/>
          <table:table-cell table:formula="of:=LN([.$G$276])/LN([.J286])" office:value-type="float" office:value="25.210510788138">
            <text:p>25.2105107881</text:p>
          </table:table-cell>
          <table:table-cell table:formula="of:=4*[.$H$276]*SQRT([.N286])" office:value-type="float" office:value="12.0504166790894">
            <text:p>12.0504166791</text:p>
          </table:table-cell>
          <table:table-cell table:formula="of:=[.$D$276]/[.O286]" office:value-type="float" office:value="16.5969364650313">
            <text:p>16.596936465</text:p>
          </table:table-cell>
          <table:table-cell table:formula="of:=1/(1+[.P286])" office:value-type="float" office:value="0.0568280735676464">
            <text:p>0.0568280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87]+[.B287]" office:value-type="float" office:value="8">
            <text:p>8</text:p>
          </table:table-cell>
          <table:table-cell table:formula="of:=1/(1+[.K287])" office:value-type="float" office:value="0.0572638712038946">
            <text:p>0.0572638712</text:p>
          </table:table-cell>
          <table:table-cell office:value-type="float" office:value="0.0430877">
            <text:p>0.0430877</text:p>
          </table:table-cell>
          <table:table-cell table:formula="of:=1/([.$E$276]*[.C287])" office:value-type="float" office:value="0.00125">
            <text:p>0.00125</text:p>
          </table:table-cell>
          <table:table-cell table:formula="of:=[.C287]*[.$F$276]" office:value-type="float" office:value="80">
            <text:p>80</text:p>
          </table:table-cell>
          <table:table-cell table:formula="of:=1/(3*[.C287])" office:value-type="float" office:value="0.0416666666666667">
            <text:p>0.0416666667</text:p>
          </table:table-cell>
          <table:table-cell table:formula="of:=1/(10/(9*[.$B$276]*[.C287])+[.A287])" office:value-type="float" office:value="0.0456852791878173">
            <text:p>0.0456852792</text:p>
          </table:table-cell>
          <table:table-cell table:formula="of:=10*[.I287]*[.H287]/(3*[.$B$276])" office:value-type="float" office:value="0.634517766497462">
            <text:p>0.6345177665</text:p>
          </table:table-cell>
          <table:table-cell table:formula="of:=[.$D$276]*LN([.J287])/([.$H$276]*LN([.$G$276]))" office:value-type="float" office:value="16.4630177627947">
            <text:p>16.4630177628</text:p>
          </table:table-cell>
          <table:table-cell table:formula="of:=-LN([.$A$273])/LN([.D287])" office:value-type="float" office:value="4.83115283328197">
            <text:p>4.8311528333</text:p>
          </table:table-cell>
          <table:table-cell/>
          <table:table-cell table:formula="of:=LN([.$G$276])/LN([.J287])" office:value-type="float" office:value="20.2474016693734">
            <text:p>20.2474016694</text:p>
          </table:table-cell>
          <table:table-cell table:formula="of:=4*[.$H$276]*SQRT([.N287])" office:value-type="float" office:value="10.7993070896049">
            <text:p>10.7993070896</text:p>
          </table:table-cell>
          <table:table-cell table:formula="of:=[.$D$276]/[.O287]" office:value-type="float" office:value="18.5197067127125">
            <text:p>18.5197067127</text:p>
          </table:table-cell>
          <table:table-cell table:formula="of:=1/(1+[.P287])" office:value-type="float" office:value="0.0512302779297771">
            <text:p>0.0512302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88]+[.B288]" office:value-type="float" office:value="9">
            <text:p>9</text:p>
          </table:table-cell>
          <table:table-cell table:formula="of:=1/(1+[.K288])" office:value-type="float" office:value="0.0480393935952148">
            <text:p>0.0480393936</text:p>
          </table:table-cell>
          <table:table-cell office:value-type="float" office:value="0.0391707">
            <text:p>0.0391707</text:p>
          </table:table-cell>
          <table:table-cell table:formula="of:=1/([.$E$276]*[.C288])" office:value-type="float" office:value="0.00111111111111111">
            <text:p>0.0011111111</text:p>
          </table:table-cell>
          <table:table-cell table:formula="of:=[.C288]*[.$F$276]" office:value-type="float" office:value="90">
            <text:p>90</text:p>
          </table:table-cell>
          <table:table-cell table:formula="of:=1/(3*[.C288])" office:value-type="float" office:value="0.037037037037037">
            <text:p>0.037037037</text:p>
          </table:table-cell>
          <table:table-cell table:formula="of:=1/(10/(9*[.$B$276]*[.C288])+[.A288])" office:value-type="float" office:value="0.0468478889531521">
            <text:p>0.046847889</text:p>
          </table:table-cell>
          <table:table-cell table:formula="of:=10*[.I288]*[.H288]/(3*[.$B$276])" office:value-type="float" office:value="0.578368999421631">
            <text:p>0.5783689994</text:p>
          </table:table-cell>
          <table:table-cell table:formula="of:=[.$D$276]*LN([.J288])/([.$H$276]*LN([.$G$276]))" office:value-type="float" office:value="19.8162494394936">
            <text:p>19.8162494395</text:p>
          </table:table-cell>
          <table:table-cell table:formula="of:=-LN([.$A$273])/LN([.D288])" office:value-type="float" office:value="4.55162079158082">
            <text:p>4.5516207916</text:p>
          </table:table-cell>
          <table:table-cell/>
          <table:table-cell table:formula="of:=LN([.$G$276])/LN([.J288])" office:value-type="float" office:value="16.8212120235529">
            <text:p>16.8212120236</text:p>
          </table:table-cell>
          <table:table-cell table:formula="of:=4*[.$H$276]*SQRT([.N288])" office:value-type="float" office:value="9.84328102086215">
            <text:p>9.8432810209</text:p>
          </table:table-cell>
          <table:table-cell table:formula="of:=[.$D$276]/[.O288]" office:value-type="float" office:value="20.3184283346289">
            <text:p>20.3184283346</text:p>
          </table:table-cell>
          <table:table-cell table:formula="of:=1/(1+[.P288])" office:value-type="float" office:value="0.0469077731389625">
            <text:p>0.0469077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89]+[.B289]" office:value-type="float" office:value="10">
            <text:p>10</text:p>
          </table:table-cell>
          <table:table-cell table:formula="of:=1/(1+[.K289])" office:value-type="float" office:value="0.0412720597807724">
            <text:p>0.0412720598</text:p>
          </table:table-cell>
          <table:table-cell office:value-type="float" office:value="0.0358524">
            <text:p>0.0358524</text:p>
          </table:table-cell>
          <table:table-cell table:formula="of:=1/([.$E$276]*[.C289])" office:value-type="float" office:value="0.001">
            <text:p>0.001</text:p>
          </table:table-cell>
          <table:table-cell table:formula="of:=[.C289]*[.$F$276]" office:value-type="float" office:value="100">
            <text:p>100</text:p>
          </table:table-cell>
          <table:table-cell table:formula="of:=1/(3*[.C289])" office:value-type="float" office:value="0.0333333333333333">
            <text:p>0.0333333333</text:p>
          </table:table-cell>
          <table:table-cell table:formula="of:=1/(10/(9*[.$B$276]*[.C289])+[.A289])" office:value-type="float" office:value="0.0473684210526316">
            <text:p>0.0473684211</text:p>
          </table:table-cell>
          <table:table-cell table:formula="of:=10*[.I289]*[.H289]/(3*[.$B$276])" office:value-type="float" office:value="0.526315789473684">
            <text:p>0.5263157895</text:p>
          </table:table-cell>
          <table:table-cell table:formula="of:=[.$D$276]*LN([.J289])/([.$H$276]*LN([.$G$276]))" office:value-type="float" office:value="23.2294667460691">
            <text:p>23.2294667461</text:p>
          </table:table-cell>
          <table:table-cell table:formula="of:=-LN([.$A$273])/LN([.D289])" office:value-type="float" office:value="4.33481040755357">
            <text:p>4.3348104076</text:p>
          </table:table-cell>
          <table:table-cell/>
          <table:table-cell table:formula="of:=LN([.$G$276])/LN([.J289])" office:value-type="float" office:value="14.3495904136388">
            <text:p>14.3495904136</text:p>
          </table:table-cell>
          <table:table-cell table:formula="of:=4*[.$H$276]*SQRT([.N289])" office:value-type="float" office:value="9.09140477498166">
            <text:p>9.091404775</text:p>
          </table:table-cell>
          <table:table-cell table:formula="of:=[.$D$276]/[.O289]" office:value-type="float" office:value="21.9988005099469">
            <text:p>21.9988005099</text:p>
          </table:table-cell>
          <table:table-cell table:formula="of:=1/(1+[.P289])" office:value-type="float" office:value="0.0434805284548429">
            <text:p>0.04348052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90]+[.B290]" office:value-type="float" office:value="12">
            <text:p>12</text:p>
          </table:table-cell>
          <table:table-cell table:formula="of:=1/(1+[.K290])" office:value-type="float" office:value="0.0321740070058947">
            <text:p>0.032174007</text:p>
          </table:table-cell>
          <table:table-cell/>
          <table:table-cell table:formula="of:=1/([.$E$276]*[.C290])" office:value-type="float" office:value="0.000833333333333333">
            <text:p>0.0008333333</text:p>
          </table:table-cell>
          <table:table-cell table:formula="of:=[.C290]*[.$F$276]" office:value-type="float" office:value="120">
            <text:p>120</text:p>
          </table:table-cell>
          <table:table-cell table:formula="of:=1/(3*[.C290])" office:value-type="float" office:value="0.0277777777777778">
            <text:p>0.0277777778</text:p>
          </table:table-cell>
          <table:table-cell table:formula="of:=1/(10/(9*[.$B$276]*[.C290])+[.A290])" office:value-type="float" office:value="0.0470383275261324">
            <text:p>0.0470383275</text:p>
          </table:table-cell>
          <table:table-cell table:formula="of:=10*[.I290]*[.H290]/(3*[.$B$276])" office:value-type="float" office:value="0.435540069686411">
            <text:p>0.4355400697</text:p>
          </table:table-cell>
          <table:table-cell table:formula="of:=[.$D$276]*LN([.J290])/([.$H$276]*LN([.$G$276]))" office:value-type="float" office:value="30.0809903104947">
            <text:p>30.0809903105</text:p>
          </table:table-cell>
          <table:table-cell table:formula="of:=-LN([.$A$273])/LN([.D290])" office:value-type="float" office:value="4.02069606015357">
            <text:p>4.0206960602</text:p>
          </table:table-cell>
          <table:table-cell/>
          <table:table-cell table:formula="of:=LN([.$G$276])/LN([.J290])" office:value-type="float" office:value="11.081195462406">
            <text:p>11.0811954624</text:p>
          </table:table-cell>
          <table:table-cell table:formula="of:=4*[.$H$276]*SQRT([.N290])" office:value-type="float" office:value="7.9892231076281">
            <text:p>7.9892231076</text:p>
          </table:table-cell>
          <table:table-cell table:formula="of:=[.$D$276]/[.O290]" office:value-type="float" office:value="25.033723217598">
            <text:p>25.0337232176</text:p>
          </table:table-cell>
          <table:table-cell table:formula="of:=1/(1+[.P290])" office:value-type="float" office:value="0.0384117166661751">
            <text:p>0.03841171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91]+[.B291]" office:value-type="float" office:value="15">
            <text:p>15</text:p>
          </table:table-cell>
          <table:table-cell table:formula="of:=1/(1+[.K291])" office:value-type="float" office:value="0.0243543371454393">
            <text:p>0.0243543371</text:p>
          </table:table-cell>
          <table:table-cell/>
          <table:table-cell table:formula="of:=1/([.$E$276]*[.C291])" office:value-type="float" office:value="0.000666666666666667">
            <text:p>0.0006666667</text:p>
          </table:table-cell>
          <table:table-cell table:formula="of:=[.C291]*[.$F$276]" office:value-type="float" office:value="150">
            <text:p>150</text:p>
          </table:table-cell>
          <table:table-cell table:formula="of:=1/(3*[.C291])" office:value-type="float" office:value="0.0222222222222222">
            <text:p>0.0222222222</text:p>
          </table:table-cell>
          <table:table-cell table:formula="of:=1/(10/(9*[.$B$276]*[.C291])+[.A291])" office:value-type="float" office:value="0.0446280991735537">
            <text:p>0.0446280992</text:p>
          </table:table-cell>
          <table:table-cell table:formula="of:=10*[.I291]*[.H291]/(3*[.$B$276])" office:value-type="float" office:value="0.330578512396694">
            <text:p>0.3305785124</text:p>
          </table:table-cell>
          <table:table-cell table:formula="of:=[.$D$276]*LN([.J291])/([.$H$276]*LN([.$G$276]))" office:value-type="float" office:value="40.0604482490406">
            <text:p>40.060448249</text:p>
          </table:table-cell>
          <table:table-cell table:formula="of:=-LN([.$A$273])/LN([.D291])" office:value-type="float" office:value="3.71933807988375">
            <text:p>3.7193380799</text:p>
          </table:table-cell>
          <table:table-cell/>
          <table:table-cell table:formula="of:=LN([.$G$276])/LN([.J291])" office:value-type="float" office:value="8.320758950602">
            <text:p>8.3207589506</text:p>
          </table:table-cell>
          <table:table-cell table:formula="of:=4*[.$H$276]*SQRT([.N291])" office:value-type="float" office:value="6.92297418422657">
            <text:p>6.9229741842</text:p>
          </table:table-cell>
          <table:table-cell table:formula="of:=[.$D$276]/[.O291]" office:value-type="float" office:value="28.8893176079847">
            <text:p>28.889317608</text:p>
          </table:table-cell>
          <table:table-cell table:formula="of:=1/(1+[.P291])" office:value-type="float" office:value="0.0334567691747121">
            <text:p>0.0334567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92]+[.B292]" office:value-type="float" office:value="20">
            <text:p>20</text:p>
          </table:table-cell>
          <table:table-cell table:formula="of:=1/(1+[.K292])" office:value-type="float" office:value="0.0177841581624842">
            <text:p>0.0177841582</text:p>
          </table:table-cell>
          <table:table-cell/>
          <table:table-cell table:formula="of:=1/([.$E$276]*[.C292])" office:value-type="float" office:value="0.0005">
            <text:p>0.0005</text:p>
          </table:table-cell>
          <table:table-cell table:formula="of:=[.C292]*[.$F$276]" office:value-type="float" office:value="200">
            <text:p>200</text:p>
          </table:table-cell>
          <table:table-cell table:formula="of:=1/(3*[.C292])" office:value-type="float" office:value="0.0166666666666667">
            <text:p>0.0166666667</text:p>
          </table:table-cell>
          <table:table-cell table:formula="of:=1/(10/(9*[.$B$276]*[.C292])+[.A292])" office:value-type="float" office:value="0.0391304347826087">
            <text:p>0.0391304348</text:p>
          </table:table-cell>
          <table:table-cell table:formula="of:=10*[.I292]*[.H292]/(3*[.$B$276])" office:value-type="float" office:value="0.217391304347826">
            <text:p>0.2173913043</text:p>
          </table:table-cell>
          <table:table-cell table:formula="of:=[.$D$276]*LN([.J292])/([.$H$276]*LN([.$G$276]))" office:value-type="float" office:value="55.2298193067979">
            <text:p>55.2298193068</text:p>
          </table:table-cell>
          <table:table-cell table:formula="of:=-LN([.$A$273])/LN([.D292])" office:value-type="float" office:value="3.42913279229509">
            <text:p>3.4291327923</text:p>
          </table:table-cell>
          <table:table-cell/>
          <table:table-cell table:formula="of:=LN([.$G$276])/LN([.J292])" office:value-type="float" office:value="6.03538699776817">
            <text:p>6.0353869978</text:p>
          </table:table-cell>
          <table:table-cell table:formula="of:=4*[.$H$276]*SQRT([.N292])" office:value-type="float" office:value="5.89608591415904">
            <text:p>5.8960859142</text:p>
          </table:table-cell>
          <table:table-cell table:formula="of:=[.$D$276]/[.O292]" office:value-type="float" office:value="33.9208082975375">
            <text:p>33.9208082975</text:p>
          </table:table-cell>
          <table:table-cell table:formula="of:=1/(1+[.P292])" office:value-type="float" office:value="0.0286362214608451">
            <text:p>0.0286362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93]+[.B293]" office:value-type="float" office:value="30">
            <text:p>30</text:p>
          </table:table-cell>
          <table:table-cell table:formula="of:=1/(1+[.K293])" office:value-type="float" office:value="0.0123578666109343">
            <text:p>0.0123578666</text:p>
          </table:table-cell>
          <table:table-cell/>
          <table:table-cell table:formula="of:=1/([.$E$276]*[.C293])" office:value-type="float" office:value="0.000333333333333333">
            <text:p>0.0003333333</text:p>
          </table:table-cell>
          <table:table-cell table:formula="of:=[.C293]*[.$F$276]" office:value-type="float" office:value="300">
            <text:p>300</text:p>
          </table:table-cell>
          <table:table-cell table:formula="of:=1/(3*[.C293])" office:value-type="float" office:value="0.0111111111111111">
            <text:p>0.0111111111</text:p>
          </table:table-cell>
          <table:table-cell table:formula="of:=1/(10/(9*[.$B$276]*[.C293])+[.A293])" office:value-type="float" office:value="0.0296703296703297">
            <text:p>0.0296703297</text:p>
          </table:table-cell>
          <table:table-cell table:formula="of:=10*[.I293]*[.H293]/(3*[.$B$276])" office:value-type="float" office:value="0.10989010989011">
            <text:p>0.1098901099</text:p>
          </table:table-cell>
          <table:table-cell table:formula="of:=[.$D$276]*LN([.J293])/([.$H$276]*LN([.$G$276]))" office:value-type="float" office:value="79.9201160267578">
            <text:p>79.9201160268</text:p>
          </table:table-cell>
          <table:table-cell table:formula="of:=-LN([.$A$273])/LN([.D293])" office:value-type="float" office:value="3.14501597043543">
            <text:p>3.1450159704</text:p>
          </table:table-cell>
          <table:table-cell/>
          <table:table-cell table:formula="of:=LN([.$G$276])/LN([.J293])" office:value-type="float" office:value="4.17083144901505">
            <text:p>4.170831449</text:p>
          </table:table-cell>
          <table:table-cell table:formula="of:=4*[.$H$276]*SQRT([.N293])" office:value-type="float" office:value="4.90142725604764">
            <text:p>4.901427256</text:p>
          </table:table-cell>
          <table:table-cell table:formula="of:=[.$D$276]/[.O293]" office:value-type="float" office:value="40.8044411458376">
            <text:p>40.8044411458</text:p>
          </table:table-cell>
          <table:table-cell table:formula="of:=1/(1+[.P293])" office:value-type="float" office:value="0.0239209034396952">
            <text:p>0.02392090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94]+[.B294]" office:value-type="float" office:value="35">
            <text:p>35</text:p>
          </table:table-cell>
          <table:table-cell table:formula="of:=1/(1+[.K294])" office:value-type="float" office:value="0.0109881548281524">
            <text:p>0.0109881548</text:p>
          </table:table-cell>
          <table:table-cell/>
          <table:table-cell table:formula="of:=1/([.$E$276]*[.C294])" office:value-type="float" office:value="0.000285714285714286">
            <text:p>0.0002857143</text:p>
          </table:table-cell>
          <table:table-cell table:formula="of:=[.C294]*[.$F$276]" office:value-type="float" office:value="350">
            <text:p>350</text:p>
          </table:table-cell>
          <table:table-cell table:formula="of:=1/(3*[.C294])" office:value-type="float" office:value="0.00952380952380952">
            <text:p>0.0095238095</text:p>
          </table:table-cell>
          <table:table-cell table:formula="of:=1/(10/(9*[.$B$276]*[.C294])+[.A294])" office:value-type="float" office:value="0.0261954261954262">
            <text:p>0.0261954262</text:p>
          </table:table-cell>
          <table:table-cell table:formula="of:=10*[.I294]*[.H294]/(3*[.$B$276])" office:value-type="float" office:value="0.0831600831600831">
            <text:p>0.0831600832</text:p>
          </table:table-cell>
          <table:table-cell table:formula="of:=[.$D$276]*LN([.J294])/([.$H$276]*LN([.$G$276]))" office:value-type="float" office:value="90.0070904204891">
            <text:p>90.0070904205</text:p>
          </table:table-cell>
          <table:table-cell table:formula="of:=-LN([.$A$273])/LN([.D294])" office:value-type="float" office:value="3.06311266850781">
            <text:p>3.0631126685</text:p>
          </table:table-cell>
          <table:table-cell/>
          <table:table-cell table:formula="of:=LN([.$G$276])/LN([.J294])" office:value-type="float" office:value="3.70341193983817">
            <text:p>3.7034119398</text:p>
          </table:table-cell>
          <table:table-cell table:formula="of:=4*[.$H$276]*SQRT([.N294])" office:value-type="float" office:value="4.618620223992">
            <text:p>4.618620224</text:p>
          </table:table-cell>
          <table:table-cell table:formula="of:=[.$D$276]/[.O294]" office:value-type="float" office:value="43.3029758457028">
            <text:p>43.3029758457</text:p>
          </table:table-cell>
          <table:table-cell table:formula="of:=1/(1+[.P294])" office:value-type="float" office:value="0.0225718471707808">
            <text:p>0.02257184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95]+[.B295]" office:value-type="float" office:value="50">
            <text:p>50</text:p>
          </table:table-cell>
          <table:table-cell table:formula="of:=1/(1+[.K295])" office:value-type="float" office:value="0.00867636384832888">
            <text:p>0.0086763638</text:p>
          </table:table-cell>
          <table:table-cell/>
          <table:table-cell table:formula="of:=1/([.$E$276]*[.C295])" office:value-type="float" office:value="0.0002">
            <text:p>0.0002</text:p>
          </table:table-cell>
          <table:table-cell table:formula="of:=[.C295]*[.$F$276]" office:value-type="float" office:value="500">
            <text:p>500</text:p>
          </table:table-cell>
          <table:table-cell table:formula="of:=1/(3*[.C295])" office:value-type="float" office:value="0.00666666666666667">
            <text:p>0.0066666667</text:p>
          </table:table-cell>
          <table:table-cell table:formula="of:=1/(10/(9*[.$B$276]*[.C295])+[.A295])" office:value-type="float" office:value="0.0191489361702128">
            <text:p>0.0191489362</text:p>
          </table:table-cell>
          <table:table-cell table:formula="of:=10*[.I295]*[.H295]/(3*[.$B$276])" office:value-type="float" office:value="0.0425531914893617">
            <text:p>0.0425531915</text:p>
          </table:table-cell>
          <table:table-cell table:formula="of:=[.$D$276]*LN([.J295])/([.$H$276]*LN([.$G$276]))" office:value-type="float" office:value="114.255655189311">
            <text:p>114.2556551893</text:p>
          </table:table-cell>
          <table:table-cell table:formula="of:=-LN([.$A$273])/LN([.D295])" office:value-type="float" office:value="2.91069411236225">
            <text:p>2.9106941124</text:p>
          </table:table-cell>
          <table:table-cell/>
          <table:table-cell table:formula="of:=LN([.$G$276])/LN([.J295])" office:value-type="float" office:value="2.91743400167834">
            <text:p>2.9174340017</text:p>
          </table:table-cell>
          <table:table-cell table:formula="of:=4*[.$H$276]*SQRT([.N295])" office:value-type="float" office:value="4.09931943737826">
            <text:p>4.0993194374</text:p>
          </table:table-cell>
          <table:table-cell table:formula="of:=[.$D$276]/[.O295]" office:value-type="float" office:value="48.7885862654097">
            <text:p>48.7885862654</text:p>
          </table:table-cell>
          <table:table-cell table:formula="of:=1/(1+[.P295])" office:value-type="float" office:value="0.0200849245782812">
            <text:p>0.02008492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96]+[.B296]" office:value-type="float" office:value="100">
            <text:p>100</text:p>
          </table:table-cell>
          <table:table-cell table:formula="of:=1/(1+[.K296])" office:value-type="float" office:value="0.0060881522056058">
            <text:p>0.0060881522</text:p>
          </table:table-cell>
          <table:table-cell/>
          <table:table-cell table:formula="of:=1/([.$E$276]*[.C296])" office:value-type="float" office:value="0.0001">
            <text:p>0.0001</text:p>
          </table:table-cell>
          <table:table-cell table:formula="of:=[.C296]*[.$F$276]" office:value-type="float" office:value="1000">
            <text:p>1000</text:p>
          </table:table-cell>
          <table:table-cell table:formula="of:=1/(3*[.C296])" office:value-type="float" office:value="0.00333333333333333">
            <text:p>0.0033333333</text:p>
          </table:table-cell>
          <table:table-cell table:formula="of:=1/(10/(9*[.$B$276]*[.C296])+[.A296])" office:value-type="float" office:value="0.00989010989010989">
            <text:p>0.0098901099</text:p>
          </table:table-cell>
          <table:table-cell table:formula="of:=10*[.I296]*[.H296]/(3*[.$B$276])" office:value-type="float" office:value="0.010989010989011">
            <text:p>0.010989011</text:p>
          </table:table-cell>
          <table:table-cell table:formula="of:=[.$D$276]*LN([.J296])/([.$H$276]*LN([.$G$276]))" office:value-type="float" office:value="163.253449360091">
            <text:p>163.2534493601</text:p>
          </table:table-cell>
          <table:table-cell table:formula="of:=-LN([.$A$273])/LN([.D296])" office:value-type="float" office:value="2.70856641142277">
            <text:p>2.7085664114</text:p>
          </table:table-cell>
          <table:table-cell/>
          <table:table-cell table:formula="of:=LN([.$G$276])/LN([.J296])" office:value-type="float" office:value="2.04181494871875">
            <text:p>2.0418149487</text:p>
          </table:table-cell>
          <table:table-cell table:formula="of:=4*[.$H$276]*SQRT([.N296])" office:value-type="float" office:value="3.42941016861792">
            <text:p>3.4294101686</text:p>
          </table:table-cell>
          <table:table-cell table:formula="of:=[.$D$276]/[.O296]" office:value-type="float" office:value="58.3190665934841">
            <text:p>58.3190665935</text:p>
          </table:table-cell>
          <table:table-cell table:formula="of:=1/(1+[.P296])" office:value-type="float" office:value="0.0168579860983491">
            <text:p>0.0168579861</text:p>
          </table:table-cell>
        </table:table-row>
      </table:table>
      <table:table table:name="leakage" table:style-name="ta1">
        <table:shapes>
          <draw:frame draw:z-index="0" draw:style-name="gr1" svg:width="6.676in" svg:height="4.3669in" svg:x="0.2193in" svg:y="13.1638in">
            <draw:object draw:notify-on-update-of-ranges="leakage.G9:leakage.G25 leakage.H6:leakage.H6 leakage.J9:leakage.J25 leakage.G9:leakage.G25 leakage.H6:leakage.H6 leakage.K9:leakage.K25 leakage.H6:leakage.H6 leakage.M9:leakage.M25 leakage.G9:leakage.G25 leakage.G34:leakage.G50 leakage.H31:leakage.H31 leakage.J34:leakage.J50 leakage.G34:leakage.G50 leakage.H31:leakage.H31 leakage.K34:leakage.K50 leakage.H31:leakage.H31 leakage.M34:leakage.M50 leakage.G34:leakage.G50 leakage.G60:leakage.G76 leakage.H57:leakage.H57 leakage.J60:leakage.J76 leakage.G60:leakage.G76 leakage.H57:leakage.H57 leakage.K60:leakage.K76 leakage.H57:leakage.H57 leakage.M60:leakage.M76 leakage.G60:leakage.G7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8205in" svg:height="4.3681in" svg:x="0.1079in" svg:y="17.7697in">
            <draw:object draw:notify-on-update-of-ranges="leakage.G9:leakage.G25 leakage.K5:leakage.K5 leakage.L9:leakage.L25 leakage.G34:leakage.G50 leakage.K30:leakage.K30 leakage.L34:leakage.L50 leakage.G60:leakage.G76 leakage.K56:leakage.K56 leakage.L60:leakage.L76 leakage.J5:leakage.J5 leakage.N9:leakage.N25 leakage.G9:leakage.G25 leakage.J30:leakage.J30 leakage.N34:leakage.N50 leakage.G34:leakage.G50 leakage.J56:leakage.J56 leakage.N60:leakage.N76 leakage.G60:leakage.G7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number-columns-repeated="7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 table:number-columns-spanned="2" table:number-rows-spanned="1">
            <text:p>measured in block 4</text:p>
          </table:table-cell>
          <table:covered-table-cell/>
          <table:table-cell table:style-name="ce1" office:value-type="string">
            <text:p>n_s</text:p>
          </table:table-cell>
          <table:table-cell table:style-name="ce1" office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3/5" office:value-type="float" office:value="0.6">
            <text:p>0.6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50</text:p>
          </table:table-cell>
          <table:table-cell office:value-type="string">
            <text:p>W-50</text:p>
          </table:table-cell>
          <table:table-cell table:number-columns-repeated="3"/>
        </table:table-row>
        <table:table-row table:style-name="ro1">
          <table:table-cell table:formula="of:=[.E6]/[.H6]"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]+[.B9]" office:value-type="float" office:value="1">
            <text:p>1</text:p>
          </table:table-cell>
          <table:table-cell table:formula="of:=[.C9]*[.$E$9]" office:value-type="float" office:value="0.333333333333333">
            <text:p>0.3333333333</text:p>
          </table:table-cell>
          <table:table-cell table:formula="of:=1/(3*[.C9])" office:value-type="float" office:value="0.333333333333333">
            <text:p>0.3333333333</text:p>
          </table:table-cell>
          <table:table-cell table:formula="of:=1/(10/(9*[.$B$6]*[.C9])+[.A9])" office:value-type="float" office:value="0.0089197224975223">
            <text:p>0.0089197225</text:p>
          </table:table-cell>
          <table:table-cell table:formula="of:=10*[.F9]*[.E9]/(3*[.$B$6])" office:value-type="float" office:value="0.991080277502478">
            <text:p>0.9910802775</text:p>
          </table:table-cell>
          <table:table-cell table:formula="of:=LN([.$F$6])/LN([.G9])" office:value-type="float" office:value="1027.96944578134">
            <text:p>1027.9694457813</text:p>
          </table:table-cell>
          <table:table-cell table:formula="of:=[.$H$6]/(2*[.$D$2]*[.$C$2]*SQRT([.H9]))" office:value-type="float" office:value="0.649783470621215">
            <text:p>0.6497834706</text:p>
          </table:table-cell>
          <table:table-cell table:formula="of:=1/(1+[.I9])" office:value-type="float" office:value="0.606140149787933">
            <text:p>0.6061401498</text:p>
          </table:table-cell>
          <table:table-cell office:value-type="float" office:value="0.92976">
            <text:p>0.92976</text:p>
          </table:table-cell>
          <table:table-cell table:formula="of:=[.J9]-[.K9]" office:value-type="float" office:value="-0.323619850212067">
            <text:p>-0.3236198502</text:p>
          </table:table-cell>
          <table:table-cell table:formula="of:=(1-EXP(-[.I9]))/[.I9]" office:value-type="float" office:value="0.73538523886346">
            <text:p>0.7353852389</text:p>
          </table:table-cell>
          <table:table-cell table:formula="of:=[.M9]-[.K9]" office:value-type="float" office:value="-0.19437476113654">
            <text:p>-0.1943747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0]+[.B10]" office:value-type="float" office:value="2">
            <text:p>2</text:p>
          </table:table-cell>
          <table:table-cell table:formula="of:=[.C10]*[.$E$9]" office:value-type="float" office:value="0.666666666666667">
            <text:p>0.6666666667</text:p>
          </table:table-cell>
          <table:table-cell table:formula="of:=1/(3*[.C10])" office:value-type="float" office:value="0.166666666666667">
            <text:p>0.1666666667</text:p>
          </table:table-cell>
          <table:table-cell table:formula="of:=1/(10/(9*[.$B$6]*[.C10])+[.A10])" office:value-type="float" office:value="0.0173745173745174">
            <text:p>0.0173745174</text:p>
          </table:table-cell>
          <table:table-cell table:formula="of:=10*[.F10]*[.E10]/(3*[.$B$6])" office:value-type="float" office:value="0.965250965250965">
            <text:p>0.9652509653</text:p>
          </table:table-cell>
          <table:table-cell table:formula="of:=LN([.$F$6])/LN([.G10])" office:value-type="float" office:value="260.420813576264">
            <text:p>260.4208135763</text:p>
          </table:table-cell>
          <table:table-cell table:formula="of:=[.$H$6]/(2*[.$D$2]*[.$C$2]*SQRT([.H10]))" office:value-type="float" office:value="1.29098416987501">
            <text:p>1.2909841699</text:p>
          </table:table-cell>
          <table:table-cell table:formula="of:=1/(1+[.I10])" office:value-type="float" office:value="0.43649363149225">
            <text:p>0.4364936315</text:p>
          </table:table-cell>
          <table:table-cell office:value-type="float" office:value="0.610797">
            <text:p>0.610797</text:p>
          </table:table-cell>
          <table:table-cell table:formula="of:=[.J10]-[.K10]" office:value-type="float" office:value="-0.17430336850775">
            <text:p>-0.1743033685</text:p>
          </table:table-cell>
          <table:table-cell table:formula="of:=(1-EXP(-[.I10]))/[.I10]" office:value-type="float" office:value="0.561587054103104">
            <text:p>0.5615870541</text:p>
          </table:table-cell>
          <table:table-cell table:formula="of:=[.M10]-[.K10]" office:value-type="float" office:value="-0.0492099458968962">
            <text:p>-0.04920994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1]+[.B11]" office:value-type="float" office:value="3">
            <text:p>3</text:p>
          </table:table-cell>
          <table:table-cell table:formula="of:=[.C11]*[.$E$9]" office:value-type="float" office:value="1">
            <text:p>1</text:p>
          </table:table-cell>
          <table:table-cell table:formula="of:=1/(3*[.C11])" office:value-type="float" office:value="0.111111111111111">
            <text:p>0.1111111111</text:p>
          </table:table-cell>
          <table:table-cell table:formula="of:=1/(10/(9*[.$B$6]*[.C11])+[.A11])" office:value-type="float" office:value="0.0249768732654949">
            <text:p>0.0249768733</text:p>
          </table:table-cell>
          <table:table-cell table:formula="of:=10*[.F11]*[.E11]/(3*[.$B$6])" office:value-type="float" office:value="0.925069380203515">
            <text:p>0.9250693802</text:p>
          </table:table-cell>
          <table:table-cell table:formula="of:=LN([.$F$6])/LN([.G11])" office:value-type="float" office:value="118.253301928446">
            <text:p>118.2533019284</text:p>
          </table:table-cell>
          <table:table-cell table:formula="of:=[.$H$6]/(2*[.$D$2]*[.$C$2]*SQRT([.H11]))" office:value-type="float" office:value="1.91580862681705">
            <text:p>1.9158086268</text:p>
          </table:table-cell>
          <table:table-cell table:formula="of:=1/(1+[.I11])" office:value-type="float" office:value="0.342958035998274">
            <text:p>0.342958036</text:p>
          </table:table-cell>
          <table:table-cell office:value-type="float" office:value="0.431388">
            <text:p>0.431388</text:p>
          </table:table-cell>
          <table:table-cell table:formula="of:=[.J11]-[.K11]" office:value-type="float" office:value="-0.0884299640017256">
            <text:p>-0.088429964</text:p>
          </table:table-cell>
          <table:table-cell table:formula="of:=(1-EXP(-[.I11]))/[.I11]" office:value-type="float" office:value="0.445126539193529">
            <text:p>0.4451265392</text:p>
          </table:table-cell>
          <table:table-cell table:formula="of:=[.M11]-[.K11]" office:value-type="float" office:value="0.0137385391935292">
            <text:p>0.01373853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2]+[.B12]" office:value-type="float" office:value="4">
            <text:p>4</text:p>
          </table:table-cell>
          <table:table-cell table:formula="of:=[.C12]*[.$E$9]" office:value-type="float" office:value="1.33333333333333">
            <text:p>1.3333333333</text:p>
          </table:table-cell>
          <table:table-cell table:formula="of:=1/(3*[.C12])" office:value-type="float" office:value="0.0833333333333333">
            <text:p>0.0833333333</text:p>
          </table:table-cell>
          <table:table-cell table:formula="of:=1/(10/(9*[.$B$6]*[.C12])+[.A12])" office:value-type="float" office:value="0.0314685314685315">
            <text:p>0.0314685315</text:p>
          </table:table-cell>
          <table:table-cell table:formula="of:=10*[.F12]*[.E12]/(3*[.$B$6])" office:value-type="float" office:value="0.874125874125874">
            <text:p>0.8741258741</text:p>
          </table:table-cell>
          <table:table-cell table:formula="of:=LN([.$F$6])/LN([.G12])" office:value-type="float" office:value="68.4626420704616">
            <text:p>68.4626420705</text:p>
          </table:table-cell>
          <table:table-cell table:formula="of:=[.$H$6]/(2*[.$D$2]*[.$C$2]*SQRT([.H12]))" office:value-type="float" office:value="2.51786206728368">
            <text:p>2.5178620673</text:p>
          </table:table-cell>
          <table:table-cell table:formula="of:=1/(1+[.I12])" office:value-type="float" office:value="0.284263561468216">
            <text:p>0.2842635615</text:p>
          </table:table-cell>
          <table:table-cell office:value-type="float" office:value="0.333517">
            <text:p>0.333517</text:p>
          </table:table-cell>
          <table:table-cell table:formula="of:=[.J12]-[.K12]" office:value-type="float" office:value="-0.0492534385317839">
            <text:p>-0.0492534385</text:p>
          </table:table-cell>
          <table:table-cell table:formula="of:=(1-EXP(-[.I12]))/[.I12]" office:value-type="float" office:value="0.365138425952359">
            <text:p>0.365138426</text:p>
          </table:table-cell>
          <table:table-cell table:formula="of:=[.M12]-[.K12]" office:value-type="float" office:value="0.0316214259523594">
            <text:p>0.0316214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3]+[.B13]" office:value-type="float" office:value="5">
            <text:p>5</text:p>
          </table:table-cell>
          <table:table-cell table:formula="of:=[.C13]*[.$E$9]" office:value-type="float" office:value="1.66666666666667">
            <text:p>1.6666666667</text:p>
          </table:table-cell>
          <table:table-cell table:formula="of:=1/(3*[.C13])" office:value-type="float" office:value="0.0666666666666667">
            <text:p>0.0666666667</text:p>
          </table:table-cell>
          <table:table-cell table:formula="of:=1/(10/(9*[.$B$6]*[.C13])+[.A13])" office:value-type="float" office:value="0.036734693877551">
            <text:p>0.0367346939</text:p>
          </table:table-cell>
          <table:table-cell table:formula="of:=10*[.F13]*[.E13]/(3*[.$B$6])" office:value-type="float" office:value="0.816326530612245">
            <text:p>0.8163265306</text:p>
          </table:table-cell>
          <table:table-cell table:formula="of:=LN([.$F$6])/LN([.G13])" office:value-type="float" office:value="45.3843602430587">
            <text:p>45.3843602431</text:p>
          </table:table-cell>
          <table:table-cell table:formula="of:=[.$H$6]/(2*[.$D$2]*[.$C$2]*SQRT([.H13]))" office:value-type="float" office:value="3.09247112843133">
            <text:p>3.0924711284</text:p>
          </table:table-cell>
          <table:table-cell table:formula="of:=1/(1+[.I13])" office:value-type="float" office:value="0.244351143506614">
            <text:p>0.2443511435</text:p>
          </table:table-cell>
          <table:table-cell office:value-type="float" office:value="0.271268">
            <text:p>0.271268</text:p>
          </table:table-cell>
          <table:table-cell table:formula="of:=[.J13]-[.K13]" office:value-type="float" office:value="-0.0269168564933857">
            <text:p>-0.0269168565</text:p>
          </table:table-cell>
          <table:table-cell table:formula="of:=(1-EXP(-[.I13]))/[.I13]" office:value-type="float" office:value="0.308688523937455">
            <text:p>0.3086885239</text:p>
          </table:table-cell>
          <table:table-cell table:formula="of:=[.M13]-[.K13]" office:value-type="float" office:value="0.0374205239374554">
            <text:p>0.03742052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4]+[.B14]" office:value-type="float" office:value="6">
            <text:p>6</text:p>
          </table:table-cell>
          <table:table-cell table:formula="of:=[.C14]*[.$E$9]" office:value-type="float" office:value="2">
            <text:p>2</text:p>
          </table:table-cell>
          <table:table-cell table:formula="of:=1/(3*[.C14])" office:value-type="float" office:value="0.0555555555555556">
            <text:p>0.0555555556</text:p>
          </table:table-cell>
          <table:table-cell table:formula="of:=1/(10/(9*[.$B$6]*[.C14])+[.A14])" office:value-type="float" office:value="0.040785498489426">
            <text:p>0.0407854985</text:p>
          </table:table-cell>
          <table:table-cell table:formula="of:=10*[.F14]*[.E14]/(3*[.$B$6])" office:value-type="float" office:value="0.755287009063444">
            <text:p>0.7552870091</text:p>
          </table:table-cell>
          <table:table-cell table:formula="of:=LN([.$F$6])/LN([.G14])" office:value-type="float" office:value="32.8170163498683">
            <text:p>32.8170163499</text:p>
          </table:table-cell>
          <table:table-cell table:formula="of:=[.$H$6]/(2*[.$D$2]*[.$C$2]*SQRT([.H14]))" office:value-type="float" office:value="3.63671456511099">
            <text:p>3.6367145651</text:p>
          </table:table-cell>
          <table:table-cell table:formula="of:=1/(1+[.I14])" office:value-type="float" office:value="0.215669950340379">
            <text:p>0.2156699503</text:p>
          </table:table-cell>
          <table:table-cell office:value-type="float" office:value="0.22763">
            <text:p>0.22763</text:p>
          </table:table-cell>
          <table:table-cell table:formula="of:=[.J14]-[.K14]" office:value-type="float" office:value="-0.0119600496596207">
            <text:p>-0.0119600497</text:p>
          </table:table-cell>
          <table:table-cell table:formula="of:=(1-EXP(-[.I14]))/[.I14]" office:value-type="float" office:value="0.267731010062798">
            <text:p>0.2677310101</text:p>
          </table:table-cell>
          <table:table-cell table:formula="of:=[.M14]-[.K14]" office:value-type="float" office:value="0.040101010062798">
            <text:p>0.04010101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]+[.B15]" office:value-type="float" office:value="7">
            <text:p>7</text:p>
          </table:table-cell>
          <table:table-cell table:formula="of:=[.C15]*[.$E$9]" office:value-type="float" office:value="2.33333333333333">
            <text:p>2.3333333333</text:p>
          </table:table-cell>
          <table:table-cell table:formula="of:=1/(3*[.C15])" office:value-type="float" office:value="0.0476190476190476">
            <text:p>0.0476190476</text:p>
          </table:table-cell>
          <table:table-cell table:formula="of:=1/(10/(9*[.$B$6]*[.C15])+[.A15])" office:value-type="float" office:value="0.0437196391394865">
            <text:p>0.0437196391</text:p>
          </table:table-cell>
          <table:table-cell table:formula="of:=10*[.F15]*[.E15]/(3*[.$B$6])" office:value-type="float" office:value="0.693962526023595">
            <text:p>0.693962526</text:p>
          </table:table-cell>
          <table:table-cell table:formula="of:=LN([.$F$6])/LN([.G15])" office:value-type="float" office:value="25.210510788138">
            <text:p>25.2105107881</text:p>
          </table:table-cell>
          <table:table-cell table:formula="of:=[.$H$6]/(2*[.$D$2]*[.$C$2]*SQRT([.H15]))" office:value-type="float" office:value="4.14923411625784">
            <text:p>4.1492341163</text:p>
          </table:table-cell>
          <table:table-cell table:formula="of:=1/(1+[.I15])" office:value-type="float" office:value="0.194203638331897">
            <text:p>0.1942036383</text:p>
          </table:table-cell>
          <table:table-cell office:value-type="float" office:value="0.199324">
            <text:p>0.199324</text:p>
          </table:table-cell>
          <table:table-cell table:formula="of:=[.J15]-[.K15]" office:value-type="float" office:value="-0.00512036166810337">
            <text:p>-0.0051203617</text:p>
          </table:table-cell>
          <table:table-cell table:formula="of:=(1-EXP(-[.I15]))/[.I15]" office:value-type="float" office:value="0.237206066855492">
            <text:p>0.2372060669</text:p>
          </table:table-cell>
          <table:table-cell table:formula="of:=[.M15]-[.K15]" office:value-type="float" office:value="0.0378820668554922">
            <text:p>0.03788206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6]+[.B16]" office:value-type="float" office:value="8">
            <text:p>8</text:p>
          </table:table-cell>
          <table:table-cell table:formula="of:=[.C16]*[.$E$9]" office:value-type="float" office:value="2.66666666666667">
            <text:p>2.6666666667</text:p>
          </table:table-cell>
          <table:table-cell table:formula="of:=1/(3*[.C16])" office:value-type="float" office:value="0.0416666666666667">
            <text:p>0.0416666667</text:p>
          </table:table-cell>
          <table:table-cell table:formula="of:=1/(10/(9*[.$B$6]*[.C16])+[.A16])" office:value-type="float" office:value="0.0456852791878173">
            <text:p>0.0456852792</text:p>
          </table:table-cell>
          <table:table-cell table:formula="of:=10*[.F16]*[.E16]/(3*[.$B$6])" office:value-type="float" office:value="0.634517766497462">
            <text:p>0.6345177665</text:p>
          </table:table-cell>
          <table:table-cell table:formula="of:=LN([.$F$6])/LN([.G16])" office:value-type="float" office:value="20.2474016693734">
            <text:p>20.2474016694</text:p>
          </table:table-cell>
          <table:table-cell table:formula="of:=[.$H$6]/(2*[.$D$2]*[.$C$2]*SQRT([.H16]))" office:value-type="float" office:value="4.62992667817814">
            <text:p>4.6299266782</text:p>
          </table:table-cell>
          <table:table-cell table:formula="of:=1/(1+[.I16])" office:value-type="float" office:value="0.17762220667563">
            <text:p>0.1776222067</text:p>
          </table:table-cell>
          <table:table-cell office:value-type="float" office:value="0.1749">
            <text:p>0.1749</text:p>
          </table:table-cell>
          <table:table-cell table:formula="of:=[.J16]-[.K16]" office:value-type="float" office:value="0.00272220667563">
            <text:p>0.0027222067</text:p>
          </table:table-cell>
          <table:table-cell table:formula="of:=(1-EXP(-[.I16]))/[.I16]" office:value-type="float" office:value="0.213879094522591">
            <text:p>0.2138790945</text:p>
          </table:table-cell>
          <table:table-cell table:formula="of:=[.M16]-[.K16]" office:value-type="float" office:value="0.0389790945225907">
            <text:p>0.0389790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7]+[.B17]" office:value-type="float" office:value="9">
            <text:p>9</text:p>
          </table:table-cell>
          <table:table-cell table:formula="of:=[.C17]*[.$E$9]" office:value-type="float" office:value="3">
            <text:p>3</text:p>
          </table:table-cell>
          <table:table-cell table:formula="of:=1/(3*[.C17])" office:value-type="float" office:value="0.037037037037037">
            <text:p>0.037037037</text:p>
          </table:table-cell>
          <table:table-cell table:formula="of:=1/(10/(9*[.$B$6]*[.C17])+[.A17])" office:value-type="float" office:value="0.0468478889531521">
            <text:p>0.046847889</text:p>
          </table:table-cell>
          <table:table-cell table:formula="of:=10*[.F17]*[.E17]/(3*[.$B$6])" office:value-type="float" office:value="0.578368999421631">
            <text:p>0.5783689994</text:p>
          </table:table-cell>
          <table:table-cell table:formula="of:=LN([.$F$6])/LN([.G17])" office:value-type="float" office:value="16.8212120235529">
            <text:p>16.8212120236</text:p>
          </table:table-cell>
          <table:table-cell table:formula="of:=[.$H$6]/(2*[.$D$2]*[.$C$2]*SQRT([.H17]))" office:value-type="float" office:value="5.07960708365722">
            <text:p>5.0796070837</text:p>
          </table:table-cell>
          <table:table-cell table:formula="of:=1/(1+[.I17])" office:value-type="float" office:value="0.164484313910373">
            <text:p>0.1644843139</text:p>
          </table:table-cell>
          <table:table-cell office:value-type="float" office:value="0.154259">
            <text:p>0.154259</text:p>
          </table:table-cell>
          <table:table-cell table:formula="of:=[.J17]-[.K17]" office:value-type="float" office:value="0.0102253139103729">
            <text:p>0.0102253139</text:p>
          </table:table-cell>
          <table:table-cell table:formula="of:=(1-EXP(-[.I17]))/[.I17]" office:value-type="float" office:value="0.19564065295469">
            <text:p>0.195640653</text:p>
          </table:table-cell>
          <table:table-cell table:formula="of:=[.M17]-[.K17]" office:value-type="float" office:value="0.0413816529546901">
            <text:p>0.0413816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8]+[.B18]" office:value-type="float" office:value="10">
            <text:p>10</text:p>
          </table:table-cell>
          <table:table-cell table:formula="of:=[.C18]*[.$E$9]" office:value-type="float" office:value="3.33333333333333">
            <text:p>3.3333333333</text:p>
          </table:table-cell>
          <table:table-cell table:formula="of:=1/(3*[.C18])" office:value-type="float" office:value="0.0333333333333333">
            <text:p>0.0333333333</text:p>
          </table:table-cell>
          <table:table-cell table:formula="of:=1/(10/(9*[.$B$6]*[.C18])+[.A18])" office:value-type="float" office:value="0.0473684210526316">
            <text:p>0.0473684211</text:p>
          </table:table-cell>
          <table:table-cell table:formula="of:=10*[.F18]*[.E18]/(3*[.$B$6])" office:value-type="float" office:value="0.526315789473684">
            <text:p>0.5263157895</text:p>
          </table:table-cell>
          <table:table-cell table:formula="of:=LN([.$F$6])/LN([.G18])" office:value-type="float" office:value="14.3495904136388">
            <text:p>14.3495904136</text:p>
          </table:table-cell>
          <table:table-cell table:formula="of:=[.$H$6]/(2*[.$D$2]*[.$C$2]*SQRT([.H18]))" office:value-type="float" office:value="5.49970012748672">
            <text:p>5.4997001275</text:p>
          </table:table-cell>
          <table:table-cell table:formula="of:=1/(1+[.I18])" office:value-type="float" office:value="0.153853251747889">
            <text:p>0.1538532517</text:p>
          </table:table-cell>
          <table:table-cell office:value-type="float" office:value="0.142435">
            <text:p>0.142435</text:p>
          </table:table-cell>
          <table:table-cell table:formula="of:=[.J18]-[.K18]" office:value-type="float" office:value="0.0114182517478889">
            <text:p>0.0114182517</text:p>
          </table:table-cell>
          <table:table-cell table:formula="of:=(1-EXP(-[.I18]))/[.I18]" office:value-type="float" office:value="0.181084782766595">
            <text:p>0.1810847828</text:p>
          </table:table-cell>
          <table:table-cell table:formula="of:=[.M18]-[.K18]" office:value-type="float" office:value="0.0386497827665949">
            <text:p>0.03864978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9]+[.B19]" office:value-type="float" office:value="12">
            <text:p>12</text:p>
          </table:table-cell>
          <table:table-cell table:formula="of:=[.C19]*[.$E$9]" office:value-type="float" office:value="4">
            <text:p>4</text:p>
          </table:table-cell>
          <table:table-cell table:formula="of:=1/(3*[.C19])" office:value-type="float" office:value="0.0277777777777778">
            <text:p>0.0277777778</text:p>
          </table:table-cell>
          <table:table-cell table:formula="of:=1/(10/(9*[.$B$6]*[.C19])+[.A19])" office:value-type="float" office:value="0.0470383275261324">
            <text:p>0.0470383275</text:p>
          </table:table-cell>
          <table:table-cell table:formula="of:=10*[.F19]*[.E19]/(3*[.$B$6])" office:value-type="float" office:value="0.435540069686411">
            <text:p>0.4355400697</text:p>
          </table:table-cell>
          <table:table-cell table:formula="of:=LN([.$F$6])/LN([.G19])" office:value-type="float" office:value="11.081195462406">
            <text:p>11.0811954624</text:p>
          </table:table-cell>
          <table:table-cell table:formula="of:=[.$H$6]/(2*[.$D$2]*[.$C$2]*SQRT([.H19]))" office:value-type="float" office:value="6.2584308043995">
            <text:p>6.2584308044</text:p>
          </table:table-cell>
          <table:table-cell table:formula="of:=1/(1+[.I19])" office:value-type="float" office:value="0.13777082498243">
            <text:p>0.137770825</text:p>
          </table:table-cell>
          <table:table-cell office:value-type="float" office:value="0.120942">
            <text:p>0.120942</text:p>
          </table:table-cell>
          <table:table-cell table:formula="of:=[.J19]-[.K19]" office:value-type="float" office:value="0.0168288249824297">
            <text:p>0.016828825</text:p>
          </table:table-cell>
          <table:table-cell table:formula="of:=(1-EXP(-[.I19]))/[.I19]" office:value-type="float" office:value="0.159478595182184">
            <text:p>0.1594785952</text:p>
          </table:table-cell>
          <table:table-cell table:formula="of:=[.M19]-[.K19]" office:value-type="float" office:value="0.0385365951821841">
            <text:p>0.03853659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0]+[.B20]" office:value-type="float" office:value="15">
            <text:p>15</text:p>
          </table:table-cell>
          <table:table-cell table:formula="of:=[.C20]*[.$E$9]" office:value-type="float" office:value="5">
            <text:p>5</text:p>
          </table:table-cell>
          <table:table-cell table:formula="of:=1/(3*[.C20])" office:value-type="float" office:value="0.0222222222222222">
            <text:p>0.0222222222</text:p>
          </table:table-cell>
          <table:table-cell table:formula="of:=1/(10/(9*[.$B$6]*[.C20])+[.A20])" office:value-type="float" office:value="0.0446280991735537">
            <text:p>0.0446280992</text:p>
          </table:table-cell>
          <table:table-cell table:formula="of:=10*[.F20]*[.E20]/(3*[.$B$6])" office:value-type="float" office:value="0.330578512396694">
            <text:p>0.3305785124</text:p>
          </table:table-cell>
          <table:table-cell table:formula="of:=LN([.$F$6])/LN([.G20])" office:value-type="float" office:value="8.320758950602">
            <text:p>8.3207589506</text:p>
          </table:table-cell>
          <table:table-cell table:formula="of:=[.$H$6]/(2*[.$D$2]*[.$C$2]*SQRT([.H20]))" office:value-type="float" office:value="7.22232940199617">
            <text:p>7.222329402</text:p>
          </table:table-cell>
          <table:table-cell table:formula="of:=1/(1+[.I20])" office:value-type="float" office:value="0.121620036258487">
            <text:p>0.1216200363</text:p>
          </table:table-cell>
          <table:table-cell office:value-type="float" office:value="0.102956">
            <text:p>0.102956</text:p>
          </table:table-cell>
          <table:table-cell table:formula="of:=[.J20]-[.K20]" office:value-type="float" office:value="0.0186640362584873">
            <text:p>0.0186640363</text:p>
          </table:table-cell>
          <table:table-cell table:formula="of:=(1-EXP(-[.I20]))/[.I20]" office:value-type="float" office:value="0.138358394451389">
            <text:p>0.1383583945</text:p>
          </table:table-cell>
          <table:table-cell table:formula="of:=[.M20]-[.K20]" office:value-type="float" office:value="0.0354023944513895">
            <text:p>0.03540239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]+[.B21]" office:value-type="float" office:value="20">
            <text:p>20</text:p>
          </table:table-cell>
          <table:table-cell table:formula="of:=[.C21]*[.$E$9]" office:value-type="float" office:value="6.66666666666667">
            <text:p>6.6666666667</text:p>
          </table:table-cell>
          <table:table-cell table:formula="of:=1/(3*[.C21])" office:value-type="float" office:value="0.0166666666666667">
            <text:p>0.0166666667</text:p>
          </table:table-cell>
          <table:table-cell table:formula="of:=1/(10/(9*[.$B$6]*[.C21])+[.A21])" office:value-type="float" office:value="0.0391304347826087">
            <text:p>0.0391304348</text:p>
          </table:table-cell>
          <table:table-cell table:formula="of:=10*[.F21]*[.E21]/(3*[.$B$6])" office:value-type="float" office:value="0.217391304347826">
            <text:p>0.2173913043</text:p>
          </table:table-cell>
          <table:table-cell table:formula="of:=LN([.$F$6])/LN([.G21])" office:value-type="float" office:value="6.03538699776817">
            <text:p>6.0353869978</text:p>
          </table:table-cell>
          <table:table-cell table:formula="of:=[.$H$6]/(2*[.$D$2]*[.$C$2]*SQRT([.H21]))" office:value-type="float" office:value="8.48020207438437">
            <text:p>8.4802020744</text:p>
          </table:table-cell>
          <table:table-cell table:formula="of:=1/(1+[.I21])" office:value-type="float" office:value="0.105482983606648">
            <text:p>0.1054829836</text:p>
          </table:table-cell>
          <table:table-cell office:value-type="float" office:value="0.0857966">
            <text:p>0.0857966</text:p>
          </table:table-cell>
          <table:table-cell table:formula="of:=[.J21]-[.K21]" office:value-type="float" office:value="0.0196863836066483">
            <text:p>0.0196863836</text:p>
          </table:table-cell>
          <table:table-cell table:formula="of:=(1-EXP(-[.I21]))/[.I21]" office:value-type="float" office:value="0.117897245191762">
            <text:p>0.1178972452</text:p>
          </table:table-cell>
          <table:table-cell table:formula="of:=[.M21]-[.K21]" office:value-type="float" office:value="0.032100645191762">
            <text:p>0.03210064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2]+[.B22]" office:value-type="float" office:value="30">
            <text:p>30</text:p>
          </table:table-cell>
          <table:table-cell table:formula="of:=[.C22]*[.$E$9]" office:value-type="float" office:value="10">
            <text:p>10</text:p>
          </table:table-cell>
          <table:table-cell table:formula="of:=1/(3*[.C22])" office:value-type="float" office:value="0.0111111111111111">
            <text:p>0.0111111111</text:p>
          </table:table-cell>
          <table:table-cell table:formula="of:=1/(10/(9*[.$B$6]*[.C22])+[.A22])" office:value-type="float" office:value="0.0296703296703297">
            <text:p>0.0296703297</text:p>
          </table:table-cell>
          <table:table-cell table:formula="of:=10*[.F22]*[.E22]/(3*[.$B$6])" office:value-type="float" office:value="0.10989010989011">
            <text:p>0.1098901099</text:p>
          </table:table-cell>
          <table:table-cell table:formula="of:=LN([.$F$6])/LN([.G22])" office:value-type="float" office:value="4.17083144901505">
            <text:p>4.170831449</text:p>
          </table:table-cell>
          <table:table-cell table:formula="of:=[.$H$6]/(2*[.$D$2]*[.$C$2]*SQRT([.H22]))" office:value-type="float" office:value="10.2011102864594">
            <text:p>10.2011102865</text:p>
          </table:table-cell>
          <table:table-cell table:formula="of:=1/(1+[.I22])" office:value-type="float" office:value="0.0892768640273869">
            <text:p>0.089276864</text:p>
          </table:table-cell>
          <table:table-cell office:value-type="float" office:value="0.0658066">
            <text:p>0.0658066</text:p>
          </table:table-cell>
          <table:table-cell table:formula="of:=[.J22]-[.K22]" office:value-type="float" office:value="0.0234702640273869">
            <text:p>0.023470264</text:p>
          </table:table-cell>
          <table:table-cell table:formula="of:=(1-EXP(-[.I22]))/[.I22]" office:value-type="float" office:value="0.0980249054120542">
            <text:p>0.0980249054</text:p>
          </table:table-cell>
          <table:table-cell table:formula="of:=[.M22]-[.K22]" office:value-type="float" office:value="0.0322183054120543">
            <text:p>0.03221830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3]+[.B23]" office:value-type="float" office:value="35">
            <text:p>35</text:p>
          </table:table-cell>
          <table:table-cell table:formula="of:=[.C23]*[.$E$9]" office:value-type="float" office:value="11.6666666666667">
            <text:p>11.6666666667</text:p>
          </table:table-cell>
          <table:table-cell table:formula="of:=1/(3*[.C23])" office:value-type="float" office:value="0.00952380952380952">
            <text:p>0.0095238095</text:p>
          </table:table-cell>
          <table:table-cell table:formula="of:=1/(10/(9*[.$B$6]*[.C23])+[.A23])" office:value-type="float" office:value="0.0261954261954262">
            <text:p>0.0261954262</text:p>
          </table:table-cell>
          <table:table-cell table:formula="of:=10*[.F23]*[.E23]/(3*[.$B$6])" office:value-type="float" office:value="0.0831600831600831">
            <text:p>0.0831600832</text:p>
          </table:table-cell>
          <table:table-cell table:formula="of:=LN([.$F$6])/LN([.G23])" office:value-type="float" office:value="3.70341193983817">
            <text:p>3.7034119398</text:p>
          </table:table-cell>
          <table:table-cell table:formula="of:=[.$H$6]/(2*[.$D$2]*[.$C$2]*SQRT([.H23]))" office:value-type="float" office:value="10.8257439614257">
            <text:p>10.8257439614</text:p>
          </table:table-cell>
          <table:table-cell table:formula="of:=1/(1+[.I23])" office:value-type="float" office:value="0.0845612760822398">
            <text:p>0.0845612761</text:p>
          </table:table-cell>
          <table:table-cell office:value-type="float" office:value="0.0528557">
            <text:p>0.0528557</text:p>
          </table:table-cell>
          <table:table-cell table:formula="of:=[.J23]-[.K23]" office:value-type="float" office:value="0.0317055760822398">
            <text:p>0.0317055761</text:p>
          </table:table-cell>
          <table:table-cell table:formula="of:=(1-EXP(-[.I23]))/[.I23]" office:value-type="float" office:value="0.0923705680202195">
            <text:p>0.092370568</text:p>
          </table:table-cell>
          <table:table-cell table:formula="of:=[.M23]-[.K23]" office:value-type="float" office:value="0.0395148680202195">
            <text:p>0.0395148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4]+[.B24]" office:value-type="float" office:value="50">
            <text:p>50</text:p>
          </table:table-cell>
          <table:table-cell table:formula="of:=[.C24]*[.$E$9]" office:value-type="float" office:value="16.6666666666667">
            <text:p>16.6666666667</text:p>
          </table:table-cell>
          <table:table-cell table:formula="of:=1/(3*[.C24])" office:value-type="float" office:value="0.00666666666666667">
            <text:p>0.0066666667</text:p>
          </table:table-cell>
          <table:table-cell table:formula="of:=1/(10/(9*[.$B$6]*[.C24])+[.A24])" office:value-type="float" office:value="0.0191489361702128">
            <text:p>0.0191489362</text:p>
          </table:table-cell>
          <table:table-cell table:formula="of:=10*[.F24]*[.E24]/(3*[.$B$6])" office:value-type="float" office:value="0.0425531914893617">
            <text:p>0.0425531915</text:p>
          </table:table-cell>
          <table:table-cell table:formula="of:=LN([.$F$6])/LN([.G24])" office:value-type="float" office:value="2.91743400167834">
            <text:p>2.9174340017</text:p>
          </table:table-cell>
          <table:table-cell table:formula="of:=[.$H$6]/(2*[.$D$2]*[.$C$2]*SQRT([.H24]))" office:value-type="float" office:value="12.1971465663524">
            <text:p>12.1971465664</text:p>
          </table:table-cell>
          <table:table-cell table:formula="of:=1/(1+[.I24])" office:value-type="float" office:value="0.0757739557541636">
            <text:p>0.0757739558</text:p>
          </table:table-cell>
          <table:table-cell office:value-type="float" office:value="0.0387776">
            <text:p>0.0387776</text:p>
          </table:table-cell>
          <table:table-cell table:formula="of:=[.J24]-[.K24]" office:value-type="float" office:value="0.0369963557541636">
            <text:p>0.0369963558</text:p>
          </table:table-cell>
          <table:table-cell table:formula="of:=(1-EXP(-[.I24]))/[.I24]" office:value-type="float" office:value="0.0819859751401572">
            <text:p>0.0819859751</text:p>
          </table:table-cell>
          <table:table-cell table:formula="of:=[.M24]-[.K24]" office:value-type="float" office:value="0.0432083751401572">
            <text:p>0.04320837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5]+[.B25]" office:value-type="float" office:value="100">
            <text:p>100</text:p>
          </table:table-cell>
          <table:table-cell table:formula="of:=[.C25]*[.$E$9]" office:value-type="float" office:value="33.3333333333333">
            <text:p>33.3333333333</text:p>
          </table:table-cell>
          <table:table-cell table:formula="of:=1/(3*[.C25])" office:value-type="float" office:value="0.00333333333333333">
            <text:p>0.0033333333</text:p>
          </table:table-cell>
          <table:table-cell table:formula="of:=1/(10/(9*[.$B$6]*[.C25])+[.A25])" office:value-type="float" office:value="0.00989010989010989">
            <text:p>0.0098901099</text:p>
          </table:table-cell>
          <table:table-cell table:formula="of:=10*[.F25]*[.E25]/(3*[.$B$6])" office:value-type="float" office:value="0.010989010989011">
            <text:p>0.010989011</text:p>
          </table:table-cell>
          <table:table-cell table:formula="of:=LN([.$F$6])/LN([.G25])" office:value-type="float" office:value="2.04181494871875">
            <text:p>2.0418149487</text:p>
          </table:table-cell>
          <table:table-cell table:formula="of:=[.$H$6]/(2*[.$D$2]*[.$C$2]*SQRT([.H25]))" office:value-type="float" office:value="14.579766648371">
            <text:p>14.5797666484</text:p>
          </table:table-cell>
          <table:table-cell table:formula="of:=1/(1+[.I25])" office:value-type="float" office:value="0.0641858137268415">
            <text:p>0.0641858137</text:p>
          </table:table-cell>
          <table:table-cell office:value-type="float" office:value="0.0387776">
            <text:p>0.0387776</text:p>
          </table:table-cell>
          <table:table-cell table:formula="of:=[.J25]-[.K25]" office:value-type="float" office:value="0.0254082137268415">
            <text:p>0.0254082137</text:p>
          </table:table-cell>
          <table:table-cell table:formula="of:=(1-EXP(-[.I25]))/[.I25]" office:value-type="float" office:value="0.0685881714321884">
            <text:p>0.0685881714</text:p>
          </table:table-cell>
          <table:table-cell table:formula="of:=[.M25]-[.K25]" office:value-type="float" office:value="0.0298105714321884">
            <text:p>0.029810571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100</text:p>
          </table:table-cell>
          <table:table-cell office:value-type="string">
            <text:p>W-10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f:=[.A31]*[.A31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4]+[.B34]" office:value-type="float" office:value="1">
            <text:p>1</text:p>
          </table:table-cell>
          <table:table-cell table:formula="of:=[.C34]*[.$E$34]" office:value-type="float" office:value="0.333333333333333">
            <text:p>0.3333333333</text:p>
          </table:table-cell>
          <table:table-cell table:formula="of:=1/(3*[.C34])" office:value-type="float" office:value="0.333333333333333">
            <text:p>0.3333333333</text:p>
          </table:table-cell>
          <table:table-cell table:formula="of:=1/(10/(9*[.$B$31]*[.C34])+[.A34])" office:value-type="float" office:value="0.0089197224975223">
            <text:p>0.0089197225</text:p>
          </table:table-cell>
          <table:table-cell table:formula="of:=10*[.F34]*[.E34]/(3*[.$B$31])" office:value-type="float" office:value="0.991080277502478">
            <text:p>0.9910802775</text:p>
          </table:table-cell>
          <table:table-cell table:formula="of:=LN([.$F$31])/LN([.G34])" office:value-type="float" office:value="1027.96944578134">
            <text:p>1027.9694457813</text:p>
          </table:table-cell>
          <table:table-cell table:formula="of:=[.$H$31]/(2*[.$D$2]*[.$C$2]*SQRT([.H34]))" office:value-type="float" office:value="1.29956694124243">
            <text:p>1.2995669412</text:p>
          </table:table-cell>
          <table:table-cell table:formula="of:=1/(1+[.I34])" office:value-type="float" office:value="0.434864487771646">
            <text:p>0.4348644878</text:p>
          </table:table-cell>
          <table:table-cell office:value-type="float" office:value="0.623179">
            <text:p>0.623179</text:p>
          </table:table-cell>
          <table:table-cell table:formula="of:=[.J34]-[.K34]" office:value-type="float" office:value="-0.188314512228354">
            <text:p>-0.1883145122</text:p>
          </table:table-cell>
          <table:table-cell table:formula="of:=(1-EXP(-[.I34]))/[.I34]" office:value-type="float" office:value="0.559686566381833">
            <text:p>0.5596865664</text:p>
          </table:table-cell>
          <table:table-cell table:formula="of:=[.M34]-[.K34]" office:value-type="float" office:value="-0.0634924336181666">
            <text:p>-0.0634924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35]+[.B35]" office:value-type="float" office:value="2">
            <text:p>2</text:p>
          </table:table-cell>
          <table:table-cell table:formula="of:=[.C35]*[.$E$34]" office:value-type="float" office:value="0.666666666666667">
            <text:p>0.6666666667</text:p>
          </table:table-cell>
          <table:table-cell table:formula="of:=1/(3*[.C35])" office:value-type="float" office:value="0.166666666666667">
            <text:p>0.1666666667</text:p>
          </table:table-cell>
          <table:table-cell table:formula="of:=1/(10/(9*[.$B$31]*[.C35])+[.A35])" office:value-type="float" office:value="0.0173745173745174">
            <text:p>0.0173745174</text:p>
          </table:table-cell>
          <table:table-cell table:formula="of:=10*[.F35]*[.E35]/(3*[.$B$31])" office:value-type="float" office:value="0.965250965250965">
            <text:p>0.9652509653</text:p>
          </table:table-cell>
          <table:table-cell table:formula="of:=LN([.$F$31])/LN([.G35])" office:value-type="float" office:value="260.420813576264">
            <text:p>260.4208135763</text:p>
          </table:table-cell>
          <table:table-cell table:formula="of:=[.$H$31]/(2*[.$D$2]*[.$C$2]*SQRT([.H35]))" office:value-type="float" office:value="2.58196833975002">
            <text:p>2.5819683398</text:p>
          </table:table-cell>
          <table:table-cell table:formula="of:=1/(1+[.I35])" office:value-type="float" office:value="0.279176113563804">
            <text:p>0.2791761136</text:p>
          </table:table-cell>
          <table:table-cell office:value-type="float" office:value="0.34032">
            <text:p>0.34032</text:p>
          </table:table-cell>
          <table:table-cell table:formula="of:=[.J35]-[.K35]" office:value-type="float" office:value="-0.0611438864361963">
            <text:p>-0.0611438864</text:p>
          </table:table-cell>
          <table:table-cell table:formula="of:=(1-EXP(-[.I35]))/[.I35]" office:value-type="float" office:value="0.358011747874148">
            <text:p>0.3580117479</text:p>
          </table:table-cell>
          <table:table-cell table:formula="of:=[.M35]-[.K35]" office:value-type="float" office:value="0.0176917478741481">
            <text:p>0.0176917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36]+[.B36]" office:value-type="float" office:value="3">
            <text:p>3</text:p>
          </table:table-cell>
          <table:table-cell table:formula="of:=[.C36]*[.$E$34]" office:value-type="float" office:value="1">
            <text:p>1</text:p>
          </table:table-cell>
          <table:table-cell table:formula="of:=1/(3*[.C36])" office:value-type="float" office:value="0.111111111111111">
            <text:p>0.1111111111</text:p>
          </table:table-cell>
          <table:table-cell table:formula="of:=1/(10/(9*[.$B$31]*[.C36])+[.A36])" office:value-type="float" office:value="0.0249768732654949">
            <text:p>0.0249768733</text:p>
          </table:table-cell>
          <table:table-cell table:formula="of:=10*[.F36]*[.E36]/(3*[.$B$31])" office:value-type="float" office:value="0.925069380203515">
            <text:p>0.9250693802</text:p>
          </table:table-cell>
          <table:table-cell table:formula="of:=LN([.$F$31])/LN([.G36])" office:value-type="float" office:value="118.253301928446">
            <text:p>118.2533019284</text:p>
          </table:table-cell>
          <table:table-cell table:formula="of:=[.$H$31]/(2*[.$D$2]*[.$C$2]*SQRT([.H36]))" office:value-type="float" office:value="3.83161725363409">
            <text:p>3.8316172536</text:p>
          </table:table-cell>
          <table:table-cell table:formula="of:=1/(1+[.I36])" office:value-type="float" office:value="0.206970036636874">
            <text:p>0.2069700366</text:p>
          </table:table-cell>
          <table:table-cell office:value-type="float" office:value="0.22952">
            <text:p>0.22952</text:p>
          </table:table-cell>
          <table:table-cell table:formula="of:=[.J36]-[.K36]" office:value-type="float" office:value="-0.0225499633631263">
            <text:p>-0.0225499634</text:p>
          </table:table-cell>
          <table:table-cell table:formula="of:=(1-EXP(-[.I36]))/[.I36]" office:value-type="float" office:value="0.255329643121708">
            <text:p>0.2553296431</text:p>
          </table:table-cell>
          <table:table-cell table:formula="of:=[.M36]-[.K36]" office:value-type="float" office:value="0.0258096431217077">
            <text:p>0.02580964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37]+[.B37]" office:value-type="float" office:value="4">
            <text:p>4</text:p>
          </table:table-cell>
          <table:table-cell table:formula="of:=[.C37]*[.$E$34]" office:value-type="float" office:value="1.33333333333333">
            <text:p>1.3333333333</text:p>
          </table:table-cell>
          <table:table-cell table:formula="of:=1/(3*[.C37])" office:value-type="float" office:value="0.0833333333333333">
            <text:p>0.0833333333</text:p>
          </table:table-cell>
          <table:table-cell table:formula="of:=1/(10/(9*[.$B$31]*[.C37])+[.A37])" office:value-type="float" office:value="0.0314685314685315">
            <text:p>0.0314685315</text:p>
          </table:table-cell>
          <table:table-cell table:formula="of:=10*[.F37]*[.E37]/(3*[.$B$31])" office:value-type="float" office:value="0.874125874125874">
            <text:p>0.8741258741</text:p>
          </table:table-cell>
          <table:table-cell table:formula="of:=LN([.$F$31])/LN([.G37])" office:value-type="float" office:value="68.4626420704616">
            <text:p>68.4626420705</text:p>
          </table:table-cell>
          <table:table-cell table:formula="of:=[.$H$31]/(2*[.$D$2]*[.$C$2]*SQRT([.H37]))" office:value-type="float" office:value="5.03572413456736">
            <text:p>5.0357241346</text:p>
          </table:table-cell>
          <table:table-cell table:formula="of:=1/(1+[.I37])" office:value-type="float" office:value="0.165680203022016">
            <text:p>0.165680203</text:p>
          </table:table-cell>
          <table:table-cell office:value-type="float" office:value="0.178704">
            <text:p>0.178704</text:p>
          </table:table-cell>
          <table:table-cell table:formula="of:=[.J37]-[.K37]" office:value-type="float" office:value="-0.0130237969779843">
            <text:p>-0.013023797</text:p>
          </table:table-cell>
          <table:table-cell table:formula="of:=(1-EXP(-[.I37]))/[.I37]" office:value-type="float" office:value="0.197290098701191">
            <text:p>0.1972900987</text:p>
          </table:table-cell>
          <table:table-cell table:formula="of:=[.M37]-[.K37]" office:value-type="float" office:value="0.0185860987011915">
            <text:p>0.01858609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38]+[.B38]" office:value-type="float" office:value="5">
            <text:p>5</text:p>
          </table:table-cell>
          <table:table-cell table:formula="of:=[.C38]*[.$E$34]" office:value-type="float" office:value="1.66666666666667">
            <text:p>1.6666666667</text:p>
          </table:table-cell>
          <table:table-cell table:formula="of:=1/(3*[.C38])" office:value-type="float" office:value="0.0666666666666667">
            <text:p>0.0666666667</text:p>
          </table:table-cell>
          <table:table-cell table:formula="of:=1/(10/(9*[.$B$31]*[.C38])+[.A38])" office:value-type="float" office:value="0.036734693877551">
            <text:p>0.0367346939</text:p>
          </table:table-cell>
          <table:table-cell table:formula="of:=10*[.F38]*[.E38]/(3*[.$B$31])" office:value-type="float" office:value="0.816326530612245">
            <text:p>0.8163265306</text:p>
          </table:table-cell>
          <table:table-cell table:formula="of:=LN([.$F$31])/LN([.G38])" office:value-type="float" office:value="45.3843602430587">
            <text:p>45.3843602431</text:p>
          </table:table-cell>
          <table:table-cell table:formula="of:=[.$H$31]/(2*[.$D$2]*[.$C$2]*SQRT([.H38]))" office:value-type="float" office:value="6.18494225686266">
            <text:p>6.1849422569</text:p>
          </table:table-cell>
          <table:table-cell table:formula="of:=1/(1+[.I38])" office:value-type="float" office:value="0.139179963352504">
            <text:p>0.1391799634</text:p>
          </table:table-cell>
          <table:table-cell office:value-type="float" office:value="0.139506">
            <text:p>0.139506</text:p>
          </table:table-cell>
          <table:table-cell table:formula="of:=[.J38]-[.K38]" office:value-type="float" office:value="-0.000326036647496392">
            <text:p>-0.0003260366</text:p>
          </table:table-cell>
          <table:table-cell table:formula="of:=(1-EXP(-[.I38]))/[.I38]" office:value-type="float" office:value="0.161349894314682">
            <text:p>0.1613498943</text:p>
          </table:table-cell>
          <table:table-cell table:formula="of:=[.M38]-[.K38]" office:value-type="float" office:value="0.0218438943146823">
            <text:p>0.02184389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39]+[.B39]" office:value-type="float" office:value="6">
            <text:p>6</text:p>
          </table:table-cell>
          <table:table-cell table:formula="of:=[.C39]*[.$E$34]" office:value-type="float" office:value="2">
            <text:p>2</text:p>
          </table:table-cell>
          <table:table-cell table:formula="of:=1/(3*[.C39])" office:value-type="float" office:value="0.0555555555555556">
            <text:p>0.0555555556</text:p>
          </table:table-cell>
          <table:table-cell table:formula="of:=1/(10/(9*[.$B$31]*[.C39])+[.A39])" office:value-type="float" office:value="0.040785498489426">
            <text:p>0.0407854985</text:p>
          </table:table-cell>
          <table:table-cell table:formula="of:=10*[.F39]*[.E39]/(3*[.$B$31])" office:value-type="float" office:value="0.755287009063444">
            <text:p>0.7552870091</text:p>
          </table:table-cell>
          <table:table-cell table:formula="of:=LN([.$F$31])/LN([.G39])" office:value-type="float" office:value="32.8170163498683">
            <text:p>32.8170163499</text:p>
          </table:table-cell>
          <table:table-cell table:formula="of:=[.$H$31]/(2*[.$D$2]*[.$C$2]*SQRT([.H39]))" office:value-type="float" office:value="7.27342913022197">
            <text:p>7.2734291302</text:p>
          </table:table-cell>
          <table:table-cell table:formula="of:=1/(1+[.I39])" office:value-type="float" office:value="0.120868866374537">
            <text:p>0.1208688664</text:p>
          </table:table-cell>
          <table:table-cell office:value-type="float" office:value="0.116371">
            <text:p>0.116371</text:p>
          </table:table-cell>
          <table:table-cell table:formula="of:=[.J39]-[.K39]" office:value-type="float" office:value="0.00449786637453682">
            <text:p>0.0044978664</text:p>
          </table:table-cell>
          <table:table-cell table:formula="of:=(1-EXP(-[.I39]))/[.I39]" office:value-type="float" office:value="0.137391353251052">
            <text:p>0.1373913533</text:p>
          </table:table-cell>
          <table:table-cell table:formula="of:=[.M39]-[.K39]" office:value-type="float" office:value="0.0210203532510525">
            <text:p>0.02102035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40]+[.B40]" office:value-type="float" office:value="7">
            <text:p>7</text:p>
          </table:table-cell>
          <table:table-cell table:formula="of:=[.C40]*[.$E$34]" office:value-type="float" office:value="2.33333333333333">
            <text:p>2.3333333333</text:p>
          </table:table-cell>
          <table:table-cell table:formula="of:=1/(3*[.C40])" office:value-type="float" office:value="0.0476190476190476">
            <text:p>0.0476190476</text:p>
          </table:table-cell>
          <table:table-cell table:formula="of:=1/(10/(9*[.$B$31]*[.C40])+[.A40])" office:value-type="float" office:value="0.0437196391394865">
            <text:p>0.0437196391</text:p>
          </table:table-cell>
          <table:table-cell table:formula="of:=10*[.F40]*[.E40]/(3*[.$B$31])" office:value-type="float" office:value="0.693962526023595">
            <text:p>0.693962526</text:p>
          </table:table-cell>
          <table:table-cell table:formula="of:=LN([.$F$31])/LN([.G40])" office:value-type="float" office:value="25.210510788138">
            <text:p>25.2105107881</text:p>
          </table:table-cell>
          <table:table-cell table:formula="of:=[.$H$31]/(2*[.$D$2]*[.$C$2]*SQRT([.H40]))" office:value-type="float" office:value="8.29846823251567">
            <text:p>8.2984682325</text:p>
          </table:table-cell>
          <table:table-cell table:formula="of:=1/(1+[.I40])" office:value-type="float" office:value="0.107544594979968">
            <text:p>0.107544595</text:p>
          </table:table-cell>
          <table:table-cell office:value-type="float" office:value="0.101781">
            <text:p>0.101781</text:p>
          </table:table-cell>
          <table:table-cell table:formula="of:=[.J40]-[.K40]" office:value-type="float" office:value="0.00576359497996835">
            <text:p>0.005763595</text:p>
          </table:table-cell>
          <table:table-cell table:formula="of:=(1-EXP(-[.I40]))/[.I40]" office:value-type="float" office:value="0.120474173570238">
            <text:p>0.1204741736</text:p>
          </table:table-cell>
          <table:table-cell table:formula="of:=[.M40]-[.K40]" office:value-type="float" office:value="0.018693173570238">
            <text:p>0.0186931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41]+[.B41]" office:value-type="float" office:value="8">
            <text:p>8</text:p>
          </table:table-cell>
          <table:table-cell table:formula="of:=[.C41]*[.$E$34]" office:value-type="float" office:value="2.66666666666667">
            <text:p>2.6666666667</text:p>
          </table:table-cell>
          <table:table-cell table:formula="of:=1/(3*[.C41])" office:value-type="float" office:value="0.0416666666666667">
            <text:p>0.0416666667</text:p>
          </table:table-cell>
          <table:table-cell table:formula="of:=1/(10/(9*[.$B$31]*[.C41])+[.A41])" office:value-type="float" office:value="0.0456852791878173">
            <text:p>0.0456852792</text:p>
          </table:table-cell>
          <table:table-cell table:formula="of:=10*[.F41]*[.E41]/(3*[.$B$31])" office:value-type="float" office:value="0.634517766497462">
            <text:p>0.6345177665</text:p>
          </table:table-cell>
          <table:table-cell table:formula="of:=LN([.$F$31])/LN([.G41])" office:value-type="float" office:value="20.2474016693734">
            <text:p>20.2474016694</text:p>
          </table:table-cell>
          <table:table-cell table:formula="of:=[.$H$31]/(2*[.$D$2]*[.$C$2]*SQRT([.H41]))" office:value-type="float" office:value="9.25985335635627">
            <text:p>9.2598533564</text:p>
          </table:table-cell>
          <table:table-cell table:formula="of:=1/(1+[.I41])" office:value-type="float" office:value="0.0974672800153105">
            <text:p>0.09746728</text:p>
          </table:table-cell>
          <table:table-cell office:value-type="float" office:value="0.0887901">
            <text:p>0.0887901</text:p>
          </table:table-cell>
          <table:table-cell table:formula="of:=[.J41]-[.K41]" office:value-type="float" office:value="0.0086771800153105">
            <text:p>0.00867718</text:p>
          </table:table-cell>
          <table:table-cell table:formula="of:=(1-EXP(-[.I41]))/[.I41]" office:value-type="float" office:value="0.107982793273237">
            <text:p>0.1079827933</text:p>
          </table:table-cell>
          <table:table-cell table:formula="of:=[.M41]-[.K41]" office:value-type="float" office:value="0.0191926932732369">
            <text:p>0.01919269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42]+[.B42]" office:value-type="float" office:value="9">
            <text:p>9</text:p>
          </table:table-cell>
          <table:table-cell table:formula="of:=[.C42]*[.$E$34]" office:value-type="float" office:value="3">
            <text:p>3</text:p>
          </table:table-cell>
          <table:table-cell table:formula="of:=1/(3*[.C42])" office:value-type="float" office:value="0.037037037037037">
            <text:p>0.037037037</text:p>
          </table:table-cell>
          <table:table-cell table:formula="of:=1/(10/(9*[.$B$31]*[.C42])+[.A42])" office:value-type="float" office:value="0.0468478889531521">
            <text:p>0.046847889</text:p>
          </table:table-cell>
          <table:table-cell table:formula="of:=10*[.F42]*[.E42]/(3*[.$B$31])" office:value-type="float" office:value="0.578368999421631">
            <text:p>0.5783689994</text:p>
          </table:table-cell>
          <table:table-cell table:formula="of:=LN([.$F$31])/LN([.G42])" office:value-type="float" office:value="16.8212120235529">
            <text:p>16.8212120236</text:p>
          </table:table-cell>
          <table:table-cell table:formula="of:=[.$H$31]/(2*[.$D$2]*[.$C$2]*SQRT([.H42]))" office:value-type="float" office:value="10.1592141673144">
            <text:p>10.1592141673</text:p>
          </table:table-cell>
          <table:table-cell table:formula="of:=1/(1+[.I42])" office:value-type="float" office:value="0.0896120448094831">
            <text:p>0.0896120448</text:p>
          </table:table-cell>
          <table:table-cell office:value-type="float" office:value="0.0775976">
            <text:p>0.0775976</text:p>
          </table:table-cell>
          <table:table-cell table:formula="of:=[.J42]-[.K42]" office:value-type="float" office:value="0.0120144448094831">
            <text:p>0.0120144448</text:p>
          </table:table-cell>
          <table:table-cell table:formula="of:=(1-EXP(-[.I42]))/[.I42]" office:value-type="float" office:value="0.0984289991183937">
            <text:p>0.0984289991</text:p>
          </table:table-cell>
          <table:table-cell table:formula="of:=[.M42]-[.K42]" office:value-type="float" office:value="0.0208313991183937">
            <text:p>0.02083139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43]+[.B43]" office:value-type="float" office:value="10">
            <text:p>10</text:p>
          </table:table-cell>
          <table:table-cell table:formula="of:=[.C43]*[.$E$34]" office:value-type="float" office:value="3.33333333333333">
            <text:p>3.3333333333</text:p>
          </table:table-cell>
          <table:table-cell table:formula="of:=1/(3*[.C43])" office:value-type="float" office:value="0.0333333333333333">
            <text:p>0.0333333333</text:p>
          </table:table-cell>
          <table:table-cell table:formula="of:=1/(10/(9*[.$B$31]*[.C43])+[.A43])" office:value-type="float" office:value="0.0473684210526316">
            <text:p>0.0473684211</text:p>
          </table:table-cell>
          <table:table-cell table:formula="of:=10*[.F43]*[.E43]/(3*[.$B$31])" office:value-type="float" office:value="0.526315789473684">
            <text:p>0.5263157895</text:p>
          </table:table-cell>
          <table:table-cell table:formula="of:=LN([.$F$31])/LN([.G43])" office:value-type="float" office:value="14.3495904136388">
            <text:p>14.3495904136</text:p>
          </table:table-cell>
          <table:table-cell table:formula="of:=[.$H$31]/(2*[.$D$2]*[.$C$2]*SQRT([.H43]))" office:value-type="float" office:value="10.9994002549734">
            <text:p>10.999400255</text:p>
          </table:table-cell>
          <table:table-cell table:formula="of:=1/(1+[.I43])" office:value-type="float" office:value="0.0833374984375178">
            <text:p>0.0833374984</text:p>
          </table:table-cell>
          <table:table-cell office:value-type="float" office:value="0.0727259">
            <text:p>0.0727259</text:p>
          </table:table-cell>
          <table:table-cell table:formula="of:=[.J43]-[.K43]" office:value-type="float" office:value="0.0106115984375178">
            <text:p>0.0106115984</text:p>
          </table:table-cell>
          <table:table-cell table:formula="of:=(1-EXP(-[.I43]))/[.I43]" office:value-type="float" office:value="0.0909125284196559">
            <text:p>0.0909125284</text:p>
          </table:table-cell>
          <table:table-cell table:formula="of:=[.M43]-[.K43]" office:value-type="float" office:value="0.0181866284196559">
            <text:p>0.01818662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44]+[.B44]" office:value-type="float" office:value="12">
            <text:p>12</text:p>
          </table:table-cell>
          <table:table-cell table:formula="of:=[.C44]*[.$E$34]" office:value-type="float" office:value="4">
            <text:p>4</text:p>
          </table:table-cell>
          <table:table-cell table:formula="of:=1/(3*[.C44])" office:value-type="float" office:value="0.0277777777777778">
            <text:p>0.0277777778</text:p>
          </table:table-cell>
          <table:table-cell table:formula="of:=1/(10/(9*[.$B$31]*[.C44])+[.A44])" office:value-type="float" office:value="0.0470383275261324">
            <text:p>0.0470383275</text:p>
          </table:table-cell>
          <table:table-cell table:formula="of:=10*[.F44]*[.E44]/(3*[.$B$31])" office:value-type="float" office:value="0.435540069686411">
            <text:p>0.4355400697</text:p>
          </table:table-cell>
          <table:table-cell table:formula="of:=LN([.$F$31])/LN([.G44])" office:value-type="float" office:value="11.081195462406">
            <text:p>11.0811954624</text:p>
          </table:table-cell>
          <table:table-cell table:formula="of:=[.$H$31]/(2*[.$D$2]*[.$C$2]*SQRT([.H44]))" office:value-type="float" office:value="12.516861608799">
            <text:p>12.5168616088</text:p>
          </table:table-cell>
          <table:table-cell table:formula="of:=1/(1+[.I44])" office:value-type="float" office:value="0.073981670371548">
            <text:p>0.0739816704</text:p>
          </table:table-cell>
          <table:table-cell office:value-type="float" office:value="0.0611873">
            <text:p>0.0611873</text:p>
          </table:table-cell>
          <table:table-cell table:formula="of:=[.J44]-[.K44]" office:value-type="float" office:value="0.012794370371548">
            <text:p>0.0127943704</text:p>
          </table:table-cell>
          <table:table-cell table:formula="of:=(1-EXP(-[.I44]))/[.I44]" office:value-type="float" office:value="0.0798919383237745">
            <text:p>0.0798919383</text:p>
          </table:table-cell>
          <table:table-cell table:formula="of:=[.M44]-[.K44]" office:value-type="float" office:value="0.0187046383237745">
            <text:p>0.0187046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45]+[.B45]" office:value-type="float" office:value="15">
            <text:p>15</text:p>
          </table:table-cell>
          <table:table-cell table:formula="of:=[.C45]*[.$E$34]" office:value-type="float" office:value="5">
            <text:p>5</text:p>
          </table:table-cell>
          <table:table-cell table:formula="of:=1/(3*[.C45])" office:value-type="float" office:value="0.0222222222222222">
            <text:p>0.0222222222</text:p>
          </table:table-cell>
          <table:table-cell table:formula="of:=1/(10/(9*[.$B$31]*[.C45])+[.A45])" office:value-type="float" office:value="0.0446280991735537">
            <text:p>0.0446280992</text:p>
          </table:table-cell>
          <table:table-cell table:formula="of:=10*[.F45]*[.E45]/(3*[.$B$31])" office:value-type="float" office:value="0.330578512396694">
            <text:p>0.3305785124</text:p>
          </table:table-cell>
          <table:table-cell table:formula="of:=LN([.$F$31])/LN([.G45])" office:value-type="float" office:value="8.320758950602">
            <text:p>8.3207589506</text:p>
          </table:table-cell>
          <table:table-cell table:formula="of:=[.$H$31]/(2*[.$D$2]*[.$C$2]*SQRT([.H45]))" office:value-type="float" office:value="14.4446588039923">
            <text:p>14.444658804</text:p>
          </table:table-cell>
          <table:table-cell table:formula="of:=1/(1+[.I45])" office:value-type="float" office:value="0.0647473027854462">
            <text:p>0.0647473028</text:p>
          </table:table-cell>
          <table:table-cell office:value-type="float" office:value="0.0517151">
            <text:p>0.0517151</text:p>
          </table:table-cell>
          <table:table-cell table:formula="of:=[.J45]-[.K45]" office:value-type="float" office:value="0.0130322027854462">
            <text:p>0.0130322028</text:p>
          </table:table-cell>
          <table:table-cell table:formula="of:=(1-EXP(-[.I45]))/[.I45]" office:value-type="float" office:value="0.0692297049396542">
            <text:p>0.0692297049</text:p>
          </table:table-cell>
          <table:table-cell table:formula="of:=[.M45]-[.K45]" office:value-type="float" office:value="0.0175146049396542">
            <text:p>0.01751460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46]+[.B46]" office:value-type="float" office:value="20">
            <text:p>20</text:p>
          </table:table-cell>
          <table:table-cell table:formula="of:=[.C46]*[.$E$34]" office:value-type="float" office:value="6.66666666666667">
            <text:p>6.6666666667</text:p>
          </table:table-cell>
          <table:table-cell table:formula="of:=1/(3*[.C46])" office:value-type="float" office:value="0.0166666666666667">
            <text:p>0.0166666667</text:p>
          </table:table-cell>
          <table:table-cell table:formula="of:=1/(10/(9*[.$B$31]*[.C46])+[.A46])" office:value-type="float" office:value="0.0391304347826087">
            <text:p>0.0391304348</text:p>
          </table:table-cell>
          <table:table-cell table:formula="of:=10*[.F46]*[.E46]/(3*[.$B$31])" office:value-type="float" office:value="0.217391304347826">
            <text:p>0.2173913043</text:p>
          </table:table-cell>
          <table:table-cell table:formula="of:=LN([.$F$31])/LN([.G46])" office:value-type="float" office:value="6.03538699776817">
            <text:p>6.0353869978</text:p>
          </table:table-cell>
          <table:table-cell table:formula="of:=[.$H$31]/(2*[.$D$2]*[.$C$2]*SQRT([.H46]))" office:value-type="float" office:value="16.9604041487687">
            <text:p>16.9604041488</text:p>
          </table:table-cell>
          <table:table-cell table:formula="of:=1/(1+[.I46])" office:value-type="float" office:value="0.0556780343981599">
            <text:p>0.0556780344</text:p>
          </table:table-cell>
          <table:table-cell office:value-type="float" office:value="0.0433957">
            <text:p>0.0433957</text:p>
          </table:table-cell>
          <table:table-cell table:formula="of:=[.J46]-[.K46]" office:value-type="float" office:value="0.0122823343981599">
            <text:p>0.0122823344</text:p>
          </table:table-cell>
          <table:table-cell table:formula="of:=(1-EXP(-[.I46]))/[.I46]" office:value-type="float" office:value="0.0589608566020574">
            <text:p>0.0589608566</text:p>
          </table:table-cell>
          <table:table-cell table:formula="of:=[.M46]-[.K46]" office:value-type="float" office:value="0.0155651566020574">
            <text:p>0.01556515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47]+[.B47]" office:value-type="float" office:value="30">
            <text:p>30</text:p>
          </table:table-cell>
          <table:table-cell table:formula="of:=[.C47]*[.$E$34]" office:value-type="float" office:value="10">
            <text:p>10</text:p>
          </table:table-cell>
          <table:table-cell table:formula="of:=1/(3*[.C47])" office:value-type="float" office:value="0.0111111111111111">
            <text:p>0.0111111111</text:p>
          </table:table-cell>
          <table:table-cell table:formula="of:=1/(10/(9*[.$B$31]*[.C47])+[.A47])" office:value-type="float" office:value="0.0296703296703297">
            <text:p>0.0296703297</text:p>
          </table:table-cell>
          <table:table-cell table:formula="of:=10*[.F47]*[.E47]/(3*[.$B$31])" office:value-type="float" office:value="0.10989010989011">
            <text:p>0.1098901099</text:p>
          </table:table-cell>
          <table:table-cell table:formula="of:=LN([.$F$31])/LN([.G47])" office:value-type="float" office:value="4.17083144901505">
            <text:p>4.170831449</text:p>
          </table:table-cell>
          <table:table-cell table:formula="of:=[.$H$31]/(2*[.$D$2]*[.$C$2]*SQRT([.H47]))" office:value-type="float" office:value="20.4022205729188">
            <text:p>20.4022205729</text:p>
          </table:table-cell>
          <table:table-cell table:formula="of:=1/(1+[.I47])" office:value-type="float" office:value="0.046724123629739">
            <text:p>0.0467241236</text:p>
          </table:table-cell>
          <table:table-cell office:value-type="float" office:value="0.0323282">
            <text:p>0.0323282</text:p>
          </table:table-cell>
          <table:table-cell table:formula="of:=[.J47]-[.K47]" office:value-type="float" office:value="0.014395923629739">
            <text:p>0.0143959236</text:p>
          </table:table-cell>
          <table:table-cell table:formula="of:=(1-EXP(-[.I47]))/[.I47]" office:value-type="float" office:value="0.0490142724929069">
            <text:p>0.0490142725</text:p>
          </table:table-cell>
          <table:table-cell table:formula="of:=[.M47]-[.K47]" office:value-type="float" office:value="0.0166860724929069">
            <text:p>0.01668607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48]+[.B48]" office:value-type="float" office:value="35">
            <text:p>35</text:p>
          </table:table-cell>
          <table:table-cell table:formula="of:=[.C48]*[.$E$34]" office:value-type="float" office:value="11.6666666666667">
            <text:p>11.6666666667</text:p>
          </table:table-cell>
          <table:table-cell table:formula="of:=1/(3*[.C48])" office:value-type="float" office:value="0.00952380952380952">
            <text:p>0.0095238095</text:p>
          </table:table-cell>
          <table:table-cell table:formula="of:=1/(10/(9*[.$B$31]*[.C48])+[.A48])" office:value-type="float" office:value="0.0261954261954262">
            <text:p>0.0261954262</text:p>
          </table:table-cell>
          <table:table-cell table:formula="of:=10*[.F48]*[.E48]/(3*[.$B$31])" office:value-type="float" office:value="0.0831600831600831">
            <text:p>0.0831600832</text:p>
          </table:table-cell>
          <table:table-cell table:formula="of:=LN([.$F$31])/LN([.G48])" office:value-type="float" office:value="3.70341193983817">
            <text:p>3.7034119398</text:p>
          </table:table-cell>
          <table:table-cell table:formula="of:=[.$H$31]/(2*[.$D$2]*[.$C$2]*SQRT([.H48]))" office:value-type="float" office:value="21.6514879228514">
            <text:p>21.6514879229</text:p>
          </table:table-cell>
          <table:table-cell table:formula="of:=1/(1+[.I48])" office:value-type="float" office:value="0.0441472102585885">
            <text:p>0.0441472103</text:p>
          </table:table-cell>
          <table:table-cell office:value-type="float" office:value="0.0263822">
            <text:p>0.0263822</text:p>
          </table:table-cell>
          <table:table-cell table:formula="of:=[.J48]-[.K48]" office:value-type="float" office:value="0.0177650102585885">
            <text:p>0.0177650103</text:p>
          </table:table-cell>
          <table:table-cell table:formula="of:=(1-EXP(-[.I48]))/[.I48]" office:value-type="float" office:value="0.0461862022216646">
            <text:p>0.0461862022</text:p>
          </table:table-cell>
          <table:table-cell table:formula="of:=[.M48]-[.K48]" office:value-type="float" office:value="0.0198040022216646">
            <text:p>0.01980400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49]+[.B49]" office:value-type="float" office:value="50">
            <text:p>50</text:p>
          </table:table-cell>
          <table:table-cell table:formula="of:=[.C49]*[.$E$34]" office:value-type="float" office:value="16.6666666666667">
            <text:p>16.6666666667</text:p>
          </table:table-cell>
          <table:table-cell table:formula="of:=1/(3*[.C49])" office:value-type="float" office:value="0.00666666666666667">
            <text:p>0.0066666667</text:p>
          </table:table-cell>
          <table:table-cell table:formula="of:=1/(10/(9*[.$B$31]*[.C49])+[.A49])" office:value-type="float" office:value="0.0191489361702128">
            <text:p>0.0191489362</text:p>
          </table:table-cell>
          <table:table-cell table:formula="of:=10*[.F49]*[.E49]/(3*[.$B$31])" office:value-type="float" office:value="0.0425531914893617">
            <text:p>0.0425531915</text:p>
          </table:table-cell>
          <table:table-cell table:formula="of:=LN([.$F$31])/LN([.G49])" office:value-type="float" office:value="2.91743400167834">
            <text:p>2.9174340017</text:p>
          </table:table-cell>
          <table:table-cell table:formula="of:=[.$H$31]/(2*[.$D$2]*[.$C$2]*SQRT([.H49]))" office:value-type="float" office:value="24.3942931327048">
            <text:p>24.3942931327</text:p>
          </table:table-cell>
          <table:table-cell table:formula="of:=1/(1+[.I49])" office:value-type="float" office:value="0.0393789263900447">
            <text:p>0.0393789264</text:p>
          </table:table-cell>
          <table:table-cell office:value-type="float" office:value="0.0199365">
            <text:p>0.0199365</text:p>
          </table:table-cell>
          <table:table-cell table:formula="of:=[.J49]-[.K49]" office:value-type="float" office:value="0.0194424263900447">
            <text:p>0.0194424264</text:p>
          </table:table-cell>
          <table:table-cell table:formula="of:=(1-EXP(-[.I49]))/[.I49]" office:value-type="float" office:value="0.0409931943727393">
            <text:p>0.0409931944</text:p>
          </table:table-cell>
          <table:table-cell table:formula="of:=[.M49]-[.K49]" office:value-type="float" office:value="0.0210566943727393">
            <text:p>0.02105669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50]+[.B50]" office:value-type="float" office:value="100">
            <text:p>100</text:p>
          </table:table-cell>
          <table:table-cell table:formula="of:=[.C50]*[.$E$34]" office:value-type="float" office:value="33.3333333333333">
            <text:p>33.3333333333</text:p>
          </table:table-cell>
          <table:table-cell table:formula="of:=1/(3*[.C50])" office:value-type="float" office:value="0.00333333333333333">
            <text:p>0.0033333333</text:p>
          </table:table-cell>
          <table:table-cell table:formula="of:=1/(10/(9*[.$B$31]*[.C50])+[.A50])" office:value-type="float" office:value="0.00989010989010989">
            <text:p>0.0098901099</text:p>
          </table:table-cell>
          <table:table-cell table:formula="of:=10*[.F50]*[.E50]/(3*[.$B$31])" office:value-type="float" office:value="0.010989010989011">
            <text:p>0.010989011</text:p>
          </table:table-cell>
          <table:table-cell table:formula="of:=LN([.$F$31])/LN([.G50])" office:value-type="float" office:value="2.04181494871875">
            <text:p>2.0418149487</text:p>
          </table:table-cell>
          <table:table-cell table:formula="of:=[.$H$31]/(2*[.$D$2]*[.$C$2]*SQRT([.H50]))" office:value-type="float" office:value="29.159533296742">
            <text:p>29.1595332967</text:p>
          </table:table-cell>
          <table:table-cell table:formula="of:=1/(1+[.I50])" office:value-type="float" office:value="0.033157011753495">
            <text:p>0.0331570118</text:p>
          </table:table-cell>
          <table:table-cell office:value-type="float" office:value="0.0199365">
            <text:p>0.0199365</text:p>
          </table:table-cell>
          <table:table-cell table:formula="of:=[.J50]-[.K50]" office:value-type="float" office:value="0.013220511753495">
            <text:p>0.0132205118</text:p>
          </table:table-cell>
          <table:table-cell table:formula="of:=(1-EXP(-[.I50]))/[.I50]" office:value-type="float" office:value="0.0342941016861718">
            <text:p>0.0342941017</text:p>
          </table:table-cell>
          <table:table-cell table:formula="of:=[.M50]-[.K50]" office:value-type="float" office:value="0.0143576016861718">
            <text:p>0.0143576017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200</text:p>
          </table:table-cell>
          <table:table-cell office:value-type="string">
            <text:p>W-20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f:=[.A57]*[.A57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60]+[.B60]" office:value-type="float" office:value="1">
            <text:p>1</text:p>
          </table:table-cell>
          <table:table-cell table:formula="of:=[.C60]*[.$E$60]" office:value-type="float" office:value="0.333333333333333">
            <text:p>0.3333333333</text:p>
          </table:table-cell>
          <table:table-cell table:formula="of:=1/(3*[.C60])" office:value-type="float" office:value="0.333333333333333">
            <text:p>0.3333333333</text:p>
          </table:table-cell>
          <table:table-cell table:formula="of:=1/(10/(9*[.$B$57]*[.C60])+[.A60])" office:value-type="float" office:value="0.0089197224975223">
            <text:p>0.0089197225</text:p>
          </table:table-cell>
          <table:table-cell table:formula="of:=10*[.F60]*[.E60]/(3*[.$B$57])" office:value-type="float" office:value="0.991080277502478">
            <text:p>0.9910802775</text:p>
          </table:table-cell>
          <table:table-cell table:formula="of:=LN([.$F$57])/LN([.G60])" office:value-type="float" office:value="1027.96944578134">
            <text:p>1027.9694457813</text:p>
          </table:table-cell>
          <table:table-cell table:formula="of:=[.$H$57]/(2*[.$D$2]*[.$C$2]*SQRT([.H60]))" office:value-type="float" office:value="2.59913388248486">
            <text:p>2.5991338825</text:p>
          </table:table-cell>
          <table:table-cell table:formula="of:=1/(1+[.I60])" office:value-type="float" office:value="0.27784462391535">
            <text:p>0.2778446239</text:p>
          </table:table-cell>
          <table:table-cell office:value-type="float" office:value="0.34822">
            <text:p>0.34822</text:p>
          </table:table-cell>
          <table:table-cell table:formula="of:=[.J60]-[.K60]" office:value-type="float" office:value="-0.07037537608465">
            <text:p>-0.0703753761</text:p>
          </table:table-cell>
          <table:table-cell table:formula="of:=(1-EXP(-[.I60]))/[.I60]" office:value-type="float" office:value="0.356142509822209">
            <text:p>0.3561425098</text:p>
          </table:table-cell>
          <table:table-cell table:formula="of:=[.M60]-[.K60]" office:value-type="float" office:value="0.00792250982220899">
            <text:p>0.0079225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61]+[.B61]" office:value-type="float" office:value="2">
            <text:p>2</text:p>
          </table:table-cell>
          <table:table-cell table:formula="of:=[.C61]*[.$E$60]" office:value-type="float" office:value="0.666666666666667">
            <text:p>0.6666666667</text:p>
          </table:table-cell>
          <table:table-cell table:formula="of:=1/(3*[.C61])" office:value-type="float" office:value="0.166666666666667">
            <text:p>0.1666666667</text:p>
          </table:table-cell>
          <table:table-cell table:formula="of:=1/(10/(9*[.$B$57]*[.C61])+[.A61])" office:value-type="float" office:value="0.0173745173745174">
            <text:p>0.0173745174</text:p>
          </table:table-cell>
          <table:table-cell table:formula="of:=10*[.F61]*[.E61]/(3*[.$B$57])" office:value-type="float" office:value="0.965250965250965">
            <text:p>0.9652509653</text:p>
          </table:table-cell>
          <table:table-cell table:formula="of:=LN([.$F$57])/LN([.G61])" office:value-type="float" office:value="260.420813576264">
            <text:p>260.4208135763</text:p>
          </table:table-cell>
          <table:table-cell table:formula="of:=[.$H$57]/(2*[.$D$2]*[.$C$2]*SQRT([.H61]))" office:value-type="float" office:value="5.16393667950003">
            <text:p>5.1639366795</text:p>
          </table:table-cell>
          <table:table-cell table:formula="of:=1/(1+[.I61])" office:value-type="float" office:value="0.162233983247393">
            <text:p>0.1622339832</text:p>
          </table:table-cell>
          <table:table-cell office:value-type="float" office:value="0.180859">
            <text:p>0.180859</text:p>
          </table:table-cell>
          <table:table-cell table:formula="of:=[.J61]-[.K61]" office:value-type="float" office:value="-0.0186250167526069">
            <text:p>-0.0186250168</text:p>
          </table:table-cell>
          <table:table-cell table:formula="of:=(1-EXP(-[.I61]))/[.I61]" office:value-type="float" office:value="0.192543193463314">
            <text:p>0.1925431935</text:p>
          </table:table-cell>
          <table:table-cell table:formula="of:=[.M61]-[.K61]" office:value-type="float" office:value="0.0116841934633143">
            <text:p>0.01168419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62]+[.B62]" office:value-type="float" office:value="3">
            <text:p>3</text:p>
          </table:table-cell>
          <table:table-cell table:formula="of:=[.C62]*[.$E$60]" office:value-type="float" office:value="1">
            <text:p>1</text:p>
          </table:table-cell>
          <table:table-cell table:formula="of:=1/(3*[.C62])" office:value-type="float" office:value="0.111111111111111">
            <text:p>0.1111111111</text:p>
          </table:table-cell>
          <table:table-cell table:formula="of:=1/(10/(9*[.$B$57]*[.C62])+[.A62])" office:value-type="float" office:value="0.0249768732654949">
            <text:p>0.0249768733</text:p>
          </table:table-cell>
          <table:table-cell table:formula="of:=10*[.F62]*[.E62]/(3*[.$B$57])" office:value-type="float" office:value="0.925069380203515">
            <text:p>0.9250693802</text:p>
          </table:table-cell>
          <table:table-cell table:formula="of:=LN([.$F$57])/LN([.G62])" office:value-type="float" office:value="118.253301928446">
            <text:p>118.2533019284</text:p>
          </table:table-cell>
          <table:table-cell table:formula="of:=[.$H$57]/(2*[.$D$2]*[.$C$2]*SQRT([.H62]))" office:value-type="float" office:value="7.66323450726819">
            <text:p>7.6632345073</text:p>
          </table:table-cell>
          <table:table-cell table:formula="of:=1/(1+[.I62])" office:value-type="float" office:value="0.115430327917481">
            <text:p>0.1154303279</text:p>
          </table:table-cell>
          <table:table-cell office:value-type="float" office:value="0.119832">
            <text:p>0.119832</text:p>
          </table:table-cell>
          <table:table-cell table:formula="of:=[.J62]-[.K62]" office:value-type="float" office:value="-0.00440167208251946">
            <text:p>-0.0044016721</text:p>
          </table:table-cell>
          <table:table-cell table:formula="of:=(1-EXP(-[.I62]))/[.I62]" office:value-type="float" office:value="0.130431897082842">
            <text:p>0.1304318971</text:p>
          </table:table-cell>
          <table:table-cell table:formula="of:=[.M62]-[.K62]" office:value-type="float" office:value="0.010599897082842">
            <text:p>0.01059989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63]+[.B63]" office:value-type="float" office:value="4">
            <text:p>4</text:p>
          </table:table-cell>
          <table:table-cell table:formula="of:=[.C63]*[.$E$60]" office:value-type="float" office:value="1.33333333333333">
            <text:p>1.3333333333</text:p>
          </table:table-cell>
          <table:table-cell table:formula="of:=1/(3*[.C63])" office:value-type="float" office:value="0.0833333333333333">
            <text:p>0.0833333333</text:p>
          </table:table-cell>
          <table:table-cell table:formula="of:=1/(10/(9*[.$B$57]*[.C63])+[.A63])" office:value-type="float" office:value="0.0314685314685315">
            <text:p>0.0314685315</text:p>
          </table:table-cell>
          <table:table-cell table:formula="of:=10*[.F63]*[.E63]/(3*[.$B$57])" office:value-type="float" office:value="0.874125874125874">
            <text:p>0.8741258741</text:p>
          </table:table-cell>
          <table:table-cell table:formula="of:=LN([.$F$57])/LN([.G63])" office:value-type="float" office:value="68.4626420704616">
            <text:p>68.4626420705</text:p>
          </table:table-cell>
          <table:table-cell table:formula="of:=[.$H$57]/(2*[.$D$2]*[.$C$2]*SQRT([.H63]))" office:value-type="float" office:value="10.0714482691347">
            <text:p>10.0714482691</text:p>
          </table:table-cell>
          <table:table-cell table:formula="of:=1/(1+[.I63])" office:value-type="float" office:value="0.0903224199482399">
            <text:p>0.0903224199</text:p>
          </table:table-cell>
          <table:table-cell office:value-type="float" office:value="0.0884209">
            <text:p>0.0884209</text:p>
          </table:table-cell>
          <table:table-cell table:formula="of:=[.J63]-[.K63]" office:value-type="float" office:value="0.00190151994823991">
            <text:p>0.0019015199</text:p>
          </table:table-cell>
          <table:table-cell table:formula="of:=(1-EXP(-[.I63]))/[.I63]" office:value-type="float" office:value="0.0992863890005092">
            <text:p>0.099286389</text:p>
          </table:table-cell>
          <table:table-cell table:formula="of:=[.M63]-[.K63]" office:value-type="float" office:value="0.0108654890005092">
            <text:p>0.0108654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64]+[.B64]" office:value-type="float" office:value="5">
            <text:p>5</text:p>
          </table:table-cell>
          <table:table-cell table:formula="of:=[.C64]*[.$E$60]" office:value-type="float" office:value="1.66666666666667">
            <text:p>1.6666666667</text:p>
          </table:table-cell>
          <table:table-cell table:formula="of:=1/(3*[.C64])" office:value-type="float" office:value="0.0666666666666667">
            <text:p>0.0666666667</text:p>
          </table:table-cell>
          <table:table-cell table:formula="of:=1/(10/(9*[.$B$57]*[.C64])+[.A64])" office:value-type="float" office:value="0.036734693877551">
            <text:p>0.0367346939</text:p>
          </table:table-cell>
          <table:table-cell table:formula="of:=10*[.F64]*[.E64]/(3*[.$B$57])" office:value-type="float" office:value="0.816326530612245">
            <text:p>0.8163265306</text:p>
          </table:table-cell>
          <table:table-cell table:formula="of:=LN([.$F$57])/LN([.G64])" office:value-type="float" office:value="45.3843602430587">
            <text:p>45.3843602431</text:p>
          </table:table-cell>
          <table:table-cell table:formula="of:=[.$H$57]/(2*[.$D$2]*[.$C$2]*SQRT([.H64]))" office:value-type="float" office:value="12.3698845137253">
            <text:p>12.3698845137</text:p>
          </table:table-cell>
          <table:table-cell table:formula="of:=1/(1+[.I64])" office:value-type="float" office:value="0.074794961689715">
            <text:p>0.0747949617</text:p>
          </table:table-cell>
          <table:table-cell office:value-type="float" office:value="0.0698585">
            <text:p>0.0698585</text:p>
          </table:table-cell>
          <table:table-cell table:formula="of:=[.J64]-[.K64]" office:value-type="float" office:value="0.00493646168971504">
            <text:p>0.0049364617</text:p>
          </table:table-cell>
          <table:table-cell table:formula="of:=(1-EXP(-[.I64]))/[.I64]" office:value-type="float" office:value="0.0808411553383435">
            <text:p>0.0808411553</text:p>
          </table:table-cell>
          <table:table-cell table:formula="of:=[.M64]-[.K64]" office:value-type="float" office:value="0.0109826553383435">
            <text:p>0.01098265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65]+[.B65]" office:value-type="float" office:value="6">
            <text:p>6</text:p>
          </table:table-cell>
          <table:table-cell table:formula="of:=[.C65]*[.$E$60]" office:value-type="float" office:value="2">
            <text:p>2</text:p>
          </table:table-cell>
          <table:table-cell table:formula="of:=1/(3*[.C65])" office:value-type="float" office:value="0.0555555555555556">
            <text:p>0.0555555556</text:p>
          </table:table-cell>
          <table:table-cell table:formula="of:=1/(10/(9*[.$B$57]*[.C65])+[.A65])" office:value-type="float" office:value="0.040785498489426">
            <text:p>0.0407854985</text:p>
          </table:table-cell>
          <table:table-cell table:formula="of:=10*[.F65]*[.E65]/(3*[.$B$57])" office:value-type="float" office:value="0.755287009063444">
            <text:p>0.7552870091</text:p>
          </table:table-cell>
          <table:table-cell table:formula="of:=LN([.$F$57])/LN([.G65])" office:value-type="float" office:value="32.8170163498683">
            <text:p>32.8170163499</text:p>
          </table:table-cell>
          <table:table-cell table:formula="of:=[.$H$57]/(2*[.$D$2]*[.$C$2]*SQRT([.H65]))" office:value-type="float" office:value="14.5468582604439">
            <text:p>14.5468582604</text:p>
          </table:table-cell>
          <table:table-cell table:formula="of:=1/(1+[.I65])" office:value-type="float" office:value="0.0643216772963263">
            <text:p>0.0643216773</text:p>
          </table:table-cell>
          <table:table-cell office:value-type="float" office:value="0.0593548">
            <text:p>0.0593548</text:p>
          </table:table-cell>
          <table:table-cell table:formula="of:=[.J65]-[.K65]" office:value-type="float" office:value="0.00496687729632628">
            <text:p>0.0049668773</text:p>
          </table:table-cell>
          <table:table-cell table:formula="of:=(1-EXP(-[.I65]))/[.I65]" office:value-type="float" office:value="0.0687433328101682">
            <text:p>0.0687433328</text:p>
          </table:table-cell>
          <table:table-cell table:formula="of:=[.M65]-[.K65]" office:value-type="float" office:value="0.00938853281016819">
            <text:p>0.00938853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66]+[.B66]" office:value-type="float" office:value="7">
            <text:p>7</text:p>
          </table:table-cell>
          <table:table-cell table:formula="of:=[.C66]*[.$E$60]" office:value-type="float" office:value="2.33333333333333">
            <text:p>2.3333333333</text:p>
          </table:table-cell>
          <table:table-cell table:formula="of:=1/(3*[.C66])" office:value-type="float" office:value="0.0476190476190476">
            <text:p>0.0476190476</text:p>
          </table:table-cell>
          <table:table-cell table:formula="of:=1/(10/(9*[.$B$57]*[.C66])+[.A66])" office:value-type="float" office:value="0.0437196391394865">
            <text:p>0.0437196391</text:p>
          </table:table-cell>
          <table:table-cell table:formula="of:=10*[.F66]*[.E66]/(3*[.$B$57])" office:value-type="float" office:value="0.693962526023595">
            <text:p>0.693962526</text:p>
          </table:table-cell>
          <table:table-cell table:formula="of:=LN([.$F$57])/LN([.G66])" office:value-type="float" office:value="25.210510788138">
            <text:p>25.2105107881</text:p>
          </table:table-cell>
          <table:table-cell table:formula="of:=[.$H$57]/(2*[.$D$2]*[.$C$2]*SQRT([.H66]))" office:value-type="float" office:value="16.5969364650313">
            <text:p>16.596936465</text:p>
          </table:table-cell>
          <table:table-cell table:formula="of:=1/(1+[.I66])" office:value-type="float" office:value="0.0568280735676464">
            <text:p>0.0568280736</text:p>
          </table:table-cell>
          <table:table-cell office:value-type="float" office:value="0.0525935">
            <text:p>0.0525935</text:p>
          </table:table-cell>
          <table:table-cell table:formula="of:=[.J66]-[.K66]" office:value-type="float" office:value="0.00423457356764637">
            <text:p>0.0042345736</text:p>
          </table:table-cell>
          <table:table-cell table:formula="of:=(1-EXP(-[.I66]))/[.I66]" office:value-type="float" office:value="0.0602520796628236">
            <text:p>0.0602520797</text:p>
          </table:table-cell>
          <table:table-cell table:formula="of:=[.M66]-[.K66]" office:value-type="float" office:value="0.00765857966282363">
            <text:p>0.00765857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67]+[.B67]" office:value-type="float" office:value="8">
            <text:p>8</text:p>
          </table:table-cell>
          <table:table-cell table:formula="of:=[.C67]*[.$E$60]" office:value-type="float" office:value="2.66666666666667">
            <text:p>2.6666666667</text:p>
          </table:table-cell>
          <table:table-cell table:formula="of:=1/(3*[.C67])" office:value-type="float" office:value="0.0416666666666667">
            <text:p>0.0416666667</text:p>
          </table:table-cell>
          <table:table-cell table:formula="of:=1/(10/(9*[.$B$57]*[.C67])+[.A67])" office:value-type="float" office:value="0.0456852791878173">
            <text:p>0.0456852792</text:p>
          </table:table-cell>
          <table:table-cell table:formula="of:=10*[.F67]*[.E67]/(3*[.$B$57])" office:value-type="float" office:value="0.634517766497462">
            <text:p>0.6345177665</text:p>
          </table:table-cell>
          <table:table-cell table:formula="of:=LN([.$F$57])/LN([.G67])" office:value-type="float" office:value="20.2474016693734">
            <text:p>20.2474016694</text:p>
          </table:table-cell>
          <table:table-cell table:formula="of:=[.$H$57]/(2*[.$D$2]*[.$C$2]*SQRT([.H67]))" office:value-type="float" office:value="18.5197067127125">
            <text:p>18.5197067127</text:p>
          </table:table-cell>
          <table:table-cell table:formula="of:=1/(1+[.I67])" office:value-type="float" office:value="0.0512302779297771">
            <text:p>0.0512302779</text:p>
          </table:table-cell>
          <table:table-cell office:value-type="float" office:value="0.0430877">
            <text:p>0.0430877</text:p>
          </table:table-cell>
          <table:table-cell table:formula="of:=[.J67]-[.K67]" office:value-type="float" office:value="0.00814257792977713">
            <text:p>0.0081425779</text:p>
          </table:table-cell>
          <table:table-cell table:formula="of:=(1-EXP(-[.I67]))/[.I67]" office:value-type="float" office:value="0.0539965349589675">
            <text:p>0.053996535</text:p>
          </table:table-cell>
          <table:table-cell table:formula="of:=[.M67]-[.K67]" office:value-type="float" office:value="0.0109088349589675">
            <text:p>0.0109088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68]+[.B68]" office:value-type="float" office:value="9">
            <text:p>9</text:p>
          </table:table-cell>
          <table:table-cell table:formula="of:=[.C68]*[.$E$60]" office:value-type="float" office:value="3">
            <text:p>3</text:p>
          </table:table-cell>
          <table:table-cell table:formula="of:=1/(3*[.C68])" office:value-type="float" office:value="0.037037037037037">
            <text:p>0.037037037</text:p>
          </table:table-cell>
          <table:table-cell table:formula="of:=1/(10/(9*[.$B$57]*[.C68])+[.A68])" office:value-type="float" office:value="0.0468478889531521">
            <text:p>0.046847889</text:p>
          </table:table-cell>
          <table:table-cell table:formula="of:=10*[.F68]*[.E68]/(3*[.$B$57])" office:value-type="float" office:value="0.578368999421631">
            <text:p>0.5783689994</text:p>
          </table:table-cell>
          <table:table-cell table:formula="of:=LN([.$F$57])/LN([.G68])" office:value-type="float" office:value="16.8212120235529">
            <text:p>16.8212120236</text:p>
          </table:table-cell>
          <table:table-cell table:formula="of:=[.$H$57]/(2*[.$D$2]*[.$C$2]*SQRT([.H68]))" office:value-type="float" office:value="20.3184283346289">
            <text:p>20.3184283346</text:p>
          </table:table-cell>
          <table:table-cell table:formula="of:=1/(1+[.I68])" office:value-type="float" office:value="0.0469077731389625">
            <text:p>0.0469077731</text:p>
          </table:table-cell>
          <table:table-cell office:value-type="float" office:value="0.0391707">
            <text:p>0.0391707</text:p>
          </table:table-cell>
          <table:table-cell table:formula="of:=[.J68]-[.K68]" office:value-type="float" office:value="0.00773707313896246">
            <text:p>0.0077370731</text:p>
          </table:table-cell>
          <table:table-cell table:formula="of:=(1-EXP(-[.I68]))/[.I68]" office:value-type="float" office:value="0.0492164050305325">
            <text:p>0.049216405</text:p>
          </table:table-cell>
          <table:table-cell table:formula="of:=[.M68]-[.K68]" office:value-type="float" office:value="0.0100457050305325">
            <text:p>0.010045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69]+[.B69]" office:value-type="float" office:value="10">
            <text:p>10</text:p>
          </table:table-cell>
          <table:table-cell table:formula="of:=[.C69]*[.$E$60]" office:value-type="float" office:value="3.33333333333333">
            <text:p>3.3333333333</text:p>
          </table:table-cell>
          <table:table-cell table:formula="of:=1/(3*[.C69])" office:value-type="float" office:value="0.0333333333333333">
            <text:p>0.0333333333</text:p>
          </table:table-cell>
          <table:table-cell table:formula="of:=1/(10/(9*[.$B$57]*[.C69])+[.A69])" office:value-type="float" office:value="0.0473684210526316">
            <text:p>0.0473684211</text:p>
          </table:table-cell>
          <table:table-cell table:formula="of:=10*[.F69]*[.E69]/(3*[.$B$57])" office:value-type="float" office:value="0.526315789473684">
            <text:p>0.5263157895</text:p>
          </table:table-cell>
          <table:table-cell table:formula="of:=LN([.$F$57])/LN([.G69])" office:value-type="float" office:value="14.3495904136388">
            <text:p>14.3495904136</text:p>
          </table:table-cell>
          <table:table-cell table:formula="of:=[.$H$57]/(2*[.$D$2]*[.$C$2]*SQRT([.H69]))" office:value-type="float" office:value="21.9988005099469">
            <text:p>21.9988005099</text:p>
          </table:table-cell>
          <table:table-cell table:formula="of:=1/(1+[.I69])" office:value-type="float" office:value="0.0434805284548429">
            <text:p>0.0434805285</text:p>
          </table:table-cell>
          <table:table-cell office:value-type="float" office:value="0.0358524">
            <text:p>0.0358524</text:p>
          </table:table-cell>
          <table:table-cell table:formula="of:=[.J69]-[.K69]" office:value-type="float" office:value="0.00762812845484287">
            <text:p>0.0076281285</text:p>
          </table:table-cell>
          <table:table-cell table:formula="of:=(1-EXP(-[.I69]))/[.I69]" office:value-type="float" office:value="0.045457023862213">
            <text:p>0.0454570239</text:p>
          </table:table-cell>
          <table:table-cell table:formula="of:=[.M69]-[.K69]" office:value-type="float" office:value="0.00960462386221298">
            <text:p>0.00960462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70]+[.B70]" office:value-type="float" office:value="12">
            <text:p>12</text:p>
          </table:table-cell>
          <table:table-cell table:formula="of:=[.C70]*[.$E$60]" office:value-type="float" office:value="4">
            <text:p>4</text:p>
          </table:table-cell>
          <table:table-cell table:formula="of:=1/(3*[.C70])" office:value-type="float" office:value="0.0277777777777778">
            <text:p>0.0277777778</text:p>
          </table:table-cell>
          <table:table-cell table:formula="of:=1/(10/(9*[.$B$57]*[.C70])+[.A70])" office:value-type="float" office:value="0.0470383275261324">
            <text:p>0.0470383275</text:p>
          </table:table-cell>
          <table:table-cell table:formula="of:=10*[.F70]*[.E70]/(3*[.$B$57])" office:value-type="float" office:value="0.435540069686411">
            <text:p>0.4355400697</text:p>
          </table:table-cell>
          <table:table-cell table:formula="of:=LN([.$F$57])/LN([.G70])" office:value-type="float" office:value="11.081195462406">
            <text:p>11.0811954624</text:p>
          </table:table-cell>
          <table:table-cell table:formula="of:=[.$H$57]/(2*[.$D$2]*[.$C$2]*SQRT([.H70]))" office:value-type="float" office:value="25.033723217598">
            <text:p>25.0337232176</text:p>
          </table:table-cell>
          <table:table-cell table:formula="of:=1/(1+[.I70])" office:value-type="float" office:value="0.0384117166661751">
            <text:p>0.0384117167</text:p>
          </table:table-cell>
          <table:table-cell office:value-type="float" office:value="0.0297647">
            <text:p>0.0297647</text:p>
          </table:table-cell>
          <table:table-cell table:formula="of:=[.J70]-[.K70]" office:value-type="float" office:value="0.00864701666617514">
            <text:p>0.0086470167</text:p>
          </table:table-cell>
          <table:table-cell table:formula="of:=(1-EXP(-[.I70]))/[.I70]" office:value-type="float" office:value="0.0399461155376041">
            <text:p>0.0399461155</text:p>
          </table:table-cell>
          <table:table-cell table:formula="of:=[.M70]-[.K70]" office:value-type="float" office:value="0.0101814155376041">
            <text:p>0.01018141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71]+[.B71]" office:value-type="float" office:value="15">
            <text:p>15</text:p>
          </table:table-cell>
          <table:table-cell table:formula="of:=[.C71]*[.$E$60]" office:value-type="float" office:value="5">
            <text:p>5</text:p>
          </table:table-cell>
          <table:table-cell table:formula="of:=1/(3*[.C71])" office:value-type="float" office:value="0.0222222222222222">
            <text:p>0.0222222222</text:p>
          </table:table-cell>
          <table:table-cell table:formula="of:=1/(10/(9*[.$B$57]*[.C71])+[.A71])" office:value-type="float" office:value="0.0446280991735537">
            <text:p>0.0446280992</text:p>
          </table:table-cell>
          <table:table-cell table:formula="of:=10*[.F71]*[.E71]/(3*[.$B$57])" office:value-type="float" office:value="0.330578512396694">
            <text:p>0.3305785124</text:p>
          </table:table-cell>
          <table:table-cell table:formula="of:=LN([.$F$57])/LN([.G71])" office:value-type="float" office:value="8.320758950602">
            <text:p>8.3207589506</text:p>
          </table:table-cell>
          <table:table-cell table:formula="of:=[.$H$57]/(2*[.$D$2]*[.$C$2]*SQRT([.H71]))" office:value-type="float" office:value="28.8893176079847">
            <text:p>28.889317608</text:p>
          </table:table-cell>
          <table:table-cell table:formula="of:=1/(1+[.I71])" office:value-type="float" office:value="0.0334567691747121">
            <text:p>0.0334567692</text:p>
          </table:table-cell>
          <table:table-cell office:value-type="float" office:value="0.0249994">
            <text:p>0.0249994</text:p>
          </table:table-cell>
          <table:table-cell table:formula="of:=[.J71]-[.K71]" office:value-type="float" office:value="0.00845736917471206">
            <text:p>0.0084573692</text:p>
          </table:table-cell>
          <table:table-cell table:formula="of:=(1-EXP(-[.I71]))/[.I71]" office:value-type="float" office:value="0.034614870921123">
            <text:p>0.0346148709</text:p>
          </table:table-cell>
          <table:table-cell table:formula="of:=[.M71]-[.K71]" office:value-type="float" office:value="0.00961547092112302">
            <text:p>0.00961547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72]+[.B72]" office:value-type="float" office:value="20">
            <text:p>20</text:p>
          </table:table-cell>
          <table:table-cell table:formula="of:=[.C72]*[.$E$60]" office:value-type="float" office:value="6.66666666666667">
            <text:p>6.6666666667</text:p>
          </table:table-cell>
          <table:table-cell table:formula="of:=1/(3*[.C72])" office:value-type="float" office:value="0.0166666666666667">
            <text:p>0.0166666667</text:p>
          </table:table-cell>
          <table:table-cell table:formula="of:=1/(10/(9*[.$B$57]*[.C72])+[.A72])" office:value-type="float" office:value="0.0391304347826087">
            <text:p>0.0391304348</text:p>
          </table:table-cell>
          <table:table-cell table:formula="of:=10*[.F72]*[.E72]/(3*[.$B$57])" office:value-type="float" office:value="0.217391304347826">
            <text:p>0.2173913043</text:p>
          </table:table-cell>
          <table:table-cell table:formula="of:=LN([.$F$57])/LN([.G72])" office:value-type="float" office:value="6.03538699776817">
            <text:p>6.0353869978</text:p>
          </table:table-cell>
          <table:table-cell table:formula="of:=[.$H$57]/(2*[.$D$2]*[.$C$2]*SQRT([.H72]))" office:value-type="float" office:value="33.9208082975375">
            <text:p>33.9208082975</text:p>
          </table:table-cell>
          <table:table-cell table:formula="of:=1/(1+[.I72])" office:value-type="float" office:value="0.0286362214608451">
            <text:p>0.0286362215</text:p>
          </table:table-cell>
          <table:table-cell office:value-type="float" office:value="0.0204835">
            <text:p>0.0204835</text:p>
          </table:table-cell>
          <table:table-cell table:formula="of:=[.J72]-[.K72]" office:value-type="float" office:value="0.00815272146084508">
            <text:p>0.0081527215</text:p>
          </table:table-cell>
          <table:table-cell table:formula="of:=(1-EXP(-[.I72]))/[.I72]" office:value-type="float" office:value="0.0294804295707952">
            <text:p>0.0294804296</text:p>
          </table:table-cell>
          <table:table-cell table:formula="of:=[.M72]-[.K72]" office:value-type="float" office:value="0.00899692957079516">
            <text:p>0.00899692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73]+[.B73]" office:value-type="float" office:value="30">
            <text:p>30</text:p>
          </table:table-cell>
          <table:table-cell table:formula="of:=[.C73]*[.$E$60]" office:value-type="float" office:value="10">
            <text:p>10</text:p>
          </table:table-cell>
          <table:table-cell table:formula="of:=1/(3*[.C73])" office:value-type="float" office:value="0.0111111111111111">
            <text:p>0.0111111111</text:p>
          </table:table-cell>
          <table:table-cell table:formula="of:=1/(10/(9*[.$B$57]*[.C73])+[.A73])" office:value-type="float" office:value="0.0296703296703297">
            <text:p>0.0296703297</text:p>
          </table:table-cell>
          <table:table-cell table:formula="of:=10*[.F73]*[.E73]/(3*[.$B$57])" office:value-type="float" office:value="0.10989010989011">
            <text:p>0.1098901099</text:p>
          </table:table-cell>
          <table:table-cell table:formula="of:=LN([.$F$57])/LN([.G73])" office:value-type="float" office:value="4.17083144901505">
            <text:p>4.170831449</text:p>
          </table:table-cell>
          <table:table-cell table:formula="of:=[.$H$57]/(2*[.$D$2]*[.$C$2]*SQRT([.H73]))" office:value-type="float" office:value="40.8044411458376">
            <text:p>40.8044411458</text:p>
          </table:table-cell>
          <table:table-cell table:formula="of:=1/(1+[.I73])" office:value-type="float" office:value="0.0239209034396952">
            <text:p>0.0239209034</text:p>
          </table:table-cell>
          <table:table-cell office:value-type="float" office:value="0.0155934">
            <text:p>0.0155934</text:p>
          </table:table-cell>
          <table:table-cell table:formula="of:=[.J73]-[.K73]" office:value-type="float" office:value="0.00832750343969517">
            <text:p>0.0083275034</text:p>
          </table:table-cell>
          <table:table-cell table:formula="of:=(1-EXP(-[.I73]))/[.I73]" office:value-type="float" office:value="0.0245071362802382">
            <text:p>0.0245071363</text:p>
          </table:table-cell>
          <table:table-cell table:formula="of:=[.M73]-[.K73]" office:value-type="float" office:value="0.0089137362802382">
            <text:p>0.00891373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74]+[.B74]" office:value-type="float" office:value="35">
            <text:p>35</text:p>
          </table:table-cell>
          <table:table-cell table:formula="of:=[.C74]*[.$E$60]" office:value-type="float" office:value="11.6666666666667">
            <text:p>11.6666666667</text:p>
          </table:table-cell>
          <table:table-cell table:formula="of:=1/(3*[.C74])" office:value-type="float" office:value="0.00952380952380952">
            <text:p>0.0095238095</text:p>
          </table:table-cell>
          <table:table-cell table:formula="of:=1/(10/(9*[.$B$57]*[.C74])+[.A74])" office:value-type="float" office:value="0.0261954261954262">
            <text:p>0.0261954262</text:p>
          </table:table-cell>
          <table:table-cell table:formula="of:=10*[.F74]*[.E74]/(3*[.$B$57])" office:value-type="float" office:value="0.0831600831600831">
            <text:p>0.0831600832</text:p>
          </table:table-cell>
          <table:table-cell table:formula="of:=LN([.$F$57])/LN([.G74])" office:value-type="float" office:value="3.70341193983817">
            <text:p>3.7034119398</text:p>
          </table:table-cell>
          <table:table-cell table:formula="of:=[.$H$57]/(2*[.$D$2]*[.$C$2]*SQRT([.H74]))" office:value-type="float" office:value="43.3029758457028">
            <text:p>43.3029758457</text:p>
          </table:table-cell>
          <table:table-cell table:formula="of:=1/(1+[.I74])" office:value-type="float" office:value="0.0225718471707808">
            <text:p>0.0225718472</text:p>
          </table:table-cell>
          <table:table-cell office:value-type="float" office:value="0.0125246">
            <text:p>0.0125246</text:p>
          </table:table-cell>
          <table:table-cell table:formula="of:=[.J74]-[.K74]" office:value-type="float" office:value="0.0100472471707808">
            <text:p>0.0100472472</text:p>
          </table:table-cell>
          <table:table-cell table:formula="of:=(1-EXP(-[.I74]))/[.I74]" office:value-type="float" office:value="0.02309310111996">
            <text:p>0.0230931011</text:p>
          </table:table-cell>
          <table:table-cell table:formula="of:=[.M74]-[.K74]" office:value-type="float" office:value="0.01056850111996">
            <text:p>0.01056850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75]+[.B75]" office:value-type="float" office:value="50">
            <text:p>50</text:p>
          </table:table-cell>
          <table:table-cell table:formula="of:=[.C75]*[.$E$60]" office:value-type="float" office:value="16.6666666666667">
            <text:p>16.6666666667</text:p>
          </table:table-cell>
          <table:table-cell table:formula="of:=1/(3*[.C75])" office:value-type="float" office:value="0.00666666666666667">
            <text:p>0.0066666667</text:p>
          </table:table-cell>
          <table:table-cell table:formula="of:=1/(10/(9*[.$B$57]*[.C75])+[.A75])" office:value-type="float" office:value="0.0191489361702128">
            <text:p>0.0191489362</text:p>
          </table:table-cell>
          <table:table-cell table:formula="of:=10*[.F75]*[.E75]/(3*[.$B$57])" office:value-type="float" office:value="0.0425531914893617">
            <text:p>0.0425531915</text:p>
          </table:table-cell>
          <table:table-cell table:formula="of:=LN([.$F$57])/LN([.G75])" office:value-type="float" office:value="2.91743400167834">
            <text:p>2.9174340017</text:p>
          </table:table-cell>
          <table:table-cell table:formula="of:=[.$H$57]/(2*[.$D$2]*[.$C$2]*SQRT([.H75]))" office:value-type="float" office:value="48.7885862654097">
            <text:p>48.7885862654</text:p>
          </table:table-cell>
          <table:table-cell table:formula="of:=1/(1+[.I75])" office:value-type="float" office:value="0.0200849245782812">
            <text:p>0.0200849246</text:p>
          </table:table-cell>
          <table:table-cell office:value-type="float" office:value="0.00895686">
            <text:p>0.00895686</text:p>
          </table:table-cell>
          <table:table-cell table:formula="of:=[.J75]-[.K75]" office:value-type="float" office:value="0.0111280645782812">
            <text:p>0.0111280646</text:p>
          </table:table-cell>
          <table:table-cell table:formula="of:=(1-EXP(-[.I75]))/[.I75]" office:value-type="float" office:value="0.0204965971868913">
            <text:p>0.0204965972</text:p>
          </table:table-cell>
          <table:table-cell table:formula="of:=[.M75]-[.K75]" office:value-type="float" office:value="0.0115397371868913">
            <text:p>0.01153973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76]+[.B76]" office:value-type="float" office:value="100">
            <text:p>100</text:p>
          </table:table-cell>
          <table:table-cell table:formula="of:=[.C76]*[.$E$60]" office:value-type="float" office:value="33.3333333333333">
            <text:p>33.3333333333</text:p>
          </table:table-cell>
          <table:table-cell table:formula="of:=1/(3*[.C76])" office:value-type="float" office:value="0.00333333333333333">
            <text:p>0.0033333333</text:p>
          </table:table-cell>
          <table:table-cell table:formula="of:=1/(10/(9*[.$B$57]*[.C76])+[.A76])" office:value-type="float" office:value="0.00989010989010989">
            <text:p>0.0098901099</text:p>
          </table:table-cell>
          <table:table-cell table:formula="of:=10*[.F76]*[.E76]/(3*[.$B$57])" office:value-type="float" office:value="0.010989010989011">
            <text:p>0.010989011</text:p>
          </table:table-cell>
          <table:table-cell table:formula="of:=LN([.$F$57])/LN([.G76])" office:value-type="float" office:value="2.04181494871875">
            <text:p>2.0418149487</text:p>
          </table:table-cell>
          <table:table-cell table:formula="of:=[.$H$57]/(2*[.$D$2]*[.$C$2]*SQRT([.H76]))" office:value-type="float" office:value="58.3190665934841">
            <text:p>58.3190665935</text:p>
          </table:table-cell>
          <table:table-cell table:formula="of:=1/(1+[.I76])" office:value-type="float" office:value="0.0168579860983491">
            <text:p>0.0168579861</text:p>
          </table:table-cell>
          <table:table-cell office:value-type="float" office:value="0.00895686">
            <text:p>0.00895686</text:p>
          </table:table-cell>
          <table:table-cell table:formula="of:=[.J76]-[.K76]" office:value-type="float" office:value="0.00790112609834911">
            <text:p>0.0079011261</text:p>
          </table:table-cell>
          <table:table-cell table:formula="of:=(1-EXP(-[.I76]))/[.I76]" office:value-type="float" office:value="0.0171470508430896">
            <text:p>0.0171470508</text:p>
          </table:table-cell>
          <table:table-cell table:formula="of:=[.M76]-[.K76]" office:value-type="float" office:value="0.0081901908430896">
            <text:p>0.0081901908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1"/>
          <table:table-cell table:number-columns-repeated="3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9T14:36:35</dc:date>
    <meta:editing-duration>P2DT22H26M13S</meta:editing-duration>
    <meta:editing-cycles>267</meta:editing-cycles>
    <meta:generator>LibreOffice/3.5$Linux_X86_64 LibreOffice_project/350m1$Build-2</meta:generator>
    <meta:document-statistic meta:table-count="4" meta:cell-count="474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2cm" svg:height="10.993cm" xlink:href=".." xlink:type="simple" chart:class="chart:scatter" chart:style-name="ch1">
        <chart:legend chart:legend-position="bottom" svg:x="5.586cm" svg:y="10.21cm" style:legend-expansion="wide" chart:style-name="ch2"/>
        <chart:plot-area chart:style-name="ch3" table:cell-range-address="Parallel.J280:Parallel.J296 Parallel.E279:Parallel.E296 Parallel.O279:Parallel.O279 Parallel.Q280:Parallel.Q296" chart:data-source-has-labels="row" svg:x="0.845cm" svg:y="1.088cm" svg:width="14.895cm" svg:height="9.027cm">
          <chartooo:coordinate-region svg:x="1.757cm" svg:y="1.288cm" svg:width="13.889cm" svg:height="8.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llel.E280:Parallel.E296" chart:label-cell-address="Parallel.E279:Parallel.E279" chart:class="chart:scatter">
            <chart:domain table:cell-range-address="Parallel.J280:Parallel.J296"/>
            <chart:data-point chart:repeated="17"/>
          </chart:series>
          <chart:series chart:style-name="ch8" chart:values-cell-range-address="Parallel.Q280:Parallel.Q296" chart:label-cell-address="Parallel.O279:Parallel.O279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79:Parallel.E279</svg:desc>
                </draw:g>
              </table:table-cell>
              <table:table-cell office:value-type="string">
                <text:p>n_k</text:p>
                <draw:g>
                  <svg:desc>Parallel.O279:Parallel.O2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80:Parallel.J296</svg:desc>
                </draw:g>
              </table:table-cell>
              <table:table-cell office:value-type="float" office:value="NaN">
                <text:p>NaN</text:p>
                <draw:g>
                  <svg:desc>Parallel.E280:Parallel.E296</svg:desc>
                </draw:g>
              </table:table-cell>
              <table:table-cell office:value-type="float" office:value="0.27784462391535">
                <text:p>0.27784462391535</text:p>
                <draw:g>
                  <svg:desc>Parallel.Q280:Parallel.Q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162233983247393">
                <text:p>0.1622339832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115430327917481">
                <text:p>0.11543032791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  <table:table-cell office:value-type="float" office:value="0.0903224199482399">
                <text:p>0.090322419948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  <table:table-cell office:value-type="float" office:value="0.074794961689715">
                <text:p>0.07479496168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0643216772963263">
                <text:p>0.0643216772963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0568280735676464">
                <text:p>0.056828073567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0512302779297771">
                <text:p>0.051230277929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0469077731389625">
                <text:p>0.046907773138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0434805284548429">
                <text:p>0.0434805284548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0384117166661751">
                <text:p>0.0384117166661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0334567691747121">
                <text:p>0.0334567691747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0286362214608451">
                <text:p>0.0286362214608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239209034396952">
                <text:p>0.023920903439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0225718471707808">
                <text:p>0.0225718471707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0200849245782812">
                <text:p>0.020084924578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168579860983491">
                <text:p>0.016857986098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891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109cm" svg:y="10.29cm" style:legend-expansion="wide" chart:style-name="ch4"/>
        <chart:plot-area chart:style-name="ch5" table:cell-range-address="Parallel.J12:Parallel.J28 Parallel.D11:Parallel.E28 Parallel.O11:Parallel.O11 Parallel.Q12:Parallel.Q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85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series chart:style-name="ch12" chart:values-cell-range-address="Parallel.Q12:Parallel.Q28" chart:label-cell-address="Parallel.O11:Parallel.O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n_k</text:p>
                <draw:g>
                  <svg:desc>Parallel.O11:Parallel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404548103587">
                <text:p>0.98404548103587</text:p>
                <draw:g>
                  <svg:desc>Parallel.D12:Parallel.D28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39850524274664">
                <text:p>0.939850524274664</text:p>
              </table:table-cell>
              <table:table-cell office:value-type="float" office:value="0.794788202447399">
                <text:p>0.794788202447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76469978164">
                <text:p>0.876469978164</text:p>
              </table:table-cell>
              <table:table-cell office:value-type="float" office:value="0.722981254948521">
                <text:p>0.722981254948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0421940558531">
                <text:p>0.80421940558531</text:p>
              </table:table-cell>
              <table:table-cell office:value-type="float" office:value="0.665082699742399">
                <text:p>0.66508269974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731403854267971">
                <text:p>0.731403854267971</text:p>
              </table:table-cell>
              <table:table-cell office:value-type="float" office:value="0.617858243872316">
                <text:p>0.61785824387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663188638139616">
                <text:p>0.663188638139616</text:p>
              </table:table-cell>
              <table:table-cell office:value-type="float" office:value="0.578923844513524">
                <text:p>0.57892384451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60201074476297">
                <text:p>0.60201074476297</text:p>
              </table:table-cell>
              <table:table-cell office:value-type="float" office:value="0.54649383068198">
                <text:p>0.5464938306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548500953215319">
                <text:p>0.548500953215319</text:p>
              </table:table-cell>
              <table:table-cell office:value-type="float" office:value="0.519214752831944">
                <text:p>0.51921475283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502307482034259">
                <text:p>0.502307482034259</text:p>
              </table:table-cell>
              <table:table-cell office:value-type="float" office:value="0.496051082001684">
                <text:p>0.496051082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462647390898446">
                <text:p>0.462647390898446</text:p>
              </table:table-cell>
              <table:table-cell office:value-type="float" office:value="0.47620407623935">
                <text:p>0.4762040762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399353125327654">
                <text:p>0.399353125327654</text:p>
              </table:table-cell>
              <table:table-cell office:value-type="float" office:value="0.444111625045129">
                <text:p>0.444111625045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332997847719517">
                <text:p>0.332997847719517</text:p>
              </table:table-cell>
              <table:table-cell office:value-type="float" office:value="0.409087321700182">
                <text:p>0.409087321700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65852027617362">
                <text:p>0.265852027617362</text:p>
              </table:table-cell>
              <table:table-cell office:value-type="float" office:value="0.370914321047249">
                <text:p>0.370914321047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00159895677505">
                <text:p>0.200159895677505</text:p>
              </table:table-cell>
              <table:table-cell office:value-type="float" office:value="0.328923342162304">
                <text:p>0.32892334216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81806462870278">
                <text:p>0.181806462870278</text:p>
              </table:table-cell>
              <table:table-cell office:value-type="float" office:value="0.315940913247882">
                <text:p>0.31594091324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148969516195041">
                <text:p>0.148969516195041</text:p>
              </table:table-cell>
              <table:table-cell office:value-type="float" office:value="0.290745908381272">
                <text:p>0.29074590838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09138464077149">
                <text:p>0.109138464077149</text:p>
              </table:table-cell>
              <table:table-cell office:value-type="float" office:value="0.255365658324431">
                <text:p>0.2553656583244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-0.3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35" chart:maximum="0.05" chart:origin="-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25cm" svg:height="11.096cm" xlink:href=".." xlink:type="simple" chart:class="chart:scatter" chart:style-name="ch1">
        <chart:legend chart:legend-position="bottom" svg:x="4.067cm" svg:y="9.815cm" style:legend-expansion="wide" chart:style-name="ch2"/>
        <chart:plot-area chart:style-name="ch3" table:cell-range-address="leakage.G9:leakage.G25 leakage.J5:leakage.K5 leakage.L9:leakage.L25 leakage.J30:leakage.K30 leakage.L34:leakage.L50 leakage.J56:leakage.K56 leakage.L60:leakage.L76 leakage.N9:leakage.N25 leakage.N34:leakage.N50 leakage.N60:leakage.N76" chart:data-source-has-labels="row" svg:x="0.9cm" svg:y="0.123cm" svg:width="15.741cm" svg:height="8.656cm">
          <chartooo:coordinate-region svg:x="1.918cm" svg:y="0.322cm" svg:width="14.629cm" svg:height="7.81cm"/>
          <chart:axis chart:dimension="x" chart:name="primary-x" chart:style-name="ch4">
            <chart:title svg:x="6.477cm" svg:y="9cm" chart:style-name="ch5">
              <text:p>Iteration Matrix Spectral Radius</text:p>
            </chart:title>
          </chart:axis>
          <chart:axis chart:dimension="y" chart:name="primary-y" chart:style-name="ch6">
            <chart:title svg:x="0cm" svg:y="6.837cm" chart:style-name="ch7">
              <text:p>Leakage Fraction Absolute Error</text:p>
            </chart:title>
            <chart:grid chart:style-name="ch8" chart:class="major"/>
          </chart:axis>
          <chart:series chart:style-name="ch9" chart:values-cell-range-address="leakage.L9:leakage.L25" chart:label-cell-address="leakage.K5:leakage.K5" chart:class="chart:scatter">
            <chart:domain table:cell-range-address="leakage.G9:leakage.G25"/>
            <chart:data-point chart:repeated="17"/>
          </chart:series>
          <chart:series chart:style-name="ch10" chart:values-cell-range-address="leakage.L34:leakage.L50" chart:label-cell-address="leakage.K30:leakage.K30" chart:class="chart:scatter">
            <chart:domain table:cell-range-address="leakage.G34:leakage.G50"/>
            <chart:data-point chart:repeated="17"/>
          </chart:series>
          <chart:series chart:style-name="ch11" chart:values-cell-range-address="leakage.L60:leakage.L76" chart:label-cell-address="leakage.K56:leakage.K56" chart:class="chart:scatter">
            <chart:domain table:cell-range-address="leakage.G60:leakage.G76"/>
            <chart:data-point chart:repeated="17"/>
          </chart:series>
          <chart:series chart:style-name="ch12" chart:values-cell-range-address="leakage.N9:leakage.N25" chart:label-cell-address="leakage.J5:leakage.J5" chart:class="chart:scatter">
            <chart:data-point chart:repeated="17"/>
          </chart:series>
          <chart:series chart:style-name="ch13" chart:values-cell-range-address="leakage.N34:leakage.N50" chart:label-cell-address="leakage.J30:leakage.J30" chart:class="chart:scatter">
            <chart:domain table:cell-range-address="leakage.G34:leakage.G50"/>
            <chart:data-point chart:repeated="17"/>
          </chart:series>
          <chart:series chart:style-name="ch14" chart:values-cell-range-address="leakage.N60:leakage.N76" chart:label-cell-address="leakage.J56:leakage.J56" chart:class="chart:scatter">
            <chart:domain table:cell-range-address="leakage.G60:leakage.G76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W-50</text:p>
                <draw:g>
                  <svg:desc>leakage.K5:leakage.K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-100</text:p>
                <draw:g>
                  <svg:desc>leakage.K30:leakage.K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-200</text:p>
                <draw:g>
                  <svg:desc>leakage.K56:leakage.K56</svg:desc>
                </draw:g>
              </table:table-cell>
              <table:table-cell office:value-type="string">
                <text:p>MC-50</text:p>
                <draw:g>
                  <svg:desc>leakage.J5:leakage.J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-100</text:p>
                <draw:g>
                  <svg:desc>leakage.J30:leakage.J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-200</text:p>
                <draw:g>
                  <svg:desc>leakage.J56:leakage.J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-0.323619850212067">
                <text:p>-0.323619850212067</text:p>
                <draw:g>
                  <svg:desc>leakage.L9:leakage.L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-0.188314512228354">
                <text:p>-0.188314512228354</text:p>
                <draw:g>
                  <svg:desc>leakage.L34:leakage.L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-0.07037537608465">
                <text:p>-0.07037537608465</text:p>
                <draw:g>
                  <svg:desc>leakage.L60:leakage.L76</svg:desc>
                </draw:g>
              </table:table-cell>
              <table:table-cell office:value-type="float" office:value="-0.19437476113654">
                <text:p>-0.19437476113654</text:p>
                <draw:g>
                  <svg:desc>leakage.N9:leakage.N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-0.0634924336181666">
                <text:p>-0.0634924336181666</text:p>
                <draw:g>
                  <svg:desc>leakage.N34:leakage.N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00792250982220899">
                <text:p>0.00792250982220899</text:p>
                <draw:g>
                  <svg:desc>leakage.N60:leakage.N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17430336850775">
                <text:p>-0.17430336850775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611438864361963">
                <text:p>-0.06114388643619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186250167526069">
                <text:p>-0.0186250167526069</text:p>
              </table:table-cell>
              <table:table-cell office:value-type="float" office:value="-0.0492099458968962">
                <text:p>-0.049209945896896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176917478741481">
                <text:p>0.0176917478741481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116841934633143">
                <text:p>0.011684193463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884299640017256">
                <text:p>-0.0884299640017256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225499633631263">
                <text:p>-0.022549963363126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0440167208251946">
                <text:p>-0.00440167208251946</text:p>
              </table:table-cell>
              <table:table-cell office:value-type="float" office:value="0.0137385391935292">
                <text:p>0.013738539193529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258096431217077">
                <text:p>0.025809643121707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10599897082842">
                <text:p>0.01059989708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492534385317839">
                <text:p>-0.049253438531783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130237969779843">
                <text:p>-0.0130237969779843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0190151994823991">
                <text:p>0.00190151994823991</text:p>
              </table:table-cell>
              <table:table-cell office:value-type="float" office:value="0.0316214259523594">
                <text:p>0.031621425952359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185860987011915">
                <text:p>0.0185860987011915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108654890005092">
                <text:p>0.0108654890005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269168564933857">
                <text:p>-0.026916856493385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00326036647496392">
                <text:p>-0.00032603664749639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0493646168971504">
                <text:p>0.00493646168971504</text:p>
              </table:table-cell>
              <table:table-cell office:value-type="float" office:value="0.0374205239374554">
                <text:p>0.037420523937455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218438943146823">
                <text:p>0.021843894314682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109826553383435">
                <text:p>0.010982655338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-0.0119600496596207">
                <text:p>-0.011960049659620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49786637453682">
                <text:p>0.0044978663745368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96687729632628">
                <text:p>0.00496687729632628</text:p>
              </table:table-cell>
              <table:table-cell office:value-type="float" office:value="0.040101010062798">
                <text:p>0.0401010100627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210203532510525">
                <text:p>0.0210203532510525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938853281016819">
                <text:p>0.00938853281016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-0.00512036166810337">
                <text:p>-0.0051203616681033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576359497996835">
                <text:p>0.0057635949799683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423457356764637">
                <text:p>0.00423457356764637</text:p>
              </table:table-cell>
              <table:table-cell office:value-type="float" office:value="0.0378820668554922">
                <text:p>0.0378820668554922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18693173570238">
                <text:p>0.01869317357023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765857966282363">
                <text:p>0.0076585796628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272220667563">
                <text:p>0.00272220667563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6771800153105">
                <text:p>0.0086771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14257792977713">
                <text:p>0.00814257792977713</text:p>
              </table:table-cell>
              <table:table-cell office:value-type="float" office:value="0.0389790945225907">
                <text:p>0.038979094522590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191926932732369">
                <text:p>0.019192693273236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109088349589675">
                <text:p>0.0109088349589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02253139103729">
                <text:p>0.010225313910372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20144448094831">
                <text:p>0.0120144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0773707313896246">
                <text:p>0.00773707313896246</text:p>
              </table:table-cell>
              <table:table-cell office:value-type="float" office:value="0.0413816529546901">
                <text:p>0.041381652954690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208313991183937">
                <text:p>0.020831399118393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00457050305325">
                <text:p>0.010045705030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14182517478889">
                <text:p>0.011418251747888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06115984375178">
                <text:p>0.0106115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0762812845484287">
                <text:p>0.00762812845484287</text:p>
              </table:table-cell>
              <table:table-cell office:value-type="float" office:value="0.0386497827665949">
                <text:p>0.038649782766594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81866284196559">
                <text:p>0.01818662841965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0960462386221298">
                <text:p>0.00960462386221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68288249824297">
                <text:p>0.01682882498242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2794370371548">
                <text:p>0.0127943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0864701666617514">
                <text:p>0.00864701666617514</text:p>
              </table:table-cell>
              <table:table-cell office:value-type="float" office:value="0.0385365951821841">
                <text:p>0.038536595182184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87046383237745">
                <text:p>0.0187046383237745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01814155376041">
                <text:p>0.010181415537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86640362584873">
                <text:p>0.0186640362584873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30322027854462">
                <text:p>0.0130322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0845736917471206">
                <text:p>0.00845736917471206</text:p>
              </table:table-cell>
              <table:table-cell office:value-type="float" office:value="0.0354023944513895">
                <text:p>0.035402394451389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75146049396542">
                <text:p>0.017514604939654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0961547092112302">
                <text:p>0.00961547092112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96863836066483">
                <text:p>0.019686383606648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22823343981599">
                <text:p>0.0122823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0815272146084508">
                <text:p>0.00815272146084508</text:p>
              </table:table-cell>
              <table:table-cell office:value-type="float" office:value="0.032100645191762">
                <text:p>0.0321006451917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55651566020574">
                <text:p>0.01556515660205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0899692957079516">
                <text:p>0.0089969295707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4702640273869">
                <text:p>0.02347026402738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4395923629739">
                <text:p>0.0143959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0832750343969517">
                <text:p>0.00832750343969517</text:p>
              </table:table-cell>
              <table:table-cell office:value-type="float" office:value="0.0322183054120543">
                <text:p>0.032218305412054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66860724929069">
                <text:p>0.01668607249290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089137362802382">
                <text:p>0.0089137362802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317055760822398">
                <text:p>0.031705576082239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77650102585885">
                <text:p>0.0177650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00472471707808">
                <text:p>0.0100472471707808</text:p>
              </table:table-cell>
              <table:table-cell office:value-type="float" office:value="0.0395148680202195">
                <text:p>0.039514868020219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98040022216646">
                <text:p>0.0198040022216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056850111996">
                <text:p>0.01056850111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69963557541636">
                <text:p>0.036996355754163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424263900447">
                <text:p>0.0194424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11280645782812">
                <text:p>0.0111280645782812</text:p>
              </table:table-cell>
              <table:table-cell office:value-type="float" office:value="0.0432083751401572">
                <text:p>0.043208375140157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10566943727393">
                <text:p>0.021056694372739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15397371868913">
                <text:p>0.0115397371868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254082137268415">
                <text:p>0.025408213726841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3220511753495">
                <text:p>0.0132205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790112609834911">
                <text:p>0.00790112609834911</text:p>
              </table:table-cell>
              <table:table-cell office:value-type="float" office:value="0.0298105714321884">
                <text:p>0.0298105714321884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43576016861718">
                <text:p>0.014357601686171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81901908430896">
                <text:p>0.0081901908430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2.995cm" svg:y="9.3cm" style:legend-expansion="wide" chart:style-name="ch4"/>
        <chart:plot-area chart:style-name="ch5" table:cell-range-address="Parallel.J97:Parallel.J113 Parallel.D96:Parallel.E113 Parallel.P96:Parallel.P96 Parallel.Q97:Parallel.Q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series chart:style-name="ch13" chart:values-cell-range-address="Parallel.Q97:Parallel.Q113" chart:label-cell-address="Parallel.P96:Parallel.P96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  <table:table-cell office:value-type="string">
                <text:p>tau</text:p>
                <draw:g>
                  <svg:desc>Parallel.P96:Parallel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68592060635948">
                <text:p>0.968592060635948</text:p>
                <draw:g>
                  <svg:desc>Parallel.D97:Parallel.D113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886526424617278">
                <text:p>0.886526424617278</text:p>
              </table:table-cell>
              <table:table-cell office:value-type="float" office:value="0.659459361467718">
                <text:p>0.65945936146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780103745453753">
                <text:p>0.780103745453753</text:p>
              </table:table-cell>
              <table:table-cell office:value-type="float" office:value="0.566147723163905">
                <text:p>0.56614772316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672547630678819">
                <text:p>0.672547630678819</text:p>
              </table:table-cell>
              <table:table-cell office:value-type="float" office:value="0.498220151625914">
                <text:p>0.498220151625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576545858765732">
                <text:p>0.576545858765732</text:p>
              </table:table-cell>
              <table:table-cell office:value-type="float" office:value="0.447029576476552">
                <text:p>0.44702957647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49609739792807">
                <text:p>0.49609739792807</text:p>
              </table:table-cell>
              <table:table-cell office:value-type="float" office:value="0.407384109766687">
                <text:p>0.407384109766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430626160042195">
                <text:p>0.430626160042195</text:p>
              </table:table-cell>
              <table:table-cell office:value-type="float" office:value="0.37598315178696">
                <text:p>0.3759831517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377885851479091">
                <text:p>0.377885851479091</text:p>
              </table:table-cell>
              <table:table-cell office:value-type="float" office:value="0.350634741820207">
                <text:p>0.350634741820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335387588579614">
                <text:p>0.335387588579614</text:p>
              </table:table-cell>
              <table:table-cell office:value-type="float" office:value="0.32983240059902">
                <text:p>0.32983240059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300937721222474">
                <text:p>0.300937721222474</text:p>
              </table:table-cell>
              <table:table-cell office:value-type="float" office:value="0.312511714209146">
                <text:p>0.312511714209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249494833399404">
                <text:p>0.249494833399404</text:p>
              </table:table-cell>
              <table:table-cell office:value-type="float" office:value="0.285439259135804">
                <text:p>0.28543925913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199758498970125">
                <text:p>0.199758498970125</text:p>
              </table:table-cell>
              <table:table-cell office:value-type="float" office:value="0.257140022378454">
                <text:p>0.25714002237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153304119285792">
                <text:p>0.153304119285792</text:p>
              </table:table-cell>
              <table:table-cell office:value-type="float" office:value="0.227682512859415">
                <text:p>0.22768251285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11209820915092">
                <text:p>0.111209820915092</text:p>
              </table:table-cell>
              <table:table-cell office:value-type="float" office:value="0.19683318573064">
                <text:p>0.19683318573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0999929100822158">
                <text:p>0.0999929100822158</text:p>
              </table:table-cell>
              <table:table-cell office:value-type="float" office:value="0.187606786325536">
                <text:p>0.187606786325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804792344039743">
                <text:p>0.0804792344039743</text:p>
              </table:table-cell>
              <table:table-cell office:value-type="float" office:value="0.170101045717506">
                <text:p>0.170101045717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577189085523829">
                <text:p>0.0577189085523829</text:p>
              </table:table-cell>
              <table:table-cell office:value-type="float" office:value="0.146372023193797">
                <text:p>0.1463720231937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3.349cm" svg:y="9.477cm" style:legend-expansion="wide" chart:style-name="ch4"/>
        <chart:plot-area chart:style-name="ch5" table:cell-range-address="Parallel.J149:Parallel.J165 Parallel.D148:Parallel.E165 Parallel.O148:Parallel.O148 Parallel.Q149:Parallel.Q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series chart:style-name="ch12" chart:values-cell-range-address="Parallel.Q149:Parallel.Q165" chart:label-cell-address="Parallel.O148:Parallel.O148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  <table:table-cell office:value-type="string">
                <text:p>n_k</text:p>
                <draw:g>
                  <svg:desc>Parallel.O148:Parallel.O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958592120681">
                <text:p>0.991958592120681</text:p>
                <draw:g>
                  <svg:desc>Parallel.D149:Parallel.D165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8992726515448">
                <text:p>0.96899272651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34168932477744">
                <text:p>0.93416893247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91487369103439">
                <text:p>0.8914873691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44867998260527">
                <text:p>0.84486799826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97490582765687">
                <text:p>0.797490582765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751568922656686">
                <text:p>0.75156892265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70842830555113">
                <text:p>0.7084283055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668714611411094">
                <text:p>0.66871461141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63261643753285">
                <text:p>0.6326164375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570768190100903">
                <text:p>0.57076819010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499622483695991">
                <text:p>0.49962248369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420036500028775">
                <text:p>0.42003650002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333555381076139">
                <text:p>0.33355538107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30767552654725">
                <text:p>0.3076755265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259309779929363">
                <text:p>0.25930977992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196798628145959">
                <text:p>0.196798628145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82cm" svg:height="18.264cm" xlink:href=".." xlink:type="simple" chart:class="chart:scatter" chart:style-name="ch1">
        <chart:title svg:x="8.243cm" svg:y="0.501cm" chart:style-name="ch2">
          <text:p>Spectral Radius vs. Domain Leakage</text:p>
        </chart:title>
        <chart:plot-area chart:style-name="ch3" table:cell-range-address="Parallel.J97:Parallel.J113 Parallel.D145:Parallel.D145 Parallel.Q149:Parallel.Q165 Parallel.D8:Parallel.D8 Parallel.Q12:Parallel.Q28 Parallel.D93:Parallel.D93 Parallel.Q97:Parallel.Q113 Parallel.D195:Parallel.D195 Parallel.Q251:Parallel.Q267 Parallel.E11:Parallel.E28 Parallel.E96:Parallel.E113 Parallel.E148:Parallel.E165 Parallel.E198:Parallel.E198 Parallel.E251:Parallel.E267" chart:data-source-has-labels="row" svg:x="1.49cm" svg:y="2.375cm" svg:width="21.534cm" svg:height="14.543cm">
          <chartooo:coordinate-region svg:x="2.217cm" svg:y="2.574cm" svg:width="20.713cm" svg:height="13.697cm"/>
          <chart:axis chart:dimension="x" chart:name="primary-x" chart:style-name="ch4">
            <chart:title svg:x="11.737cm" svg:y="17.283cm" chart:style-name="ch5">
              <text:p>rho(H)</text:p>
            </chart:title>
          </chart:axis>
          <chart:axis chart:dimension="y" chart:name="primary-y" chart:style-name="ch4">
            <chart:title svg:x="0.451cm" svg:y="10.246cm" chart:style-name="ch6">
              <text:p>lambda</text:p>
            </chart:title>
            <chart:grid chart:style-name="ch7" chart:class="major"/>
          </chart:axis>
          <chart:series chart:style-name="ch8" chart:values-cell-range-address="Parallel.Q149:Parallel.Q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Q12:Parallel.Q28" chart:label-cell-address="Parallel.D8:Parallel.D8" chart:class="chart:scatter">
            <chart:data-point chart:repeated="17"/>
          </chart:series>
          <chart:series chart:style-name="ch8" chart:values-cell-range-address="Parallel.Q97:Parallel.Q113" chart:label-cell-address="Parallel.D93:Parallel.D93" chart:class="chart:scatter">
            <chart:data-point chart:repeated="17"/>
          </chart:series>
          <chart:series chart:style-name="ch8" chart:values-cell-range-address="Parallel.Q251:Parallel.Q267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/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NaN">
                <text:p>NaN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794788202447399">
                <text:p>0.794788202447399</text:p>
              </table:table-cell>
              <table:table-cell office:value-type="float" office:value="0.659459361467718">
                <text:p>0.659459361467718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722981254948521">
                <text:p>0.722981254948521</text:p>
              </table:table-cell>
              <table:table-cell office:value-type="float" office:value="0.566147723163905">
                <text:p>0.56614772316390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  <table:table-cell office:value-type="float" office:value="0.665082699742399">
                <text:p>0.665082699742399</text:p>
              </table:table-cell>
              <table:table-cell office:value-type="float" office:value="0.498220151625914">
                <text:p>0.49822015162591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  <table:table-cell office:value-type="float" office:value="0.617858243872316">
                <text:p>0.617858243872316</text:p>
              </table:table-cell>
              <table:table-cell office:value-type="float" office:value="0.447029576476552">
                <text:p>0.447029576476552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NaN">
                <text:p>NaN</text:p>
              </table:table-cell>
              <table:table-cell office:value-type="float" office:value="0.578923844513524">
                <text:p>0.578923844513524</text:p>
              </table:table-cell>
              <table:table-cell office:value-type="float" office:value="0.407384109766687">
                <text:p>0.407384109766687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NaN">
                <text:p>NaN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NaN">
                <text:p>NaN</text:p>
              </table:table-cell>
              <table:table-cell office:value-type="float" office:value="0.54649383068198">
                <text:p>0.54649383068198</text:p>
              </table:table-cell>
              <table:table-cell office:value-type="float" office:value="0.37598315178696">
                <text:p>0.37598315178696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NaN">
                <text:p>NaN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NaN">
                <text:p>NaN</text:p>
              </table:table-cell>
              <table:table-cell office:value-type="float" office:value="0.519214752831944">
                <text:p>0.519214752831944</text:p>
              </table:table-cell>
              <table:table-cell office:value-type="float" office:value="0.350634741820207">
                <text:p>0.350634741820207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NaN">
                <text:p>NaN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NaN">
                <text:p>NaN</text:p>
              </table:table-cell>
              <table:table-cell office:value-type="float" office:value="0.496051082001684">
                <text:p>0.496051082001684</text:p>
              </table:table-cell>
              <table:table-cell office:value-type="float" office:value="0.32983240059902">
                <text:p>0.32983240059902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NaN">
                <text:p>NaN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NaN">
                <text:p>NaN</text:p>
              </table:table-cell>
              <table:table-cell office:value-type="float" office:value="0.47620407623935">
                <text:p>0.47620407623935</text:p>
              </table:table-cell>
              <table:table-cell office:value-type="float" office:value="0.312511714209146">
                <text:p>0.312511714209146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NaN">
                <text:p>NaN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444111625045129">
                <text:p>0.444111625045129</text:p>
              </table:table-cell>
              <table:table-cell office:value-type="float" office:value="0.285439259135804">
                <text:p>0.285439259135804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NaN">
                <text:p>NaN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409087321700182">
                <text:p>0.409087321700182</text:p>
              </table:table-cell>
              <table:table-cell office:value-type="float" office:value="0.257140022378454">
                <text:p>0.25714002237845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NaN">
                <text:p>NaN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370914321047249">
                <text:p>0.370914321047249</text:p>
              </table:table-cell>
              <table:table-cell office:value-type="float" office:value="0.227682512859415">
                <text:p>0.227682512859415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NaN">
                <text:p>NaN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328923342162304">
                <text:p>0.328923342162304</text:p>
              </table:table-cell>
              <table:table-cell office:value-type="float" office:value="0.19683318573064">
                <text:p>0.19683318573064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NaN">
                <text:p>NaN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315940913247882">
                <text:p>0.315940913247882</text:p>
              </table:table-cell>
              <table:table-cell office:value-type="float" office:value="0.187606786325536">
                <text:p>0.187606786325536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NaN">
                <text:p>NaN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290745908381272">
                <text:p>0.290745908381272</text:p>
              </table:table-cell>
              <table:table-cell office:value-type="float" office:value="0.170101045717506">
                <text:p>0.170101045717506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255365658324431">
                <text:p>0.255365658324431</text:p>
              </table:table-cell>
              <table:table-cell office:value-type="float" office:value="0.146372023193797">
                <text:p>0.146372023193797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5.473cm" svg:y="10.263cm" style:legend-expansion="wide" chart:style-name="ch4"/>
        <chart:plot-area chart:style-name="ch5" table:cell-range-address="Parallel.J251:Parallel.J267 Parallel.E250:Parallel.E267 Parallel.P250:Parallel.P250 Parallel.Q251:Parallel.Q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7cm" chart:style-name="ch9">
              <text:p>lambda</text:p>
            </chart:title>
            <chart:grid chart:style-name="ch10" chart:class="major"/>
          </chart:axis>
          <chart:series chart:style-name="ch11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series chart:style-name="ch12" chart:values-cell-range-address="Parallel.Q251:Parallel.Q267" chart:label-cell-address="Parallel.P250:Parallel.P25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  <table:table-cell office:value-type="string">
                <text:p>tau</text:p>
                <draw:g>
                  <svg:desc>Parallel.P250:Parallel.P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  <table:table-cell office:value-type="float" office:value="0.279176113563804">
                <text:p>0.27917611356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  <table:table-cell office:value-type="float" office:value="0.206970036636874">
                <text:p>0.20697003663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  <table:table-cell office:value-type="float" office:value="0.165680203022016">
                <text:p>0.16568020302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  <table:table-cell office:value-type="float" office:value="0.139179963352504">
                <text:p>0.139179963352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  <table:table-cell office:value-type="float" office:value="0.120868866374537">
                <text:p>0.120868866374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  <table:table-cell office:value-type="float" office:value="0.107544594979968">
                <text:p>0.10754459497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  <table:table-cell office:value-type="float" office:value="0.0974672800153105">
                <text:p>0.097467280015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  <table:table-cell office:value-type="float" office:value="0.0896120448094831">
                <text:p>0.089612044809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  <table:table-cell office:value-type="float" office:value="0.0833374984375178">
                <text:p>0.0833374984375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  <table:table-cell office:value-type="float" office:value="0.073981670371548">
                <text:p>0.07398167037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  <table:table-cell office:value-type="float" office:value="0.0647473027854462">
                <text:p>0.0647473027854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  <table:table-cell office:value-type="float" office:value="0.0556780343981599">
                <text:p>0.055678034398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  <table:table-cell office:value-type="float" office:value="0.046724123629739">
                <text:p>0.04672412362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  <table:table-cell office:value-type="float" office:value="0.0441472102585885">
                <text:p>0.0441472102585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93789263900447">
                <text:p>0.039378926390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3157011753495">
                <text:p>0.033157011753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4cm" svg:height="12.023cm" xlink:href=".." xlink:type="simple" chart:class="chart:scatter" chart:style-name="ch1">
        <chart:plot-area chart:style-name="ch2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58cm" svg:y="0.624cm" svg:width="13.804cm" svg:height="10.065cm">
          <chartooo:coordinate-region svg:x="2.35cm" svg:y="0.624cm" svg:width="12.718cm" svg:height="9.418cm"/>
          <chart:axis chart:dimension="x" chart:name="primary-x" chart:style-name="ch3">
            <chart:title svg:x="5.967cm" svg:y="10.929cm" chart:style-name="ch4">
              <text:p>Iteration Matrix Spectral Radius</text:p>
            </chart:title>
          </chart:axis>
          <chart:axis chart:dimension="y" chart:name="primary-y" chart:style-name="ch5">
            <chart:title svg:x="0.483cm" svg:y="7.076cm" chart:style-name="ch6">
              <text:p>Transitions/History</text:p>
            </chart:title>
            <chart:grid chart:style-name="ch7" chart:class="major"/>
          </chart:axis>
          <chart:series chart:style-name="ch8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9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0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9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0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9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98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69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plot-area chart:style-name="ch2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0.332cm" svg:width="14.567cm" svg:height="10.031cm">
          <chartooo:coordinate-region svg:x="2.069cm" svg:y="0.531cm" svg:width="13.56cm" svg:height="9.185cm"/>
          <chart:axis chart:dimension="x" chart:name="primary-x" chart:style-name="ch3">
            <chart:title svg:x="6.425cm" svg:y="10.594cm" chart:style-name="ch4">
              <text:p>Absorption to Scattering Ratio</text:p>
            </chart:title>
          </chart:axis>
          <chart:axis chart:dimension="y" chart:name="primary-y" chart:style-name="ch5">
            <chart:title svg:x="0.451cm" svg:y="7.64cm" chart:style-name="ch6">
              <text:p>Iteration Matrix Spectral Radius</text:p>
            </chart:title>
            <chart:grid chart:style-name="ch7" chart:class="major"/>
          </chart:axis>
          <chart:series chart:style-name="ch8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9" chart:values-cell-range-address="Spectral.N11:Spectral.N34" chart:label-cell-address="Spectral.N10:Spectral.N10" chart:class="chart:scatter">
            <chart:data-point chart:repeated="24"/>
          </chart:series>
          <chart:series chart:style-name="ch8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0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8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0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9cm" svg:height="10.459cm" xlink:href=".." xlink:type="simple" chart:class="chart:scatter" chart:style-name="ch1">
        <chart:legend chart:legend-position="bottom" svg:x="1.34cm" svg:y="9.676cm" style:legend-expansion="wide" chart:style-name="ch2"/>
        <chart:plot-area chart:style-name="ch3" table:cell-range-address="EigFunc.A6:EigFunc.E71 EigFunc.B1:EigFunc.E1" chart:data-source-has-labels="row" svg:x="1.319cm" svg:y="0.253cm" svg:width="13.483cm" svg:height="8.232cm">
          <chartooo:coordinate-region svg:x="2.046cm" svg:y="0.452cm" svg:width="12.756cm" svg:height="7.386cm"/>
          <chart:axis chart:dimension="x" chart:name="primary-x" chart:style-name="ch4">
            <chart:title svg:x="7.91cm" svg:y="8.694cm" chart:style-name="ch5">
              <text:p>p</text:p>
            </chart:title>
          </chart:axis>
          <chart:axis chart:dimension="y" chart:name="primary-y" chart:style-name="ch6">
            <chart:title svg:x="0.451cm" svg:y="5.233cm" chart:style-name="ch7">
              <text:p>Eigenvalue</text:p>
            </chart:title>
            <chart:grid chart:style-name="ch8" chart:class="major"/>
          </chart:axis>
          <chart:series chart:style-name="ch9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0" chart:values-cell-range-address="EigFunc.C6:EigFunc.C71" chart:label-cell-address="EigFunc.C1:EigFunc.C1" chart:class="chart:scatter">
            <chart:data-point chart:repeated="66"/>
          </chart:series>
          <chart:series chart:style-name="ch11" chart:values-cell-range-address="EigFunc.D6:EigFunc.D71" chart:label-cell-address="EigFunc.D1:EigFunc.D1" chart:class="chart:scatter">
            <chart:data-point chart:repeated="66"/>
          </chart:series>
          <chart:series chart:style-name="ch12" chart:values-cell-range-address="EigFunc.E6:EigFunc.E71" chart:label-cell-address="EigFunc.E1:EigFunc.E1" chart:class="chart:scatter"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2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58cm" svg:height="11.093cm" xlink:href=".." xlink:type="simple" chart:class="chart:scatter" chart:style-name="ch1">
        <chart:plot-area chart:style-name="ch2" table:cell-range-address="leakage.G9:leakage.G25 leakage.H6:leakage.H6 leakage.J9:leakage.K25 leakage.M9:leakage.M25 leakage.H31:leakage.H31 leakage.J34:leakage.K50 leakage.M34:leakage.M50 leakage.H57:leakage.H57 leakage.J60:leakage.K76 leakage.M60:leakage.M76" chart:data-source-has-labels="row" svg:x="0.96cm" svg:y="0.003cm" svg:width="15.34cm" svg:height="10.392cm">
          <chartooo:coordinate-region svg:x="1.687cm" svg:y="0.202cm" svg:width="14.519cm" svg:height="9.546cm"/>
          <chart:axis chart:dimension="x" chart:name="primary-x" chart:style-name="ch3">
            <chart:title svg:x="6.337cm" svg:y="10.533cm" chart:style-name="ch4">
              <text:p>Iteration Matrix Spectral Radius</text:p>
            </chart:title>
          </chart:axis>
          <chart:axis chart:dimension="y" chart:name="primary-y" chart:style-name="ch5">
            <chart:title svg:x="0.061cm" svg:y="6.513cm" chart:style-name="ch6">
              <text:p>Leakage Fraction</text:p>
            </chart:title>
            <chart:grid chart:style-name="ch7" chart:class="major"/>
          </chart:axis>
          <chart:series chart:style-name="ch8" chart:values-cell-range-address="leakage.J9:leakage.J25" chart:label-cell-address="leakage.H6:leakage.H6" chart:class="chart:scatter">
            <chart:domain table:cell-range-address="leakage.G9:leakage.G25"/>
            <chart:data-point chart:repeated="17"/>
          </chart:series>
          <chart:series chart:style-name="ch9" chart:values-cell-range-address="leakage.K9:leakage.K25" chart:label-cell-address="leakage.H6:leakage.H6" chart:class="chart:scatter">
            <chart:data-point chart:repeated="17"/>
          </chart:series>
          <chart:series chart:style-name="ch10" chart:values-cell-range-address="leakage.M9:leakage.M25" chart:label-cell-address="leakage.H6:leakage.H6" chart:class="chart:scatter">
            <chart:data-point chart:repeated="17"/>
          </chart:series>
          <chart:series chart:style-name="ch8" chart:values-cell-range-address="leakage.J34:leakage.J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9" chart:values-cell-range-address="leakage.K34:leakage.K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10" chart:values-cell-range-address="leakage.M34:leakage.M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8" chart:values-cell-range-address="leakage.J60:leakage.J76" chart:label-cell-address="leakage.H57:leakage.H57" chart:class="chart:scatter">
            <chart:domain table:cell-range-address="leakage.G60:leakage.G76"/>
            <chart:data-point chart:repeated="17"/>
          </chart:series>
          <chart:series chart:style-name="ch9" chart:values-cell-range-address="leakage.K60:leakage.K76" chart:label-cell-address="leakage.H57:leakage.H57" chart:class="chart:scatter">
            <chart:domain table:cell-range-address="leakage.G60:leakage.G76"/>
            <chart:data-point chart:repeated="17"/>
          </chart:series>
          <chart:series chart:style-name="ch10" chart:values-cell-range-address="leakage.M60:leakage.M76" chart:label-cell-address="leakage.H57:leakage.H57" chart:class="chart:scatter">
            <chart:domain table:cell-range-address="leakage.G60:leakage.G76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0.606140149787933">
                <text:p>0.606140149787933</text:p>
                <draw:g>
                  <svg:desc>leakage.J9:leakage.J25</svg:desc>
                </draw:g>
              </table:table-cell>
              <table:table-cell office:value-type="float" office:value="0.92976">
                <text:p>0.92976</text:p>
                <draw:g>
                  <svg:desc>leakage.K9:leakage.K25</svg:desc>
                </draw:g>
              </table:table-cell>
              <table:table-cell office:value-type="float" office:value="0.73538523886346">
                <text:p>0.73538523886346</text:p>
                <draw:g>
                  <svg:desc>leakage.M9:leakage.M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434864487771646">
                <text:p>0.434864487771646</text:p>
                <draw:g>
                  <svg:desc>leakage.J34:leakage.J50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623179">
                <text:p>0.623179</text:p>
                <draw:g>
                  <svg:desc>leakage.K34:leakage.K50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559686566381833">
                <text:p>0.559686566381833</text:p>
                <draw:g>
                  <svg:desc>leakage.M34:leakage.M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27784462391535">
                <text:p>0.27784462391535</text:p>
                <draw:g>
                  <svg:desc>leakage.J60:leakage.J76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34822">
                <text:p>0.34822</text:p>
                <draw:g>
                  <svg:desc>leakage.K60:leakage.K76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356142509822209">
                <text:p>0.356142509822209</text:p>
                <draw:g>
                  <svg:desc>leakage.M60:leakage.M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43649363149225">
                <text:p>0.43649363149225</text:p>
              </table:table-cell>
              <table:table-cell office:value-type="float" office:value="0.610797">
                <text:p>0.610797</text:p>
              </table:table-cell>
              <table:table-cell office:value-type="float" office:value="0.561587054103104">
                <text:p>0.5615870541031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4032">
                <text:p>0.3403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58011747874148">
                <text:p>0.358011747874148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62233983247393">
                <text:p>0.16223398324739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80859">
                <text:p>0.18085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92543193463314">
                <text:p>0.192543193463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342958035998274">
                <text:p>0.342958035998274</text:p>
              </table:table-cell>
              <table:table-cell office:value-type="float" office:value="0.431388">
                <text:p>0.431388</text:p>
              </table:table-cell>
              <table:table-cell office:value-type="float" office:value="0.445126539193529">
                <text:p>0.445126539193529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2952">
                <text:p>0.2295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55329643121708">
                <text:p>0.255329643121708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5430327917481">
                <text:p>0.115430327917481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9832">
                <text:p>0.11983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30431897082842">
                <text:p>0.13043189708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284263561468216">
                <text:p>0.284263561468216</text:p>
              </table:table-cell>
              <table:table-cell office:value-type="float" office:value="0.333517">
                <text:p>0.333517</text:p>
              </table:table-cell>
              <table:table-cell office:value-type="float" office:value="0.365138425952359">
                <text:p>0.36513842595235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8704">
                <text:p>0.17870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97290098701191">
                <text:p>0.19729009870119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903224199482399">
                <text:p>0.090322419948239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992863890005092">
                <text:p>0.0992863890005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44351143506614">
                <text:p>0.244351143506614</text:p>
              </table:table-cell>
              <table:table-cell office:value-type="float" office:value="0.271268">
                <text:p>0.271268</text:p>
              </table:table-cell>
              <table:table-cell office:value-type="float" office:value="0.308688523937455">
                <text:p>0.30868852393745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506">
                <text:p>0.139506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61349894314682">
                <text:p>0.16134989431468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74794961689715">
                <text:p>0.07479496168971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808411553383435">
                <text:p>0.080841155338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215669950340379">
                <text:p>0.215669950340379</text:p>
              </table:table-cell>
              <table:table-cell office:value-type="float" office:value="0.22763">
                <text:p>0.22763</text:p>
              </table:table-cell>
              <table:table-cell office:value-type="float" office:value="0.267731010062798">
                <text:p>0.2677310100627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6371">
                <text:p>0.11637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37391353251052">
                <text:p>0.13739135325105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643216772963263">
                <text:p>0.0643216772963263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687433328101682">
                <text:p>0.068743332810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94203638331897">
                <text:p>0.194203638331897</text:p>
              </table:table-cell>
              <table:table-cell office:value-type="float" office:value="0.199324">
                <text:p>0.199324</text:p>
              </table:table-cell>
              <table:table-cell office:value-type="float" office:value="0.237206066855492">
                <text:p>0.237206066855492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1781">
                <text:p>0.10178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20474173570238">
                <text:p>0.12047417357023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68280735676464">
                <text:p>0.0568280735676464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602520796628236">
                <text:p>0.060252079662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7762220667563">
                <text:p>0.17762220667563</text:p>
              </table:table-cell>
              <table:table-cell office:value-type="float" office:value="0.1749">
                <text:p>0.1749</text:p>
              </table:table-cell>
              <table:table-cell office:value-type="float" office:value="0.213879094522591">
                <text:p>0.21387909452259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887901">
                <text:p>0.088790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07982793273237">
                <text:p>0.10798279327323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512302779297771">
                <text:p>0.051230277929777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539965349589675">
                <text:p>0.0539965349589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164484313910373">
                <text:p>0.164484313910373</text:p>
              </table:table-cell>
              <table:table-cell office:value-type="float" office:value="0.154259">
                <text:p>0.154259</text:p>
              </table:table-cell>
              <table:table-cell office:value-type="float" office:value="0.19564065295469">
                <text:p>0.1956406529546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75976">
                <text:p>0.077597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984289991183937">
                <text:p>0.098428999118393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469077731389625">
                <text:p>0.0469077731389625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492164050305325">
                <text:p>0.049216405030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3853251747889">
                <text:p>0.153853251747889</text:p>
              </table:table-cell>
              <table:table-cell office:value-type="float" office:value="0.142435">
                <text:p>0.142435</text:p>
              </table:table-cell>
              <table:table-cell office:value-type="float" office:value="0.181084782766595">
                <text:p>0.18108478276659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27259">
                <text:p>0.07272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909125284196559">
                <text:p>0.09091252841965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434805284548429">
                <text:p>0.043480528454842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45457023862213">
                <text:p>0.045457023862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13777082498243">
                <text:p>0.13777082498243</text:p>
              </table:table-cell>
              <table:table-cell office:value-type="float" office:value="0.120942">
                <text:p>0.120942</text:p>
              </table:table-cell>
              <table:table-cell office:value-type="float" office:value="0.159478595182184">
                <text:p>0.159478595182184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11873">
                <text:p>0.061187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798919383237745">
                <text:p>0.0798919383237745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384117166661751">
                <text:p>0.038411716666175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297647">
                <text:p>0.029764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399461155376041">
                <text:p>0.039946115537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121620036258487">
                <text:p>0.121620036258487</text:p>
              </table:table-cell>
              <table:table-cell office:value-type="float" office:value="0.102956">
                <text:p>0.102956</text:p>
              </table:table-cell>
              <table:table-cell office:value-type="float" office:value="0.138358394451389">
                <text:p>0.138358394451389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17151">
                <text:p>0.051715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692297049396542">
                <text:p>0.069229704939654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34567691747121">
                <text:p>0.033456769174712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249994">
                <text:p>0.02499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4614870921123">
                <text:p>0.034614870921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105482983606648">
                <text:p>0.105482983606648</text:p>
              </table:table-cell>
              <table:table-cell office:value-type="float" office:value="0.0857966">
                <text:p>0.0857966</text:p>
              </table:table-cell>
              <table:table-cell office:value-type="float" office:value="0.117897245191762">
                <text:p>0.1178972451917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33957">
                <text:p>0.04339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589608566020574">
                <text:p>0.05896085660205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86362214608451">
                <text:p>0.0286362214608451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04835">
                <text:p>0.020483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94804295707952">
                <text:p>0.0294804295707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892768640273869">
                <text:p>0.0892768640273869</text:p>
              </table:table-cell>
              <table:table-cell office:value-type="float" office:value="0.0658066">
                <text:p>0.0658066</text:p>
              </table:table-cell>
              <table:table-cell office:value-type="float" office:value="0.0980249054120542">
                <text:p>0.098024905412054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23282">
                <text:p>0.032328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490142724929069">
                <text:p>0.04901427249290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9209034396952">
                <text:p>0.023920903439695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55934">
                <text:p>0.015593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5071362802382">
                <text:p>0.0245071362802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845612760822398">
                <text:p>0.0845612760822398</text:p>
              </table:table-cell>
              <table:table-cell office:value-type="float" office:value="0.0528557">
                <text:p>0.0528557</text:p>
              </table:table-cell>
              <table:table-cell office:value-type="float" office:value="0.0923705680202195">
                <text:p>0.092370568020219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63822">
                <text:p>0.0263822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461862022216646">
                <text:p>0.0461862022216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25718471707808">
                <text:p>0.0225718471707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25246">
                <text:p>0.01252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309310111996">
                <text:p>0.02309310111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757739557541636">
                <text:p>0.0757739557541636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819859751401572">
                <text:p>0.081985975140157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409931943727393">
                <text:p>0.040993194372739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00849245782812">
                <text:p>0.020084924578281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0895686">
                <text:p>0.0089568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04965971868913">
                <text:p>0.0204965971868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641858137268415">
                <text:p>0.0641858137268415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685881714321884">
                <text:p>0.0685881714321884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342941016861718">
                <text:p>0.034294101686171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68579860983491">
                <text:p>0.016857986098349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895686">
                <text:p>0.00895686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71470508430896">
                <text:p>0.01714705084308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